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mic Sans MS" svg:font-family="'Comic Sans MS'"/>
    <style:font-face style:name="Mangal1" svg:font-family="Mangal"/>
    <style:font-face style:name="OpenSymbol" svg:font-family="OpenSymbol"/>
    <style:font-face style:name="verdana" svg:font-family="verdana,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876cm" table:align="left"/>
    </style:style>
    <style:style style:name="Table1.A" style:family="table-column">
      <style:table-column-properties style:column-width="2.9cm"/>
    </style:style>
    <style:style style:name="Table1.B" style:family="table-column">
      <style:table-column-properties style:column-width="2.976cm"/>
    </style:style>
    <style:style style:name="Table1.A1" style:family="table-cell">
      <style:table-cell-properties style:vertical-align="bottom"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B1" style:family="table-cell">
      <style:table-cell-properties style:vertical-align="bottom" style:border-line-width="0.002cm 0.088cm 0.002cm" fo:padding="0.049cm" fo:border="0.092cm double #808080"/>
    </style:style>
    <style:style style:name="Table1.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1.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 style:family="table">
      <style:table-properties style:width="19.002cm" style:rel-width="95%" table:align="left"/>
    </style:style>
    <style:style style:name="Table2.A" style:family="table-column">
      <style:table-column-properties style:column-width="19.002cm" style:rel-column-width="62258*"/>
    </style:style>
    <style:style style:name="Table2.A1" style:family="table-cell">
      <style:table-cell-properties style:vertical-align="middle" fo:background-color="#eeeeff">
        <style:background-image/>
      </style:table-cell-properties>
    </style:style>
    <style:style style:name="Table3" style:family="table">
      <style:table-properties style:width="19.002cm" style:rel-width="100%" table:align="left"/>
    </style:style>
    <style:style style:name="Table3.A" style:family="table-column">
      <style:table-column-properties style:column-width="0.145cm" style:rel-column-width="498*"/>
    </style:style>
    <style:style style:name="Table3.B" style:family="table-column">
      <style:table-column-properties style:column-width="18.858cm" style:rel-column-width="65036*"/>
    </style:style>
    <style:style style:name="Table3.A1" style:family="table-cell">
      <style:table-cell-properties style:vertical-align="middle" fo:background-color="#4060a0">
        <style:background-image/>
      </style:table-cell-properties>
    </style:style>
    <style:style style:name="Table3.B1" style:family="table-cell">
      <style:table-cell-properties style:vertical-align="middle"/>
    </style:style>
    <style:style style:name="Table4" style:family="table">
      <style:table-properties style:width="2.992cm" table:align="left"/>
    </style:style>
    <style:style style:name="Table4.A" style:family="table-column">
      <style:table-column-properties style:column-width="2.992cm"/>
    </style:style>
    <style:style style:name="Table4.A1" style:family="table-cell">
      <style:table-cell-properties style:vertical-align="bottom" style:border-line-width="0.002cm 0.088cm 0.002cm" fo:padding="0.049cm" fo:border="0.092cm double #808080"/>
    </style:style>
    <style:style style:name="Table4.A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 style:family="table">
      <style:table-properties style:width="20.003cm" table:align="left"/>
    </style:style>
    <style:style style:name="Table5.A" style:family="table-column">
      <style:table-column-properties style:column-width="0.437cm"/>
    </style:style>
    <style:style style:name="Table5.B" style:family="table-column">
      <style:table-column-properties style:column-width="0.093cm"/>
    </style:style>
    <style:style style:name="Table5.C" style:family="table-column">
      <style:table-column-properties style:column-width="19.472cm"/>
    </style:style>
    <style:style style:name="Table6" style:family="table">
      <style:table-properties style:width="19.002cm" style:rel-width="95%" table:align="left"/>
    </style:style>
    <style:style style:name="Table6.A" style:family="table-column">
      <style:table-column-properties style:column-width="19.002cm" style:rel-column-width="62258*"/>
    </style:style>
    <style:style style:name="Table6.A1" style:family="table-cell">
      <style:table-cell-properties style:vertical-align="middle" fo:background-color="#eeeeff">
        <style:background-image/>
      </style:table-cell-properties>
    </style:style>
    <style:style style:name="Table7" style:family="table">
      <style:table-properties style:width="19.002cm" style:rel-width="100%" table:align="left"/>
    </style:style>
    <style:style style:name="Table7.A" style:family="table-column">
      <style:table-column-properties style:column-width="0.122cm" style:rel-column-width="417*"/>
    </style:style>
    <style:style style:name="Table7.B" style:family="table-column">
      <style:table-column-properties style:column-width="18.881cm" style:rel-column-width="65117*"/>
    </style:style>
    <style:style style:name="Table7.A1" style:family="table-cell">
      <style:table-cell-properties style:vertical-align="middle" fo:background-color="#4060a0">
        <style:background-image/>
      </style:table-cell-properties>
    </style:style>
    <style:style style:name="Table7.B1" style:family="table-cell">
      <style:table-cell-properties style:vertical-align="middle"/>
    </style:style>
    <style:style style:name="Table8" style:family="table">
      <style:table-properties style:width="20.003cm" table:align="left"/>
    </style:style>
    <style:style style:name="Table8.A" style:family="table-column">
      <style:table-column-properties style:column-width="0.48cm"/>
    </style:style>
    <style:style style:name="Table8.B" style:family="table-column">
      <style:table-column-properties style:column-width="0.141cm"/>
    </style:style>
    <style:style style:name="Table8.C" style:family="table-column">
      <style:table-column-properties style:column-width="19.382cm"/>
    </style:style>
    <style:style style:name="Table9" style:family="table">
      <style:table-properties style:width="19.002cm" style:rel-width="95%" table:align="left"/>
    </style:style>
    <style:style style:name="Table9.A" style:family="table-column">
      <style:table-column-properties style:column-width="19.002cm" style:rel-column-width="62258*"/>
    </style:style>
    <style:style style:name="Table9.A1" style:family="table-cell">
      <style:table-cell-properties style:vertical-align="middle" fo:background-color="#eeeeff">
        <style:background-image/>
      </style:table-cell-properties>
    </style:style>
    <style:style style:name="Table9.A2" style:family="table-cell">
      <style:table-cell-properties style:vertical-align="middle"/>
    </style:style>
    <style:style style:name="Table10" style:family="table">
      <style:table-properties style:width="19.002cm" style:rel-width="100%" table:align="left"/>
    </style:style>
    <style:style style:name="Table10.A" style:family="table-column">
      <style:table-column-properties style:column-width="0.115cm" style:rel-column-width="396*"/>
    </style:style>
    <style:style style:name="Table10.B" style:family="table-column">
      <style:table-column-properties style:column-width="18.888cm" style:rel-column-width="65138*"/>
    </style:style>
    <style:style style:name="Table10.A1" style:family="table-cell">
      <style:table-cell-properties style:vertical-align="middle" fo:background-color="#4060a0">
        <style:background-image/>
      </style:table-cell-properties>
    </style:style>
    <style:style style:name="Table10.B1" style:family="table-cell">
      <style:table-cell-properties style:vertical-align="middle"/>
    </style:style>
    <style:style style:name="Table11" style:family="table">
      <style:table-properties style:width="19.002cm" style:rel-width="95%" table:align="left"/>
    </style:style>
    <style:style style:name="Table11.A" style:family="table-column">
      <style:table-column-properties style:column-width="19.002cm" style:rel-column-width="62258*"/>
    </style:style>
    <style:style style:name="Table11.A1" style:family="table-cell">
      <style:table-cell-properties style:vertical-align="middle" fo:background-color="#eeffee">
        <style:background-image/>
      </style:table-cell-properties>
    </style:style>
    <style:style style:name="Table11.A2" style:family="table-cell">
      <style:table-cell-properties style:vertical-align="middle" fo:background-color="#eeeeff">
        <style:background-image/>
      </style:table-cell-properties>
    </style:style>
    <style:style style:name="Table11.A3" style:family="table-cell">
      <style:table-cell-properties style:vertical-align="middle"/>
    </style:style>
    <style:style style:name="Table12" style:family="table">
      <style:table-properties style:width="19.002cm" style:rel-width="100%" table:align="left"/>
    </style:style>
    <style:style style:name="Table12.A" style:family="table-column">
      <style:table-column-properties style:column-width="0.115cm" style:rel-column-width="396*"/>
    </style:style>
    <style:style style:name="Table12.B" style:family="table-column">
      <style:table-column-properties style:column-width="18.888cm" style:rel-column-width="65138*"/>
    </style:style>
    <style:style style:name="Table12.A1" style:family="table-cell">
      <style:table-cell-properties style:vertical-align="middle" fo:background-color="#40a060">
        <style:background-image/>
      </style:table-cell-properties>
    </style:style>
    <style:style style:name="Table12.B1" style:family="table-cell">
      <style:table-cell-properties style:vertical-align="middle"/>
    </style:style>
    <style:style style:name="Table13" style:family="table">
      <style:table-properties style:width="19.002cm" style:rel-width="100%" table:align="left"/>
    </style:style>
    <style:style style:name="Table13.A" style:family="table-column">
      <style:table-column-properties style:column-width="0.228cm" style:rel-column-width="786*"/>
    </style:style>
    <style:style style:name="Table13.B" style:family="table-column">
      <style:table-column-properties style:column-width="18.775cm" style:rel-column-width="64748*"/>
    </style:style>
    <style:style style:name="Table13.A1" style:family="table-cell">
      <style:table-cell-properties style:vertical-align="middle" fo:background-color="#4060a0">
        <style:background-image/>
      </style:table-cell-properties>
    </style:style>
    <style:style style:name="Table13.B1" style:family="table-cell">
      <style:table-cell-properties style:vertical-align="middle"/>
    </style:style>
    <style:style style:name="Table14" style:family="table">
      <style:table-properties style:width="19.002cm" style:rel-width="95%" table:align="left"/>
    </style:style>
    <style:style style:name="Table14.A" style:family="table-column">
      <style:table-column-properties style:column-width="19.002cm" style:rel-column-width="62258*"/>
    </style:style>
    <style:style style:name="Table14.A1" style:family="table-cell">
      <style:table-cell-properties style:vertical-align="middle" fo:background-color="#eeeeff">
        <style:background-image/>
      </style:table-cell-properties>
    </style:style>
    <style:style style:name="Table15" style:family="table">
      <style:table-properties style:width="19.002cm" style:rel-width="100%" table:align="left"/>
    </style:style>
    <style:style style:name="Table15.A" style:family="table-column">
      <style:table-column-properties style:column-width="0.148cm" style:rel-column-width="514*"/>
    </style:style>
    <style:style style:name="Table15.B" style:family="table-column">
      <style:table-column-properties style:column-width="18.852cm" style:rel-column-width="65020*"/>
    </style:style>
    <style:style style:name="Table15.A1" style:family="table-cell">
      <style:table-cell-properties style:vertical-align="middle" fo:background-color="#4060a0">
        <style:background-image/>
      </style:table-cell-properties>
    </style:style>
    <style:style style:name="Table15.B1" style:family="table-cell">
      <style:table-cell-properties style:vertical-align="middle"/>
    </style:style>
    <style:style style:name="Table16" style:family="table">
      <style:table-properties style:width="19.002cm" style:rel-width="95%" table:align="left"/>
    </style:style>
    <style:style style:name="Table16.A" style:family="table-column">
      <style:table-column-properties style:column-width="19.002cm" style:rel-column-width="62258*"/>
    </style:style>
    <style:style style:name="Table16.A1" style:family="table-cell">
      <style:table-cell-properties style:vertical-align="middle" fo:background-color="#eeeeff">
        <style:background-image/>
      </style:table-cell-properties>
    </style:style>
    <style:style style:name="Table17" style:family="table">
      <style:table-properties style:width="19.002cm" style:rel-width="100%" table:align="left"/>
    </style:style>
    <style:style style:name="Table17.A" style:family="table-column">
      <style:table-column-properties style:column-width="0.171cm" style:rel-column-width="588*"/>
    </style:style>
    <style:style style:name="Table17.B" style:family="table-column">
      <style:table-column-properties style:column-width="18.831cm" style:rel-column-width="64946*"/>
    </style:style>
    <style:style style:name="Table17.A1" style:family="table-cell">
      <style:table-cell-properties style:vertical-align="middle" fo:background-color="#4060a0">
        <style:background-image/>
      </style:table-cell-properties>
    </style:style>
    <style:style style:name="Table17.B1" style:family="table-cell">
      <style:table-cell-properties style:vertical-align="middle"/>
    </style:style>
    <style:style style:name="Table18" style:family="table">
      <style:table-properties style:width="6.301cm" table:align="left"/>
    </style:style>
    <style:style style:name="Table18.A" style:family="table-column">
      <style:table-column-properties style:column-width="1.967cm"/>
    </style:style>
    <style:style style:name="Table18.B" style:family="table-column">
      <style:table-column-properties style:column-width="1.376cm"/>
    </style:style>
    <style:style style:name="Table18.C" style:family="table-column">
      <style:table-column-properties style:column-width="1.522cm"/>
    </style:style>
    <style:style style:name="Table18.D" style:family="table-column">
      <style:table-column-properties style:column-width="1.436cm"/>
    </style:style>
    <style:style style:name="Table18.A1" style:family="table-cell">
      <style:table-cell-properties style:vertical-align="bottom"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bottom" style:border-line-width="0.002cm 0.088cm 0.002cm" fo:padding="0.049cm" fo:border="0.092cm double #808080"/>
    </style:style>
    <style:style style:name="Table18.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 style:family="table">
      <style:table-properties style:width="19.002cm" style:rel-width="95%" table:align="left"/>
    </style:style>
    <style:style style:name="Table19.A" style:family="table-column">
      <style:table-column-properties style:column-width="19.002cm" style:rel-column-width="62258*"/>
    </style:style>
    <style:style style:name="Table19.A1" style:family="table-cell">
      <style:table-cell-properties style:vertical-align="middle" fo:background-color="#eeffee">
        <style:background-image/>
      </style:table-cell-properties>
    </style:style>
    <style:style style:name="Table19.A2" style:family="table-cell">
      <style:table-cell-properties style:vertical-align="middle" fo:background-color="#eeeeff">
        <style:background-image/>
      </style:table-cell-properties>
    </style:style>
    <style:style style:name="Table19.A3" style:family="table-cell">
      <style:table-cell-properties style:vertical-align="middle"/>
    </style:style>
    <style:style style:name="Table20" style:family="table">
      <style:table-properties style:width="19.002cm" style:rel-width="100%" table:align="left"/>
    </style:style>
    <style:style style:name="Table20.A" style:family="table-column">
      <style:table-column-properties style:column-width="0.111cm" style:rel-column-width="382*"/>
    </style:style>
    <style:style style:name="Table20.B" style:family="table-column">
      <style:table-column-properties style:column-width="18.891cm" style:rel-column-width="65152*"/>
    </style:style>
    <style:style style:name="Table20.A1" style:family="table-cell">
      <style:table-cell-properties style:vertical-align="middle" fo:background-color="#40a060">
        <style:background-image/>
      </style:table-cell-properties>
    </style:style>
    <style:style style:name="Table20.B1" style:family="table-cell">
      <style:table-cell-properties style:vertical-align="middle"/>
    </style:style>
    <style:style style:name="Table21" style:family="table">
      <style:table-properties style:width="19.002cm" style:rel-width="100%" table:align="left"/>
    </style:style>
    <style:style style:name="Table21.A" style:family="table-column">
      <style:table-column-properties style:column-width="0.233cm" style:rel-column-width="805*"/>
    </style:style>
    <style:style style:name="Table21.B" style:family="table-column">
      <style:table-column-properties style:column-width="18.77cm" style:rel-column-width="64729*"/>
    </style:style>
    <style:style style:name="Table21.A1" style:family="table-cell">
      <style:table-cell-properties style:vertical-align="middle" fo:background-color="#4060a0">
        <style:background-image/>
      </style:table-cell-properties>
    </style:style>
    <style:style style:name="Table21.B1" style:family="table-cell">
      <style:table-cell-properties style:vertical-align="middle"/>
    </style:style>
    <style:style style:name="Table22" style:family="table">
      <style:table-properties style:width="19.002cm" style:rel-width="95%" table:align="left"/>
    </style:style>
    <style:style style:name="Table22.A" style:family="table-column">
      <style:table-column-properties style:column-width="19.002cm" style:rel-column-width="62258*"/>
    </style:style>
    <style:style style:name="Table22.A1" style:family="table-cell">
      <style:table-cell-properties style:vertical-align="middle" fo:background-color="#eeeeff">
        <style:background-image/>
      </style:table-cell-properties>
    </style:style>
    <style:style style:name="Table23" style:family="table">
      <style:table-properties style:width="19.002cm" style:rel-width="100%" table:align="left"/>
    </style:style>
    <style:style style:name="Table23.A" style:family="table-column">
      <style:table-column-properties style:column-width="0.153cm" style:rel-column-width="531*"/>
    </style:style>
    <style:style style:name="Table23.B" style:family="table-column">
      <style:table-column-properties style:column-width="18.849cm" style:rel-column-width="65003*"/>
    </style:style>
    <style:style style:name="Table23.A1" style:family="table-cell">
      <style:table-cell-properties style:vertical-align="middle" fo:background-color="#4060a0">
        <style:background-image/>
      </style:table-cell-properties>
    </style:style>
    <style:style style:name="Table23.B1" style:family="table-cell">
      <style:table-cell-properties style:vertical-align="middle"/>
    </style:style>
    <style:style style:name="Table24" style:family="table">
      <style:table-properties style:width="19.002cm" style:rel-width="95%" table:align="left"/>
    </style:style>
    <style:style style:name="Table24.A" style:family="table-column">
      <style:table-column-properties style:column-width="19.002cm" style:rel-column-width="62258*"/>
    </style:style>
    <style:style style:name="Table24.A1" style:family="table-cell">
      <style:table-cell-properties style:vertical-align="middle" fo:background-color="#eeeeff">
        <style:background-image/>
      </style:table-cell-properties>
    </style:style>
    <style:style style:name="Table25" style:family="table">
      <style:table-properties style:width="19.002cm" style:rel-width="100%" table:align="left"/>
    </style:style>
    <style:style style:name="Table25.A" style:family="table-column">
      <style:table-column-properties style:column-width="0.187cm" style:rel-column-width="646*"/>
    </style:style>
    <style:style style:name="Table25.B" style:family="table-column">
      <style:table-column-properties style:column-width="18.815cm" style:rel-column-width="64888*"/>
    </style:style>
    <style:style style:name="Table25.A1" style:family="table-cell">
      <style:table-cell-properties style:vertical-align="middle" fo:background-color="#4060a0">
        <style:background-image/>
      </style:table-cell-properties>
    </style:style>
    <style:style style:name="Table25.B1" style:family="table-cell">
      <style:table-cell-properties style:vertical-align="middle"/>
    </style:style>
    <style:style style:name="Table26" style:family="table">
      <style:table-properties style:width="19.002cm" style:rel-width="95%" table:align="left"/>
    </style:style>
    <style:style style:name="Table26.A" style:family="table-column">
      <style:table-column-properties style:column-width="19.002cm" style:rel-column-width="62258*"/>
    </style:style>
    <style:style style:name="Table26.A1" style:family="table-cell">
      <style:table-cell-properties style:vertical-align="middle" fo:background-color="#eeeeff">
        <style:background-image/>
      </style:table-cell-properties>
    </style:style>
    <style:style style:name="Table27" style:family="table">
      <style:table-properties style:width="19.002cm" style:rel-width="100%" table:align="left"/>
    </style:style>
    <style:style style:name="Table27.A" style:family="table-column">
      <style:table-column-properties style:column-width="0.134cm" style:rel-column-width="463*"/>
    </style:style>
    <style:style style:name="Table27.B" style:family="table-column">
      <style:table-column-properties style:column-width="18.868cm" style:rel-column-width="65071*"/>
    </style:style>
    <style:style style:name="Table27.A1" style:family="table-cell">
      <style:table-cell-properties style:vertical-align="middle" fo:background-color="#4060a0">
        <style:background-image/>
      </style:table-cell-properties>
    </style:style>
    <style:style style:name="Table27.B1" style:family="table-cell">
      <style:table-cell-properties style:vertical-align="middle"/>
    </style:style>
    <style:style style:name="Table28" style:family="table">
      <style:table-properties style:width="19.002cm" style:rel-width="95%" table:align="left"/>
    </style:style>
    <style:style style:name="Table28.A" style:family="table-column">
      <style:table-column-properties style:column-width="19.002cm" style:rel-column-width="62258*"/>
    </style:style>
    <style:style style:name="Table28.A1" style:family="table-cell">
      <style:table-cell-properties style:vertical-align="middle" fo:background-color="#eeeeff">
        <style:background-image/>
      </style:table-cell-properties>
    </style:style>
    <style:style style:name="Table29" style:family="table">
      <style:table-properties style:width="19.002cm" style:rel-width="100%" table:align="left"/>
    </style:style>
    <style:style style:name="Table29.A" style:family="table-column">
      <style:table-column-properties style:column-width="0.131cm" style:rel-column-width="450*"/>
    </style:style>
    <style:style style:name="Table29.B" style:family="table-column">
      <style:table-column-properties style:column-width="18.872cm" style:rel-column-width="65084*"/>
    </style:style>
    <style:style style:name="Table29.A1" style:family="table-cell">
      <style:table-cell-properties style:vertical-align="middle" fo:background-color="#4060a0">
        <style:background-image/>
      </style:table-cell-properties>
    </style:style>
    <style:style style:name="Table29.B1" style:family="table-cell">
      <style:table-cell-properties style:vertical-align="middle"/>
    </style:style>
    <style:style style:name="Table30" style:family="table">
      <style:table-properties style:width="19.002cm" style:rel-width="95%" table:align="left"/>
    </style:style>
    <style:style style:name="Table30.A" style:family="table-column">
      <style:table-column-properties style:column-width="19.002cm" style:rel-column-width="62258*"/>
    </style:style>
    <style:style style:name="Table30.A1" style:family="table-cell">
      <style:table-cell-properties style:vertical-align="middle" fo:background-color="#eeeeff">
        <style:background-image/>
      </style:table-cell-properties>
    </style:style>
    <style:style style:name="Table31" style:family="table">
      <style:table-properties style:width="19.002cm" style:rel-width="100%" table:align="left"/>
    </style:style>
    <style:style style:name="Table31.A" style:family="table-column">
      <style:table-column-properties style:column-width="0.266cm" style:rel-column-width="918*"/>
    </style:style>
    <style:style style:name="Table31.B" style:family="table-column">
      <style:table-column-properties style:column-width="18.736cm" style:rel-column-width="64616*"/>
    </style:style>
    <style:style style:name="Table31.A1" style:family="table-cell">
      <style:table-cell-properties style:vertical-align="middle" fo:background-color="#4060a0">
        <style:background-image/>
      </style:table-cell-properties>
    </style:style>
    <style:style style:name="Table31.B1" style:family="table-cell">
      <style:table-cell-properties style:vertical-align="middle"/>
    </style:style>
    <style:style style:name="Table32" style:family="table">
      <style:table-properties style:width="19.002cm" style:rel-width="95%" table:align="left"/>
    </style:style>
    <style:style style:name="Table32.A" style:family="table-column">
      <style:table-column-properties style:column-width="19.002cm" style:rel-column-width="62258*"/>
    </style:style>
    <style:style style:name="Table32.A1" style:family="table-cell">
      <style:table-cell-properties style:vertical-align="middle" fo:background-color="#eeffee">
        <style:background-image/>
      </style:table-cell-properties>
    </style:style>
    <style:style style:name="Table32.A2" style:family="table-cell">
      <style:table-cell-properties style:vertical-align="middle"/>
    </style:style>
    <style:style style:name="Table33" style:family="table">
      <style:table-properties style:width="19.002cm" style:rel-width="100%" table:align="left"/>
    </style:style>
    <style:style style:name="Table33.A" style:family="table-column">
      <style:table-column-properties style:column-width="0.127cm" style:rel-column-width="438*"/>
    </style:style>
    <style:style style:name="Table33.B" style:family="table-column">
      <style:table-column-properties style:column-width="18.875cm" style:rel-column-width="65096*"/>
    </style:style>
    <style:style style:name="Table33.A1" style:family="table-cell">
      <style:table-cell-properties style:vertical-align="middle" fo:background-color="#40a060">
        <style:background-image/>
      </style:table-cell-properties>
    </style:style>
    <style:style style:name="Table33.B1" style:family="table-cell">
      <style:table-cell-properties style:vertical-align="middle"/>
    </style:style>
    <style:style style:name="Table34" style:family="table">
      <style:table-properties style:width="19.002cm" style:rel-width="95%" table:align="left"/>
    </style:style>
    <style:style style:name="Table34.A" style:family="table-column">
      <style:table-column-properties style:column-width="19.002cm" style:rel-column-width="62258*"/>
    </style:style>
    <style:style style:name="Table34.A1" style:family="table-cell">
      <style:table-cell-properties style:vertical-align="middle" fo:background-color="#eeeeff">
        <style:background-image/>
      </style:table-cell-properties>
    </style:style>
    <style:style style:name="Table35" style:family="table">
      <style:table-properties style:width="19.002cm" style:rel-width="100%" table:align="left"/>
    </style:style>
    <style:style style:name="Table35.A" style:family="table-column">
      <style:table-column-properties style:column-width="0.127cm" style:rel-column-width="438*"/>
    </style:style>
    <style:style style:name="Table35.B" style:family="table-column">
      <style:table-column-properties style:column-width="18.875cm" style:rel-column-width="65096*"/>
    </style:style>
    <style:style style:name="Table35.A1" style:family="table-cell">
      <style:table-cell-properties style:vertical-align="middle" fo:background-color="#4060a0">
        <style:background-image/>
      </style:table-cell-properties>
    </style:style>
    <style:style style:name="Table35.B1" style:family="table-cell">
      <style:table-cell-properties style:vertical-align="middle"/>
    </style:style>
    <style:style style:name="Table36" style:family="table">
      <style:table-properties style:width="19.002cm" style:rel-width="95%" table:align="left"/>
    </style:style>
    <style:style style:name="Table36.A" style:family="table-column">
      <style:table-column-properties style:column-width="19.002cm" style:rel-column-width="62258*"/>
    </style:style>
    <style:style style:name="Table36.A1" style:family="table-cell">
      <style:table-cell-properties style:vertical-align="middle" fo:background-color="#eeeeff">
        <style:background-image/>
      </style:table-cell-properties>
    </style:style>
    <style:style style:name="Table37" style:family="table">
      <style:table-properties style:width="19.002cm" style:rel-width="100%" table:align="left"/>
    </style:style>
    <style:style style:name="Table37.A" style:family="table-column">
      <style:table-column-properties style:column-width="0.132cm" style:rel-column-width="457*"/>
    </style:style>
    <style:style style:name="Table37.B" style:family="table-column">
      <style:table-column-properties style:column-width="18.87cm" style:rel-column-width="65077*"/>
    </style:style>
    <style:style style:name="Table37.A1" style:family="table-cell">
      <style:table-cell-properties style:vertical-align="middle" fo:background-color="#4060a0">
        <style:background-image/>
      </style:table-cell-properties>
    </style:style>
    <style:style style:name="Table37.B1" style:family="table-cell">
      <style:table-cell-properties style:vertical-align="middle"/>
    </style:style>
    <style:style style:name="Table38" style:family="table">
      <style:table-properties style:width="19.002cm" style:rel-width="95%" table:align="left"/>
    </style:style>
    <style:style style:name="Table38.A" style:family="table-column">
      <style:table-column-properties style:column-width="19.002cm" style:rel-column-width="62258*"/>
    </style:style>
    <style:style style:name="Table38.A1" style:family="table-cell">
      <style:table-cell-properties style:vertical-align="middle" fo:background-color="#eeeeff">
        <style:background-image/>
      </style:table-cell-properties>
    </style:style>
    <style:style style:name="Table39" style:family="table">
      <style:table-properties style:width="19.002cm" style:rel-width="100%" table:align="left"/>
    </style:style>
    <style:style style:name="Table39.A" style:family="table-column">
      <style:table-column-properties style:column-width="0.199cm" style:rel-column-width="687*"/>
    </style:style>
    <style:style style:name="Table39.B" style:family="table-column">
      <style:table-column-properties style:column-width="18.803cm" style:rel-column-width="64847*"/>
    </style:style>
    <style:style style:name="Table39.A1" style:family="table-cell">
      <style:table-cell-properties style:vertical-align="middle" fo:background-color="#4060a0">
        <style:background-image/>
      </style:table-cell-properties>
    </style:style>
    <style:style style:name="Table39.B1" style:family="table-cell">
      <style:table-cell-properties style:vertical-align="middle"/>
    </style:style>
    <style:style style:name="Table40" style:family="table">
      <style:table-properties style:width="11.897cm" table:align="left"/>
    </style:style>
    <style:style style:name="Table40.A" style:family="table-column">
      <style:table-column-properties style:column-width="0.635cm"/>
    </style:style>
    <style:style style:name="Table40.B" style:family="table-column">
      <style:table-column-properties style:column-width="0.318cm"/>
    </style:style>
    <style:style style:name="Table40.C" style:family="table-column">
      <style:table-column-properties style:column-width="10.945cm"/>
    </style:style>
    <style:style style:name="Table41" style:family="table">
      <style:table-properties style:width="9.47cm" table:align="left"/>
    </style:style>
    <style:style style:name="Table41.A" style:family="table-column">
      <style:table-column-properties style:column-width="0.635cm"/>
    </style:style>
    <style:style style:name="Table41.B" style:family="table-column">
      <style:table-column-properties style:column-width="0.318cm"/>
    </style:style>
    <style:style style:name="Table41.C" style:family="table-column">
      <style:table-column-properties style:column-width="8.518cm"/>
    </style:style>
    <style:style style:name="Table42" style:family="table">
      <style:table-properties style:width="10.945cm" table:align="left"/>
    </style:style>
    <style:style style:name="Table42.A" style:family="table-column">
      <style:table-column-properties style:column-width="0.635cm"/>
    </style:style>
    <style:style style:name="Table42.B" style:family="table-column">
      <style:table-column-properties style:column-width="0.318cm"/>
    </style:style>
    <style:style style:name="Table42.C" style:family="table-column">
      <style:table-column-properties style:column-width="9.992cm"/>
    </style:style>
    <style:style style:name="Table43" style:family="table">
      <style:table-properties style:width="19.002cm" style:rel-width="95%" table:align="left"/>
    </style:style>
    <style:style style:name="Table43.A" style:family="table-column">
      <style:table-column-properties style:column-width="19.002cm" style:rel-column-width="62258*"/>
    </style:style>
    <style:style style:name="Table43.A1" style:family="table-cell">
      <style:table-cell-properties style:vertical-align="middle" fo:background-color="#eeffee">
        <style:background-image/>
      </style:table-cell-properties>
    </style:style>
    <style:style style:name="Table43.A2" style:family="table-cell">
      <style:table-cell-properties style:vertical-align="middle"/>
    </style:style>
    <style:style style:name="Table44" style:family="table">
      <style:table-properties style:width="19.002cm" style:rel-width="100%" table:align="left"/>
    </style:style>
    <style:style style:name="Table44.A" style:family="table-column">
      <style:table-column-properties style:column-width="0.113cm" style:rel-column-width="392*"/>
    </style:style>
    <style:style style:name="Table44.B" style:family="table-column">
      <style:table-column-properties style:column-width="18.888cm" style:rel-column-width="65142*"/>
    </style:style>
    <style:style style:name="Table44.A1" style:family="table-cell">
      <style:table-cell-properties style:vertical-align="middle" fo:background-color="#40a060">
        <style:background-image/>
      </style:table-cell-properties>
    </style:style>
    <style:style style:name="Table44.B1" style:family="table-cell">
      <style:table-cell-properties style:vertical-align="middle"/>
    </style:style>
    <style:style style:name="Table45" style:family="table">
      <style:table-properties style:width="19.002cm" style:rel-width="95%" table:align="left"/>
    </style:style>
    <style:style style:name="Table45.A" style:family="table-column">
      <style:table-column-properties style:column-width="19.002cm" style:rel-column-width="62258*"/>
    </style:style>
    <style:style style:name="Table45.A1" style:family="table-cell">
      <style:table-cell-properties style:vertical-align="middle" fo:background-color="#eeeeff">
        <style:background-image/>
      </style:table-cell-properties>
    </style:style>
    <style:style style:name="Table46" style:family="table">
      <style:table-properties style:width="19.002cm" style:rel-width="100%" table:align="left"/>
    </style:style>
    <style:style style:name="Table46.A" style:family="table-column">
      <style:table-column-properties style:column-width="0.199cm" style:rel-column-width="687*"/>
    </style:style>
    <style:style style:name="Table46.B" style:family="table-column">
      <style:table-column-properties style:column-width="18.803cm" style:rel-column-width="64847*"/>
    </style:style>
    <style:style style:name="Table46.A1" style:family="table-cell">
      <style:table-cell-properties style:vertical-align="middle" fo:background-color="#4060a0">
        <style:background-image/>
      </style:table-cell-properties>
    </style:style>
    <style:style style:name="Table46.B1" style:family="table-cell">
      <style:table-cell-properties style:vertical-align="middle"/>
    </style:style>
    <style:style style:name="Table47" style:family="table">
      <style:table-properties style:width="19.002cm" style:rel-width="95%" table:align="left"/>
    </style:style>
    <style:style style:name="Table47.A" style:family="table-column">
      <style:table-column-properties style:column-width="19.002cm" style:rel-column-width="62258*"/>
    </style:style>
    <style:style style:name="Table47.A1" style:family="table-cell">
      <style:table-cell-properties style:vertical-align="middle" fo:background-color="#eeeeff">
        <style:background-image/>
      </style:table-cell-properties>
    </style:style>
    <style:style style:name="Table48" style:family="table">
      <style:table-properties style:width="19.002cm" style:rel-width="100%" table:align="left"/>
    </style:style>
    <style:style style:name="Table48.A" style:family="table-column">
      <style:table-column-properties style:column-width="0.18cm" style:rel-column-width="622*"/>
    </style:style>
    <style:style style:name="Table48.B" style:family="table-column">
      <style:table-column-properties style:column-width="18.822cm" style:rel-column-width="64912*"/>
    </style:style>
    <style:style style:name="Table48.A1" style:family="table-cell">
      <style:table-cell-properties style:vertical-align="middle" fo:background-color="#4060a0">
        <style:background-image/>
      </style:table-cell-properties>
    </style:style>
    <style:style style:name="Table48.B1" style:family="table-cell">
      <style:table-cell-properties style:vertical-align="middle"/>
    </style:style>
    <style:style style:name="Table49" style:family="table">
      <style:table-properties style:width="19.002cm" style:rel-width="95%" table:align="left"/>
    </style:style>
    <style:style style:name="Table49.A" style:family="table-column">
      <style:table-column-properties style:column-width="19.002cm" style:rel-column-width="62258*"/>
    </style:style>
    <style:style style:name="Table49.A1" style:family="table-cell">
      <style:table-cell-properties style:vertical-align="middle" fo:background-color="#eeeeff">
        <style:background-image/>
      </style:table-cell-properties>
    </style:style>
    <style:style style:name="Table50" style:family="table">
      <style:table-properties style:width="19.002cm" style:rel-width="100%" table:align="left"/>
    </style:style>
    <style:style style:name="Table50.A" style:family="table-column">
      <style:table-column-properties style:column-width="0.153cm" style:rel-column-width="531*"/>
    </style:style>
    <style:style style:name="Table50.B" style:family="table-column">
      <style:table-column-properties style:column-width="18.849cm" style:rel-column-width="65003*"/>
    </style:style>
    <style:style style:name="Table50.A1" style:family="table-cell">
      <style:table-cell-properties style:vertical-align="middle" fo:background-color="#4060a0">
        <style:background-image/>
      </style:table-cell-properties>
    </style:style>
    <style:style style:name="Table50.B1" style:family="table-cell">
      <style:table-cell-properties style:vertical-align="middle"/>
    </style:style>
    <style:style style:name="Table51" style:family="table">
      <style:table-properties style:width="19.002cm" style:rel-width="95%" table:align="left"/>
    </style:style>
    <style:style style:name="Table51.A" style:family="table-column">
      <style:table-column-properties style:column-width="19.002cm" style:rel-column-width="62258*"/>
    </style:style>
    <style:style style:name="Table51.A1" style:family="table-cell">
      <style:table-cell-properties style:vertical-align="middle" fo:background-color="#eeeeff">
        <style:background-image/>
      </style:table-cell-properties>
    </style:style>
    <style:style style:name="Table52" style:family="table">
      <style:table-properties style:width="19.002cm" style:rel-width="100%" table:align="left"/>
    </style:style>
    <style:style style:name="Table52.A" style:family="table-column">
      <style:table-column-properties style:column-width="0.131cm" style:rel-column-width="452*"/>
    </style:style>
    <style:style style:name="Table52.B" style:family="table-column">
      <style:table-column-properties style:column-width="18.872cm" style:rel-column-width="65082*"/>
    </style:style>
    <style:style style:name="Table52.A1" style:family="table-cell">
      <style:table-cell-properties style:vertical-align="middle" fo:background-color="#4060a0">
        <style:background-image/>
      </style:table-cell-properties>
    </style:style>
    <style:style style:name="Table52.B1" style:family="table-cell">
      <style:table-cell-properties style:vertical-align="middle"/>
    </style:style>
    <style:style style:name="Table53" style:family="table">
      <style:table-properties style:width="19.002cm" style:rel-width="95%" table:align="left"/>
    </style:style>
    <style:style style:name="Table53.A" style:family="table-column">
      <style:table-column-properties style:column-width="19.002cm" style:rel-column-width="62258*"/>
    </style:style>
    <style:style style:name="Table53.A1" style:family="table-cell">
      <style:table-cell-properties style:vertical-align="middle" fo:background-color="#eeeeff">
        <style:background-image/>
      </style:table-cell-properties>
    </style:style>
    <style:style style:name="Table54" style:family="table">
      <style:table-properties style:width="19.002cm" style:rel-width="100%" table:align="left"/>
    </style:style>
    <style:style style:name="Table54.A" style:family="table-column">
      <style:table-column-properties style:column-width="0.245cm" style:rel-column-width="847*"/>
    </style:style>
    <style:style style:name="Table54.B" style:family="table-column">
      <style:table-column-properties style:column-width="18.757cm" style:rel-column-width="64687*"/>
    </style:style>
    <style:style style:name="Table54.A1" style:family="table-cell">
      <style:table-cell-properties style:vertical-align="middle" fo:background-color="#4060a0">
        <style:background-image/>
      </style:table-cell-properties>
    </style:style>
    <style:style style:name="Table54.B1" style:family="table-cell">
      <style:table-cell-properties style:vertical-align="middle"/>
    </style:style>
    <style:style style:name="Table55" style:family="table">
      <style:table-properties style:width="19.002cm" style:rel-width="95%" table:align="left"/>
    </style:style>
    <style:style style:name="Table55.A" style:family="table-column">
      <style:table-column-properties style:column-width="19.002cm" style:rel-column-width="62258*"/>
    </style:style>
    <style:style style:name="Table55.A1" style:family="table-cell">
      <style:table-cell-properties style:vertical-align="middle" fo:background-color="#eeeeff">
        <style:background-image/>
      </style:table-cell-properties>
    </style:style>
    <style:style style:name="Table56" style:family="table">
      <style:table-properties style:width="19.002cm" style:rel-width="100%" table:align="left"/>
    </style:style>
    <style:style style:name="Table56.A" style:family="table-column">
      <style:table-column-properties style:column-width="0.199cm" style:rel-column-width="687*"/>
    </style:style>
    <style:style style:name="Table56.B" style:family="table-column">
      <style:table-column-properties style:column-width="18.803cm" style:rel-column-width="64847*"/>
    </style:style>
    <style:style style:name="Table56.A1" style:family="table-cell">
      <style:table-cell-properties style:vertical-align="middle" fo:background-color="#4060a0">
        <style:background-image/>
      </style:table-cell-properties>
    </style:style>
    <style:style style:name="Table56.B1" style:family="table-cell">
      <style:table-cell-properties style:vertical-align="middle"/>
    </style:style>
    <style:style style:name="Table57" style:family="table">
      <style:table-properties style:width="19.002cm" style:rel-width="95%" table:align="left"/>
    </style:style>
    <style:style style:name="Table57.A" style:family="table-column">
      <style:table-column-properties style:column-width="19.002cm" style:rel-column-width="62258*"/>
    </style:style>
    <style:style style:name="Table57.A1" style:family="table-cell">
      <style:table-cell-properties style:vertical-align="middle" fo:background-color="#eeffee">
        <style:background-image/>
      </style:table-cell-properties>
    </style:style>
    <style:style style:name="Table57.A2" style:family="table-cell">
      <style:table-cell-properties style:vertical-align="middle" fo:background-color="#eeeeff">
        <style:background-image/>
      </style:table-cell-properties>
    </style:style>
    <style:style style:name="Table57.A3" style:family="table-cell">
      <style:table-cell-properties style:vertical-align="middle"/>
    </style:style>
    <style:style style:name="Table58" style:family="table">
      <style:table-properties style:width="19.002cm" style:rel-width="100%" table:align="left"/>
    </style:style>
    <style:style style:name="Table58.A" style:family="table-column">
      <style:table-column-properties style:column-width="0.129cm" style:rel-column-width="444*"/>
    </style:style>
    <style:style style:name="Table58.B" style:family="table-column">
      <style:table-column-properties style:column-width="18.874cm" style:rel-column-width="65090*"/>
    </style:style>
    <style:style style:name="Table58.A1" style:family="table-cell">
      <style:table-cell-properties style:vertical-align="middle" fo:background-color="#40a060">
        <style:background-image/>
      </style:table-cell-properties>
    </style:style>
    <style:style style:name="Table58.B1" style:family="table-cell">
      <style:table-cell-properties style:vertical-align="middle"/>
    </style:style>
    <style:style style:name="Table59" style:family="table">
      <style:table-properties style:width="19.002cm" style:rel-width="100%" table:align="left"/>
    </style:style>
    <style:style style:name="Table59.A" style:family="table-column">
      <style:table-column-properties style:column-width="0.199cm" style:rel-column-width="687*"/>
    </style:style>
    <style:style style:name="Table59.B" style:family="table-column">
      <style:table-column-properties style:column-width="18.803cm" style:rel-column-width="64847*"/>
    </style:style>
    <style:style style:name="Table59.A1" style:family="table-cell">
      <style:table-cell-properties style:vertical-align="middle" fo:background-color="#4060a0">
        <style:background-image/>
      </style:table-cell-properties>
    </style:style>
    <style:style style:name="Table59.B1" style:family="table-cell">
      <style:table-cell-properties style:vertical-align="middle"/>
    </style:style>
    <style:style style:name="Table60" style:family="table">
      <style:table-properties style:width="19.002cm" style:rel-width="95%" table:align="left"/>
    </style:style>
    <style:style style:name="Table60.A" style:family="table-column">
      <style:table-column-properties style:column-width="19.002cm" style:rel-column-width="62258*"/>
    </style:style>
    <style:style style:name="Table60.A1" style:family="table-cell">
      <style:table-cell-properties style:vertical-align="middle" fo:background-color="#eeeeff">
        <style:background-image/>
      </style:table-cell-properties>
    </style:style>
    <style:style style:name="Table61" style:family="table">
      <style:table-properties style:width="19.002cm" style:rel-width="100%" table:align="left"/>
    </style:style>
    <style:style style:name="Table61.A" style:family="table-column">
      <style:table-column-properties style:column-width="0.138cm" style:rel-column-width="477*"/>
    </style:style>
    <style:style style:name="Table61.B" style:family="table-column">
      <style:table-column-properties style:column-width="18.863cm" style:rel-column-width="65057*"/>
    </style:style>
    <style:style style:name="Table61.A1" style:family="table-cell">
      <style:table-cell-properties style:vertical-align="middle" fo:background-color="#4060a0">
        <style:background-image/>
      </style:table-cell-properties>
    </style:style>
    <style:style style:name="Table61.B1" style:family="table-cell">
      <style:table-cell-properties style:vertical-align="middle"/>
    </style:style>
    <style:style style:name="Table62" style:family="table">
      <style:table-properties style:width="19.002cm" style:rel-width="95%" table:align="left"/>
    </style:style>
    <style:style style:name="Table62.A" style:family="table-column">
      <style:table-column-properties style:column-width="19.002cm" style:rel-column-width="62258*"/>
    </style:style>
    <style:style style:name="Table62.A1" style:family="table-cell">
      <style:table-cell-properties style:vertical-align="middle" fo:background-color="#eeeeff">
        <style:background-image/>
      </style:table-cell-properties>
    </style:style>
    <style:style style:name="Table63" style:family="table">
      <style:table-properties style:width="19.002cm" style:rel-width="100%" table:align="left"/>
    </style:style>
    <style:style style:name="Table63.A" style:family="table-column">
      <style:table-column-properties style:column-width="0.176cm" style:rel-column-width="610*"/>
    </style:style>
    <style:style style:name="Table63.B" style:family="table-column">
      <style:table-column-properties style:column-width="18.826cm" style:rel-column-width="64924*"/>
    </style:style>
    <style:style style:name="Table63.A1" style:family="table-cell">
      <style:table-cell-properties style:vertical-align="middle" fo:background-color="#4060a0">
        <style:background-image/>
      </style:table-cell-properties>
    </style:style>
    <style:style style:name="Table63.B1" style:family="table-cell">
      <style:table-cell-properties style:vertical-align="middle"/>
    </style:style>
    <style:style style:name="Table64" style:family="table">
      <style:table-properties style:width="6.71cm" table:align="left"/>
    </style:style>
    <style:style style:name="Table64.A" style:family="table-column">
      <style:table-column-properties style:column-width="0.635cm"/>
    </style:style>
    <style:style style:name="Table64.B" style:family="table-column">
      <style:table-column-properties style:column-width="0.318cm"/>
    </style:style>
    <style:style style:name="Table64.C" style:family="table-column">
      <style:table-column-properties style:column-width="5.757cm"/>
    </style:style>
    <style:style style:name="Table65" style:family="table">
      <style:table-properties style:width="19.002cm" style:rel-width="95%" table:align="left"/>
    </style:style>
    <style:style style:name="Table65.A" style:family="table-column">
      <style:table-column-properties style:column-width="19.002cm" style:rel-column-width="62258*"/>
    </style:style>
    <style:style style:name="Table65.A1" style:family="table-cell">
      <style:table-cell-properties style:vertical-align="middle" fo:background-color="#eeeeff">
        <style:background-image/>
      </style:table-cell-properties>
    </style:style>
    <style:style style:name="Table66" style:family="table">
      <style:table-properties style:width="19.002cm" style:rel-width="100%" table:align="left"/>
    </style:style>
    <style:style style:name="Table66.A" style:family="table-column">
      <style:table-column-properties style:column-width="0.42cm" style:rel-column-width="1445*"/>
    </style:style>
    <style:style style:name="Table66.B" style:family="table-column">
      <style:table-column-properties style:column-width="18.583cm" style:rel-column-width="64089*"/>
    </style:style>
    <style:style style:name="Table66.A1" style:family="table-cell">
      <style:table-cell-properties style:vertical-align="middle" fo:background-color="#4060a0">
        <style:background-image/>
      </style:table-cell-properties>
    </style:style>
    <style:style style:name="Table66.B1" style:family="table-cell">
      <style:table-cell-properties style:vertical-align="middle"/>
    </style:style>
    <style:style style:name="Table67" style:family="table">
      <style:table-properties style:width="19.002cm" style:rel-width="95%" table:align="left"/>
    </style:style>
    <style:style style:name="Table67.A" style:family="table-column">
      <style:table-column-properties style:column-width="19.002cm" style:rel-column-width="62258*"/>
    </style:style>
    <style:style style:name="Table67.A1" style:family="table-cell">
      <style:table-cell-properties style:vertical-align="middle" fo:background-color="#eeeeff">
        <style:background-image/>
      </style:table-cell-properties>
    </style:style>
    <style:style style:name="Table68" style:family="table">
      <style:table-properties style:width="19.002cm" style:rel-width="100%" table:align="left"/>
    </style:style>
    <style:style style:name="Table68.A" style:family="table-column">
      <style:table-column-properties style:column-width="0.203cm" style:rel-column-width="702*"/>
    </style:style>
    <style:style style:name="Table68.B" style:family="table-column">
      <style:table-column-properties style:column-width="18.798cm" style:rel-column-width="64832*"/>
    </style:style>
    <style:style style:name="Table68.A1" style:family="table-cell">
      <style:table-cell-properties style:vertical-align="middle" fo:background-color="#4060a0">
        <style:background-image/>
      </style:table-cell-properties>
    </style:style>
    <style:style style:name="Table68.B1" style:family="table-cell">
      <style:table-cell-properties style:vertical-align="middle"/>
    </style:style>
    <style:style style:name="Table69" style:family="table">
      <style:table-properties style:width="19.002cm" style:rel-width="95%" table:align="left"/>
    </style:style>
    <style:style style:name="Table69.A" style:family="table-column">
      <style:table-column-properties style:column-width="19.002cm" style:rel-column-width="62258*"/>
    </style:style>
    <style:style style:name="Table69.A1" style:family="table-cell">
      <style:table-cell-properties style:vertical-align="middle" fo:background-color="#eeeeff">
        <style:background-image/>
      </style:table-cell-properties>
    </style:style>
    <style:style style:name="Table70" style:family="table">
      <style:table-properties style:width="19.002cm" style:rel-width="100%" table:align="left"/>
    </style:style>
    <style:style style:name="Table70.A" style:family="table-column">
      <style:table-column-properties style:column-width="0.203cm" style:rel-column-width="702*"/>
    </style:style>
    <style:style style:name="Table70.B" style:family="table-column">
      <style:table-column-properties style:column-width="18.798cm" style:rel-column-width="64832*"/>
    </style:style>
    <style:style style:name="Table70.A1" style:family="table-cell">
      <style:table-cell-properties style:vertical-align="middle" fo:background-color="#4060a0">
        <style:background-image/>
      </style:table-cell-properties>
    </style:style>
    <style:style style:name="Table70.B1" style:family="table-cell">
      <style:table-cell-properties style:vertical-align="middle"/>
    </style:style>
    <style:style style:name="Table71" style:family="table">
      <style:table-properties style:width="19.002cm" style:rel-width="95%" table:align="left"/>
    </style:style>
    <style:style style:name="Table71.A" style:family="table-column">
      <style:table-column-properties style:column-width="19.002cm" style:rel-column-width="62258*"/>
    </style:style>
    <style:style style:name="Table71.A1" style:family="table-cell">
      <style:table-cell-properties style:vertical-align="middle" fo:background-color="#eeeeff">
        <style:background-image/>
      </style:table-cell-properties>
    </style:style>
    <style:style style:name="Table72" style:family="table">
      <style:table-properties style:width="19.002cm" style:rel-width="100%" table:align="left"/>
    </style:style>
    <style:style style:name="Table72.A" style:family="table-column">
      <style:table-column-properties style:column-width="0.259cm" style:rel-column-width="893*"/>
    </style:style>
    <style:style style:name="Table72.B" style:family="table-column">
      <style:table-column-properties style:column-width="18.743cm" style:rel-column-width="64641*"/>
    </style:style>
    <style:style style:name="Table72.A1" style:family="table-cell">
      <style:table-cell-properties style:vertical-align="middle" fo:background-color="#4060a0">
        <style:background-image/>
      </style:table-cell-properties>
    </style:style>
    <style:style style:name="Table72.B1" style:family="table-cell">
      <style:table-cell-properties style:vertical-align="middle"/>
    </style:style>
    <style:style style:name="Table73" style:family="table">
      <style:table-properties style:width="19.002cm" style:rel-width="95%" table:align="left"/>
    </style:style>
    <style:style style:name="Table73.A" style:family="table-column">
      <style:table-column-properties style:column-width="19.002cm" style:rel-column-width="62258*"/>
    </style:style>
    <style:style style:name="Table73.A1" style:family="table-cell">
      <style:table-cell-properties style:vertical-align="middle" fo:background-color="#eeeeff">
        <style:background-image/>
      </style:table-cell-properties>
    </style:style>
    <style:style style:name="Table74" style:family="table">
      <style:table-properties style:width="19.002cm" style:rel-width="100%" table:align="left"/>
    </style:style>
    <style:style style:name="Table74.A" style:family="table-column">
      <style:table-column-properties style:column-width="0.217cm" style:rel-column-width="750*"/>
    </style:style>
    <style:style style:name="Table74.B" style:family="table-column">
      <style:table-column-properties style:column-width="18.785cm" style:rel-column-width="64784*"/>
    </style:style>
    <style:style style:name="Table74.A1" style:family="table-cell">
      <style:table-cell-properties style:vertical-align="middle" fo:background-color="#4060a0">
        <style:background-image/>
      </style:table-cell-properties>
    </style:style>
    <style:style style:name="Table74.B1" style:family="table-cell">
      <style:table-cell-properties style:vertical-align="middle"/>
    </style:style>
    <style:style style:name="Table75" style:family="table">
      <style:table-properties style:width="19.002cm" style:rel-width="95%" table:align="left"/>
    </style:style>
    <style:style style:name="Table75.A" style:family="table-column">
      <style:table-column-properties style:column-width="19.002cm" style:rel-column-width="62258*"/>
    </style:style>
    <style:style style:name="Table75.A1" style:family="table-cell">
      <style:table-cell-properties style:vertical-align="middle" fo:background-color="#eeffee">
        <style:background-image/>
      </style:table-cell-properties>
    </style:style>
    <style:style style:name="Table75.A2" style:family="table-cell">
      <style:table-cell-properties style:vertical-align="middle" fo:background-color="#eeeeff">
        <style:background-image/>
      </style:table-cell-properties>
    </style:style>
    <style:style style:name="Table75.A3" style:family="table-cell">
      <style:table-cell-properties style:vertical-align="middle"/>
    </style:style>
    <style:style style:name="Table76" style:family="table">
      <style:table-properties style:width="19.002cm" style:rel-width="100%" table:align="left"/>
    </style:style>
    <style:style style:name="Table76.A" style:family="table-column">
      <style:table-column-properties style:column-width="0.212cm" style:rel-column-width="733*"/>
    </style:style>
    <style:style style:name="Table76.B" style:family="table-column">
      <style:table-column-properties style:column-width="18.789cm" style:rel-column-width="64801*"/>
    </style:style>
    <style:style style:name="Table76.A1" style:family="table-cell">
      <style:table-cell-properties style:vertical-align="middle" fo:background-color="#40a060">
        <style:background-image/>
      </style:table-cell-properties>
    </style:style>
    <style:style style:name="Table76.B1" style:family="table-cell">
      <style:table-cell-properties style:vertical-align="middle"/>
    </style:style>
    <style:style style:name="Table77" style:family="table">
      <style:table-properties style:width="19.002cm" style:rel-width="100%" table:align="left"/>
    </style:style>
    <style:style style:name="Table77.A" style:family="table-column">
      <style:table-column-properties style:column-width="0.148cm" style:rel-column-width="514*"/>
    </style:style>
    <style:style style:name="Table77.B" style:family="table-column">
      <style:table-column-properties style:column-width="18.852cm" style:rel-column-width="65020*"/>
    </style:style>
    <style:style style:name="Table77.A1" style:family="table-cell">
      <style:table-cell-properties style:vertical-align="middle" fo:background-color="#4060a0">
        <style:background-image/>
      </style:table-cell-properties>
    </style:style>
    <style:style style:name="Table77.B1" style:family="table-cell">
      <style:table-cell-properties style:vertical-align="middle"/>
    </style:style>
    <style:style style:name="Table78" style:family="table">
      <style:table-properties style:width="7.687cm" table:align="left"/>
    </style:style>
    <style:style style:name="Table78.A" style:family="table-column">
      <style:table-column-properties style:column-width="3.39cm"/>
    </style:style>
    <style:style style:name="Table78.B" style:family="table-column">
      <style:table-column-properties style:column-width="4.297cm"/>
    </style:style>
    <style:style style:name="Table78.A1" style:family="table-cell">
      <style:table-cell-properties style:vertical-align="bottom"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B1" style:family="table-cell">
      <style:table-cell-properties style:vertical-align="bottom" style:border-line-width="0.002cm 0.088cm 0.002cm" fo:padding="0.049cm" fo:border="0.092cm double #808080"/>
    </style:style>
    <style:style style:name="Table78.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78.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table-properties style:width="20.003cm" table:align="left"/>
    </style:style>
    <style:style style:name="Table79.A" style:family="table-column">
      <style:table-column-properties style:column-width="0.501cm"/>
    </style:style>
    <style:style style:name="Table79.B" style:family="table-column">
      <style:table-column-properties style:column-width="0.166cm"/>
    </style:style>
    <style:style style:name="Table79.C" style:family="table-column">
      <style:table-column-properties style:column-width="19.336cm"/>
    </style:style>
    <style:style style:name="Table80" style:family="table">
      <style:table-properties style:width="19.002cm" style:rel-width="95%" table:align="left"/>
    </style:style>
    <style:style style:name="Table80.A" style:family="table-column">
      <style:table-column-properties style:column-width="19.002cm" style:rel-column-width="62258*"/>
    </style:style>
    <style:style style:name="Table80.A1" style:family="table-cell">
      <style:table-cell-properties style:vertical-align="middle" fo:background-color="#eeeeff">
        <style:background-image/>
      </style:table-cell-properties>
    </style:style>
    <style:style style:name="Table81" style:family="table">
      <style:table-properties style:width="19.002cm" style:rel-width="100%" table:align="left"/>
    </style:style>
    <style:style style:name="Table81.A" style:family="table-column">
      <style:table-column-properties style:column-width="0.178cm" style:rel-column-width="613*"/>
    </style:style>
    <style:style style:name="Table81.B" style:family="table-column">
      <style:table-column-properties style:column-width="18.824cm" style:rel-column-width="64921*"/>
    </style:style>
    <style:style style:name="Table81.A1" style:family="table-cell">
      <style:table-cell-properties style:vertical-align="middle" fo:background-color="#4060a0">
        <style:background-image/>
      </style:table-cell-properties>
    </style:style>
    <style:style style:name="Table81.B1" style:family="table-cell">
      <style:table-cell-properties style:vertical-align="middle"/>
    </style:style>
    <style:style style:name="Table82" style:family="table">
      <style:table-properties style:width="19.002cm" style:rel-width="95%" table:align="left"/>
    </style:style>
    <style:style style:name="Table82.A" style:family="table-column">
      <style:table-column-properties style:column-width="19.002cm" style:rel-column-width="62258*"/>
    </style:style>
    <style:style style:name="Table82.A1" style:family="table-cell">
      <style:table-cell-properties style:vertical-align="middle" fo:background-color="#eeeeff">
        <style:background-image/>
      </style:table-cell-properties>
    </style:style>
    <style:style style:name="Table83" style:family="table">
      <style:table-properties style:width="19.002cm" style:rel-width="100%" table:align="left"/>
    </style:style>
    <style:style style:name="Table83.A" style:family="table-column">
      <style:table-column-properties style:column-width="0.233cm" style:rel-column-width="805*"/>
    </style:style>
    <style:style style:name="Table83.B" style:family="table-column">
      <style:table-column-properties style:column-width="18.77cm" style:rel-column-width="64729*"/>
    </style:style>
    <style:style style:name="Table83.A1" style:family="table-cell">
      <style:table-cell-properties style:vertical-align="middle" fo:background-color="#4060a0">
        <style:background-image/>
      </style:table-cell-properties>
    </style:style>
    <style:style style:name="Table83.B1" style:family="table-cell">
      <style:table-cell-properties style:vertical-align="middle"/>
    </style:style>
    <style:style style:name="Table84" style:family="table">
      <style:table-properties style:width="19.002cm" style:rel-width="95%" table:align="left"/>
    </style:style>
    <style:style style:name="Table84.A" style:family="table-column">
      <style:table-column-properties style:column-width="19.002cm" style:rel-column-width="62258*"/>
    </style:style>
    <style:style style:name="Table84.A1" style:family="table-cell">
      <style:table-cell-properties style:vertical-align="middle" fo:background-color="#eeeeff">
        <style:background-image/>
      </style:table-cell-properties>
    </style:style>
    <style:style style:name="Table85" style:family="table">
      <style:table-properties style:width="19.002cm" style:rel-width="100%" table:align="left"/>
    </style:style>
    <style:style style:name="Table85.A" style:family="table-column">
      <style:table-column-properties style:column-width="0.109cm" style:rel-column-width="378*"/>
    </style:style>
    <style:style style:name="Table85.B" style:family="table-column">
      <style:table-column-properties style:column-width="18.893cm" style:rel-column-width="65156*"/>
    </style:style>
    <style:style style:name="Table85.A1" style:family="table-cell">
      <style:table-cell-properties style:vertical-align="middle" fo:background-color="#4060a0">
        <style:background-image/>
      </style:table-cell-properties>
    </style:style>
    <style:style style:name="Table85.B1" style:family="table-cell">
      <style:table-cell-properties style:vertical-align="middle"/>
    </style:style>
    <style:style style:name="Table86" style:family="table">
      <style:table-properties style:width="19.002cm" style:rel-width="95%" table:align="left"/>
    </style:style>
    <style:style style:name="Table86.A" style:family="table-column">
      <style:table-column-properties style:column-width="19.002cm" style:rel-column-width="62258*"/>
    </style:style>
    <style:style style:name="Table86.A1" style:family="table-cell">
      <style:table-cell-properties style:vertical-align="middle" fo:background-color="#eeeeff">
        <style:background-image/>
      </style:table-cell-properties>
    </style:style>
    <style:style style:name="Table87" style:family="table">
      <style:table-properties style:width="19.002cm" style:rel-width="100%" table:align="left"/>
    </style:style>
    <style:style style:name="Table87.A" style:family="table-column">
      <style:table-column-properties style:column-width="0.131cm" style:rel-column-width="450*"/>
    </style:style>
    <style:style style:name="Table87.B" style:family="table-column">
      <style:table-column-properties style:column-width="18.872cm" style:rel-column-width="65084*"/>
    </style:style>
    <style:style style:name="Table87.A1" style:family="table-cell">
      <style:table-cell-properties style:vertical-align="middle" fo:background-color="#4060a0">
        <style:background-image/>
      </style:table-cell-properties>
    </style:style>
    <style:style style:name="Table87.B1" style:family="table-cell">
      <style:table-cell-properties style:vertical-align="middle"/>
    </style:style>
    <style:style style:name="P1" style:family="paragraph" style:parent-style-name="Standard">
      <style:paragraph-properties fo:margin-left="0cm" fo:margin-right="0cm" fo:text-align="center"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style>
    <style:style style:name="P3" style:family="paragraph" style:parent-style-name="Standard">
      <style:paragraph-properties fo:margin-left="0cm" fo:margin-right="0cm" fo:margin-top="0cm" fo:margin-bottom="0cm" fo:orphans="2" fo:widows="2" fo:text-indent="0cm" style:auto-text-indent="false"/>
      <style:text-properties fo:font-size="2pt" style:font-size-asian="2pt" style:font-size-complex="2pt"/>
    </style:style>
    <style:style style:name="P4" style:family="paragraph" style:parent-style-name="Standard">
      <style:paragraph-properties fo:margin-top="0cm" fo:margin-bottom="0cm" fo:orphans="2" fo:widows="2"/>
      <style:text-properties fo:font-size="2pt" style:font-size-asian="2pt" style:font-size-complex="2pt"/>
    </style:style>
    <style:style style:name="P5" style:family="paragraph" style:parent-style-name="Text_20_body">
      <style:paragraph-properties fo:orphans="2" fo:widows="2"/>
      <style:text-properties fo:font-variant="normal" fo:text-transform="none" fo:color="#000000" style:font-name="Comic Sans MS" fo:font-size="14pt" fo:letter-spacing="normal" fo:font-style="normal" fo:font-weight="normal"/>
    </style:style>
    <style:style style:name="P6" style:family="paragraph" style:parent-style-name="Text_20_body" style:list-style-name="L1">
      <style:paragraph-properties fo:orphans="2" fo:widows="2"/>
      <style:text-properties fo:font-variant="normal" fo:text-transform="none" fo:color="#000000" style:font-name="Comic Sans MS" fo:font-size="14pt" fo:letter-spacing="normal" fo:font-style="normal" fo:font-weight="normal"/>
    </style:style>
    <style:style style:name="P7" style:family="paragraph" style:parent-style-name="Text_20_body">
      <style:paragraph-properties fo:orphans="2" fo:widows="2"/>
      <style:text-properties fo:font-variant="normal" fo:text-transform="none" fo:color="#000000" style:font-name="Comic Sans MS" fo:font-size="14pt" fo:letter-spacing="normal" fo:font-style="normal" fo:font-weight="normal" style:font-name-asian="Comic Sans MS" style:font-size-asian="14pt" style:font-style-asian="normal" style:font-weight-asian="normal" style:font-name-complex="Comic Sans MS" style:font-size-complex="14pt" style:font-style-complex="normal" style:font-weight-complex="normal"/>
    </style:style>
    <style:style style:name="P8" style:family="paragraph" style:parent-style-name="Text_20_body">
      <style:paragraph-properties fo:orphans="2" fo:widows="2"/>
      <style:text-properties fo:font-variant="normal" fo:text-transform="none" fo:color="#000000" fo:letter-spacing="normal"/>
    </style:style>
    <style:style style:name="P9" style:family="paragraph" style:parent-style-name="Text_20_body" style:list-style-name="L3">
      <style:paragraph-properties fo:orphans="2" fo:widows="2"/>
      <style:text-properties fo:font-variant="normal" fo:text-transform="none" fo:color="#000000" fo:letter-spacing="normal"/>
    </style:style>
    <style:style style:name="P10" style:family="paragraph" style:parent-style-name="Text_20_body">
      <style:paragraph-properties fo:orphans="2" fo:widows="2"/>
    </style:style>
    <style:style style:name="P11" style:family="paragraph" style:parent-style-name="Text_20_body">
      <style:paragraph-properties fo:text-align="center" style:justify-single-word="false" fo:orphans="2" fo:widows="2"/>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Comic Sans MS" fo:font-size="14pt" fo:letter-spacing="normal" fo:font-style="normal" fo:font-weight="normal"/>
    </style:style>
    <style:style style:name="P1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14" style:family="paragraph" style:parent-style-name="Text_20_body">
      <style:paragraph-properties fo:margin-left="0cm" fo:margin-right="0cm" fo:margin-top="0cm" fo:margin-bottom="0cm" fo:text-align="justify" style:justify-single-word="false" fo:orphans="2" fo:widows="2" fo:text-indent="0cm" style:auto-text-indent="false" fo:padding="0.085cm" fo:border="0.002cm solid #87ceeb"/>
      <style:text-properties fo:font-variant="normal" fo:text-transform="none" fo:color="#000000" style:font-name="Times New Roman" fo:font-size="13pt" fo:letter-spacing="normal" fo:font-style="normal" fo:font-weight="normal" fo:background-color="#b0c4de" style:font-size-asian="13pt" style:font-size-complex="13pt"/>
    </style:style>
    <style:style style:name="P15" style:family="paragraph" style:parent-style-name="Text_20_body">
      <style:paragraph-properties fo:margin-left="0cm" fo:margin-right="0cm" fo:margin-top="0cm" fo:margin-bottom="0cm" fo:text-align="justify" style:justify-single-word="false" fo:orphans="2" fo:widows="2" fo:text-indent="0cm" style:auto-text-indent="false" fo:padding="0.085cm" fo:border="0.002cm solid #87ceeb"/>
    </style:style>
    <style:style style:name="P16" style:family="paragraph" style:parent-style-name="Text_20_body">
      <style:paragraph-properties fo:margin-top="0cm" fo:margin-bottom="0cm" fo:orphans="2" fo:widows="2"/>
      <style:text-properties fo:font-variant="normal" fo:text-transform="none" fo:color="#000000" style:font-name="Comic Sans MS" fo:font-size="14pt" fo:letter-spacing="normal" fo:font-style="normal" fo:font-weight="normal"/>
    </style:style>
    <style:style style:name="P17" style:family="paragraph" style:parent-style-name="Text_20_body" style:list-style-name="L1">
      <style:paragraph-properties fo:margin-top="0cm" fo:margin-bottom="0cm" fo:orphans="2" fo:widows="2"/>
      <style:text-properties fo:font-variant="normal" fo:text-transform="none" fo:color="#000000" style:font-name="Comic Sans MS" fo:font-size="14pt" fo:letter-spacing="normal" fo:font-style="normal" fo:font-weight="normal"/>
    </style:style>
    <style:style style:name="P18" style:family="paragraph" style:parent-style-name="Text_20_body" style:list-style-name="L2">
      <style:paragraph-properties fo:margin-top="0cm" fo:margin-bottom="0cm" fo:orphans="2" fo:widows="2"/>
      <style:text-properties fo:font-variant="normal" fo:text-transform="none" fo:color="#000000" style:font-name="Comic Sans MS" fo:font-size="14pt" fo:letter-spacing="normal" fo:font-style="normal" fo:font-weight="normal"/>
    </style:style>
    <style:style style:name="P19" style:family="paragraph" style:parent-style-name="Text_20_body" style:list-style-name="L3">
      <style:paragraph-properties fo:margin-top="0cm" fo:margin-bottom="0cm" fo:orphans="2" fo:widows="2"/>
      <style:text-properties fo:font-variant="normal" fo:text-transform="none" fo:color="#000000" style:font-name="Comic Sans MS" fo:font-size="14pt" fo:letter-spacing="normal" fo:font-style="normal" fo:font-weight="normal"/>
    </style:style>
    <style:style style:name="P20" style:family="paragraph" style:parent-style-name="Text_20_body">
      <style:paragraph-properties fo:margin-top="0cm" fo:margin-bottom="0cm" fo:text-align="center" style:justify-single-word="false" fo:orphans="2" fo:widows="2"/>
      <style:text-properties fo:font-variant="normal" fo:text-transform="none" fo:color="#000000" style:font-name="Comic Sans MS" fo:font-size="14pt" fo:letter-spacing="normal" fo:font-style="normal" fo:font-weight="normal"/>
    </style:style>
    <style:style style:name="P21" style:family="paragraph" style:parent-style-name="Text_20_body" style:list-style-name="L3">
      <style:paragraph-properties fo:margin-top="0cm" fo:margin-bottom="0cm" fo:orphans="2" fo:widows="2"/>
      <style:text-properties fo:font-variant="normal" fo:text-transform="none" fo:color="#000000" fo:letter-spacing="normal"/>
    </style:style>
    <style:style style:name="P22" style:family="paragraph" style:parent-style-name="Text_20_body">
      <style:paragraph-properties fo:margin-top="0cm" fo:margin-bottom="0cm" fo:text-align="center" style:justify-single-word="false" fo:orphans="2" fo:widows="2"/>
    </style:style>
    <style:style style:name="P23" style:family="paragraph" style:parent-style-name="Text_20_body" style:list-style-name="L2">
      <style:paragraph-properties fo:margin-top="0cm" fo:margin-bottom="0cm" fo:orphans="2" fo:widows="2"/>
    </style:style>
    <style:style style:name="P24" style:family="paragraph" style:parent-style-name="Text_20_body" style:list-style-name="L3">
      <style:paragraph-properties fo:margin-top="0cm" fo:margin-bottom="0cm" fo:orphans="2" fo:widows="2"/>
    </style:style>
    <style:style style:name="P25" style:family="paragraph" style:parent-style-name="Text_20_body">
      <style:paragraph-properties fo:margin-left="1.122cm" fo:margin-right="1.101cm" fo:orphans="2" fo:widows="2" fo:text-indent="0cm" style:auto-text-indent="false"/>
      <style:text-properties fo:font-variant="normal" fo:text-transform="none" fo:color="#000000" style:font-name="Comic Sans MS" fo:font-size="14pt" fo:letter-spacing="normal" fo:font-style="normal" fo:font-weight="normal"/>
    </style:style>
    <style:style style:name="P26" style:family="paragraph" style:parent-style-name="Text_20_body">
      <style:paragraph-properties fo:margin-left="1.122cm" fo:margin-right="1.101cm" fo:orphans="2" fo:widows="2" fo:text-indent="0cm" style:auto-text-indent="false"/>
    </style:style>
    <style:style style:name="P27" style:family="paragraph" style:parent-style-name="Text_20_body">
      <style:paragraph-properties fo:margin-left="1.122cm" fo:margin-right="1.101cm" fo:margin-top="0.042cm" fo:margin-bottom="0.212cm" fo:orphans="2" fo:widows="2" fo:text-indent="0cm" style:auto-text-indent="false" fo:padding="0.085cm" fo:border="0.002cm solid #87ceeb"/>
      <style:text-properties fo:font-variant="normal" fo:text-transform="none" fo:color="#000000" style:font-name="verdana" fo:font-size="14pt" fo:letter-spacing="normal" fo:font-style="normal" fo:font-weight="normal" fo:background-color="#b0c4de"/>
    </style:style>
    <style:style style:name="P28" style:family="paragraph" style:parent-style-name="Text_20_body">
      <style:paragraph-properties fo:margin-left="1.122cm" fo:margin-right="1.101cm" fo:margin-top="0.042cm" fo:margin-bottom="0.212cm" fo:orphans="2" fo:widows="2" fo:text-indent="0cm" style:auto-text-indent="false" fo:padding="0.085cm" fo:border="0.002cm solid #87ceeb"/>
      <style:text-properties fo:font-variant="normal" fo:text-transform="none" fo:color="#000000" style:font-name="Comic Sans MS" fo:font-size="14pt" fo:letter-spacing="normal" fo:font-style="normal" fo:font-weight="normal" fo:background-color="#b0c4de" style:font-name-asian="Comic Sans MS" style:font-size-asian="14pt" style:font-style-asian="normal" style:font-weight-asian="normal" style:font-name-complex="Comic Sans MS" style:font-size-complex="14pt" style:font-style-complex="normal" style:font-weight-complex="normal"/>
    </style:style>
    <style:style style:name="P29" style:family="paragraph" style:parent-style-name="Text_20_body">
      <style:paragraph-properties fo:margin-left="1.122cm" fo:margin-right="1.101cm" fo:margin-top="0.042cm" fo:margin-bottom="0.212cm" fo:orphans="2" fo:widows="2" fo:text-indent="0cm" style:auto-text-indent="false" fo:padding="0.085cm" fo:border="0.002cm solid #87ceeb"/>
    </style:style>
    <style:style style:name="P30"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000000" style:font-name="Comic Sans MS" fo:letter-spacing="normal" fo:font-style="normal"/>
    </style:style>
    <style:style style:name="P31" style:family="paragraph" style:parent-style-name="Table_20_Heading">
      <style:paragraph-properties fo:padding="0cm" fo:border="none"/>
    </style:style>
    <style:style style:name="P32" style:family="paragraph" style:parent-style-name="Table_20_Contents">
      <style:text-properties fo:font-size="2pt" style:font-size-asian="2pt" style:font-size-complex="2pt"/>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padding="0cm" fo:border="none"/>
    </style:style>
    <style:style style:name="P35" style:family="paragraph" style:parent-style-name="Table_20_Contents">
      <style:paragraph-properties fo:margin-left="0cm" fo:margin-right="0cm" fo:text-indent="0cm" style:auto-text-indent="false"/>
      <style:text-properties fo:font-size="2pt" style:font-size-asian="2pt" style:font-size-complex="2pt"/>
    </style:style>
    <style:style style:name="P36" style:family="paragraph" style:parent-style-name="Table_20_Contents">
      <style:paragraph-properties fo:margin-left="0cm" fo:margin-right="0cm" fo:margin-top="0cm" fo:margin-bottom="0cm" fo:text-align="justify" style:justify-single-word="false" fo:text-indent="0cm" style:auto-text-indent="false"/>
      <style:text-properties style:font-name="Times New Roman" fo:font-size="13pt" style:font-size-asian="13pt" style:font-size-complex="13pt"/>
    </style:style>
    <style:style style:name="P37" style:family="paragraph" style:parent-style-name="Table_20_Contents">
      <style:paragraph-properties fo:margin-left="0cm" fo:margin-right="0cm" fo:margin-top="0cm" fo:margin-bottom="0cm" fo:text-indent="0cm" style:auto-text-indent="false" fo:padding="0.049cm" fo:border="0.002cm solid #808080"/>
    </style:style>
    <style:style style:name="P38" style:family="paragraph" style:parent-style-name="Table_20_Contents">
      <style:paragraph-properties fo:margin-left="0cm" fo:margin-right="0cm" fo:margin-top="0cm" fo:margin-bottom="0cm" fo:text-align="justify" style:justify-single-word="false" fo:text-indent="0cm" style:auto-text-indent="false" fo:padding="0.049cm" fo:border="0.002cm solid #808080"/>
      <style:text-properties style:font-name="Times New Roman" fo:font-size="13pt" style:font-size-asian="13pt" style:font-size-complex="13pt"/>
    </style:style>
    <style:style style:name="P39" style:family="paragraph" style:parent-style-name="Table_20_Contents">
      <style:paragraph-properties fo:margin-left="0cm" fo:margin-right="0cm" fo:margin-top="0cm" fo:margin-bottom="0cm" fo:text-indent="0cm" style:auto-text-indent="false" fo:padding="0cm" fo:border="none"/>
    </style:style>
    <style:style style:name="P40" style:family="paragraph" style:parent-style-name="Heading_20_3">
      <style:paragraph-properties fo:orphans="2" fo:widows="2"/>
    </style:style>
    <style:style style:name="P41" style:family="paragraph" style:parent-style-name="Heading_20_3">
      <style:paragraph-properties fo:orphans="2" fo:widows="2"/>
      <style:text-properties fo:font-variant="normal" fo:text-transform="none" fo:color="#000000" fo:letter-spacing="normal"/>
    </style:style>
    <style:style style:name="P42" style:family="paragraph" style:parent-style-name="Heading_20_3">
      <style:paragraph-properties fo:orphans="2" fo:widows="2"/>
      <style:text-properties fo:font-variant="normal" fo:text-transform="none" fo:color="#000000" style:font-name="Comic Sans MS" fo:font-size="14pt" fo:letter-spacing="normal" fo:font-style="normal" fo:font-weight="normal" style:font-name-asian="Comic Sans MS" style:font-size-asian="14pt" style:font-style-asian="normal" style:font-weight-asian="normal" style:font-name-complex="Comic Sans MS" style:font-size-complex="14pt" style:font-style-complex="normal" style:font-weight-complex="normal"/>
    </style:style>
    <style:style style:name="P43" style:family="paragraph" style:parent-style-name="Heading_20_2">
      <style:paragraph-properties fo:margin-left="0cm" fo:margin-right="0cm" fo:orphans="2" fo:widows="2" fo:text-indent="0cm" style:auto-text-indent="false"/>
      <style:text-properties fo:font-variant="normal" fo:text-transform="none" fo:color="#000000" style:font-name="Comic Sans MS" fo:font-size="14pt" fo:letter-spacing="normal" fo:font-style="normal" fo:font-weight="normal"/>
    </style:style>
    <style:style style:name="P44" style:family="paragraph" style:parent-style-name="Heading_20_2">
      <style:paragraph-properties fo:margin-left="0cm" fo:margin-right="0cm" fo:orphans="2" fo:widows="2" fo:text-indent="0cm" style:auto-text-indent="false"/>
    </style:style>
    <style:style style:name="P45" style:family="paragraph" style:parent-style-name="Heading_20_2">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Times New Roman" fo:font-size="13pt" fo:letter-spacing="normal" fo:font-style="normal" fo:font-weight="normal" style:font-size-asian="13pt" style:font-size-complex="13pt"/>
    </style:style>
    <style:style style:name="P46" style:family="paragraph" style:parent-style-name="Preformatted_20_Text">
      <style:paragraph-properties fo:orphans="2" fo:widows="2"/>
      <style:text-properties fo:font-variant="normal" fo:text-transform="none" fo:color="#000000" style:font-name="Comic Sans MS" fo:font-size="14pt" fo:letter-spacing="normal" fo:font-style="normal" fo:font-weight="normal"/>
    </style:style>
    <style:style style:name="P47" style:family="paragraph" style:parent-style-name="Preformatted_20_Text">
      <style:paragraph-properties fo:margin-left="0cm" fo:margin-right="0cm" fo:margin-top="0cm" fo:margin-bottom="0cm" fo:text-indent="0cm" style:auto-text-indent="false" fo:padding="0cm" fo:border="none"/>
      <style:text-properties fo:font-weight="bold"/>
    </style:style>
    <style:style style:name="P48" style:family="paragraph" style:parent-style-name="Preformatted_20_Text">
      <style:paragraph-properties fo:margin-left="0cm" fo:margin-right="0cm" fo:margin-top="0cm" fo:margin-bottom="0cm" fo:text-align="justify" style:justify-single-word="false" fo:text-indent="0cm" style:auto-text-indent="false" fo:padding="0cm" fo:border="none"/>
      <style:text-properties style:font-name="Times New Roman" fo:font-size="13pt" fo:font-weight="bold" style:font-size-asian="13pt" style:font-size-complex="13pt"/>
    </style:style>
    <style:style style:name="P49" style:family="paragraph" style:parent-style-name="Preformatted_20_Text">
      <style:paragraph-properties fo:margin-left="0cm" fo:margin-right="0cm" fo:margin-top="0cm" fo:margin-bottom="0cm" fo:text-align="justify" style:justify-single-word="false" fo:text-indent="0cm" style:auto-text-indent="false" fo:padding="0cm" fo:border="none"/>
      <style:text-properties fo:color="#0000ff" style:font-name="Times New Roman" fo:font-size="13pt" fo:font-weight="bold" style:font-size-asian="13pt" style:font-size-complex="13pt"/>
    </style:style>
    <style:style style:name="P50" style:family="paragraph" style:parent-style-name="Preformatted_20_Text">
      <style:paragraph-properties fo:margin-top="0cm" fo:margin-bottom="0.499cm" fo:orphans="2" fo:widows="2"/>
      <style:text-properties fo:font-variant="normal" fo:text-transform="none" fo:color="#000000" style:font-name="Comic Sans MS" fo:font-size="14pt" fo:letter-spacing="normal" fo:font-style="normal" fo:font-weight="normal"/>
    </style:style>
    <style:style style:name="P51" style:family="paragraph" style:parent-style-name="Preformatted_20_Text">
      <style:paragraph-properties fo:margin-top="0cm" fo:margin-bottom="0cm" fo:padding="0cm" fo:border="none"/>
    </style:style>
    <style:style style:name="P52" style:family="paragraph" style:parent-style-name="Preformatted_20_Text">
      <style:paragraph-properties fo:margin-top="0cm" fo:margin-bottom="0cm" fo:padding="0cm" fo:border="none"/>
      <style:text-properties fo:color="#0000ff"/>
    </style:style>
    <style:style style:name="P53" style:family="paragraph" style:parent-style-name="Preformatted_20_Text">
      <style:paragraph-properties fo:margin-top="0cm" fo:margin-bottom="0cm" fo:padding="0cm" fo:border="none"/>
      <style:text-properties fo:color="#0000ff" fo:font-weight="bold"/>
    </style:style>
    <style:style style:name="P54" style:family="paragraph" style:parent-style-name="Preformatted_20_Text">
      <style:paragraph-properties fo:margin-top="0cm" fo:margin-bottom="0cm" fo:padding="0cm" fo:border="none"/>
      <style:text-properties fo:font-weight="bold"/>
    </style:style>
    <style:style style:name="P55" style:family="paragraph" style:parent-style-name="Preformatted_20_Text">
      <style:paragraph-properties fo:margin-top="0cm" fo:margin-bottom="0cm" fo:padding="0cm" fo:border="none"/>
      <style:text-properties fo:color="#00aa00"/>
    </style:style>
    <style:style style:name="P56" style:family="paragraph" style:parent-style-name="Preformatted_20_Text">
      <style:paragraph-properties fo:margin-top="0cm" fo:margin-bottom="0cm" fo:padding="0cm" fo:border="none"/>
      <style:text-properties fo:color="#00aa00" fo:font-weight="bold"/>
    </style:style>
    <style:style style:name="P57" style:family="paragraph" style:parent-style-name="Preformatted_20_Text">
      <style:paragraph-properties fo:margin-top="0cm" fo:margin-bottom="0cm" fo:padding="0cm" fo:border="none"/>
      <style:text-properties fo:color="#9b00ff" fo:font-weight="bold"/>
    </style:style>
    <style:style style:name="T1" style:family="text">
      <style:text-properties fo:font-variant="normal" fo:text-transform="none" fo:color="#000000" style:font-name="Comic Sans MS" fo:font-size="18pt" fo:letter-spacing="normal" fo:font-style="italic" fo:font-weight="normal"/>
    </style:style>
    <style:style style:name="T2" style:family="text">
      <style:text-properties fo:font-variant="normal" fo:text-transform="none" fo:color="#000000" style:font-name="Comic Sans MS" fo:font-size="14pt" fo:letter-spacing="normal" fo:font-style="normal" fo:font-weight="normal"/>
    </style:style>
    <style:style style:name="T3" style:family="text">
      <style:text-properties fo:font-variant="normal" fo:text-transform="none" fo:color="#000000" style:font-name="Comic Sans MS" fo:font-size="14pt" fo:letter-spacing="normal" fo:font-style="normal" fo:font-weight="normal" style:font-name-asian="Comic Sans MS" style:font-size-asian="14pt" style:font-style-asian="normal" style:font-weight-asian="normal" style:font-name-complex="Comic Sans MS" style:font-size-complex="14pt" style:font-style-complex="normal" style:font-weight-complex="normal"/>
    </style:style>
    <style:style style:name="T4" style:family="text">
      <style:text-properties fo:font-variant="normal" fo:text-transform="none" fo:color="#000000" style:font-name="Comic Sans MS" fo:font-size="14pt" fo:letter-spacing="normal" fo:font-style="normal" fo:font-weight="bold"/>
    </style:style>
    <style:style style:name="T5" style:family="text">
      <style:text-properties fo:font-variant="normal" fo:text-transform="none" fo:color="#000000" style:font-name="Comic Sans MS" fo:font-size="14pt" fo:letter-spacing="normal" fo:font-style="italic" fo:font-weight="normal"/>
    </style:style>
    <style:style style:name="T6" style:family="text">
      <style:text-properties fo:font-variant="normal" fo:text-transform="none" fo:color="#000000" style:font-name="verdana" fo:font-size="14pt" fo:letter-spacing="normal" fo:font-style="normal" fo:font-weight="normal" fo:background-color="#b0c4de"/>
    </style:style>
    <style:style style:name="T7" style:family="text">
      <style:text-properties fo:font-variant="normal" fo:text-transform="none" fo:color="#000000" style:font-name="verdana" fo:font-size="14pt" fo:letter-spacing="normal" fo:font-style="normal" fo:font-weight="bold" fo:background-color="#b0c4de"/>
    </style:style>
    <style:style style:name="T8" style:family="text">
      <style:text-properties fo:font-variant="normal" fo:text-transform="none" fo:color="#000000" fo:letter-spacing="normal"/>
    </style:style>
    <style:style style:name="T9" style:family="text">
      <style:text-properties fo:font-variant="normal" fo:text-transform="none" fo:color="#000000" fo:font-size="14pt" fo:letter-spacing="normal" fo:font-style="normal" fo:font-weight="normal"/>
    </style:style>
    <style:style style:name="T10" style:family="text">
      <style:text-properties fo:font-variant="normal" fo:text-transform="none" fo:color="#000000" fo:font-size="14pt" fo:letter-spacing="normal" fo:font-style="normal" fo:font-weight="normal" fo:background-color="#b0c4de"/>
    </style:style>
    <style:style style:name="T11" style:family="text">
      <style:text-properties fo:font-variant="normal" fo:text-transform="none" fo:color="#000000" fo:font-size="14pt" fo:letter-spacing="normal" fo:font-style="italic" fo:font-weight="normal"/>
    </style:style>
    <style:style style:name="T12" style:family="text">
      <style:text-properties fo:font-variant="normal" fo:text-transform="none" fo:color="#000000" style:font-name="Times New Roman" fo:font-size="14pt" fo:letter-spacing="normal" fo:font-style="normal" fo:font-weight="normal"/>
    </style:style>
    <style:style style:name="T13" style:family="text">
      <style:text-properties fo:font-variant="normal" fo:text-transform="none" fo:color="#000000" style:font-name="Times New Roman" fo:font-size="14pt" fo:letter-spacing="normal" fo:font-style="normal" fo:font-weight="normal" fo:background-color="#b0c4de"/>
    </style:style>
    <style:style style:name="T14" style:family="text">
      <style:text-properties fo:font-variant="normal" fo:text-transform="none" fo:color="#000000" style:font-name="Times New Roman" fo:font-size="14pt" fo:letter-spacing="normal" fo:font-style="italic" fo:font-weight="normal"/>
    </style:style>
    <style:style style:name="T15" style:family="text">
      <style:text-properties fo:font-variant="normal" fo:text-transform="none" fo:color="#000000" style:font-name="Times New Roman" fo:letter-spacing="normal" fo:font-style="normal" fo:font-weight="normal"/>
    </style:style>
    <style:style style:name="T16" style:family="text">
      <style:text-properties fo:font-variant="normal" fo:text-transform="none" fo:color="#000000" style:font-name="Times New Roman" fo:letter-spacing="normal" fo:font-style="normal" fo:font-weight="normal" fo:background-color="#b0c4de"/>
    </style:style>
    <style:style style:name="T17" style:family="text">
      <style:text-properties fo:font-variant="normal" fo:text-transform="none" fo:color="#000000" style:font-name="Times New Roman" fo:letter-spacing="normal" fo:font-style="italic" fo:font-weight="normal"/>
    </style:style>
    <style:style style:name="T18" style:family="text">
      <style:text-properties fo:font-variant="normal" fo:text-transform="none" fo:color="#000000" style:font-name="Times New Roman" fo:font-size="12pt" fo:letter-spacing="normal" fo:font-style="normal" fo:font-weight="normal" style:font-size-asian="12pt" style:font-size-complex="12pt"/>
    </style:style>
    <style:style style:name="T19" style:family="text">
      <style:text-properties fo:font-variant="normal" fo:text-transform="none" fo:color="#000000" style:font-name="Times New Roman" fo:font-size="12pt" fo:letter-spacing="normal" fo:font-style="normal" fo:font-weight="normal" fo:background-color="#b0c4de" style:font-size-asian="12pt" style:font-size-complex="12pt"/>
    </style:style>
    <style:style style:name="T20" style:family="text">
      <style:text-properties fo:font-variant="normal" fo:text-transform="none" fo:color="#000000" style:font-name="Times New Roman" fo:font-size="12pt" fo:letter-spacing="normal" fo:font-style="italic" fo:font-weight="normal" style:font-size-asian="12pt" style:font-size-complex="12pt"/>
    </style:style>
    <style:style style:name="T21" style:family="text">
      <style:text-properties fo:font-variant="normal" fo:text-transform="none" fo:color="#000000" style:font-name="Times New Roman" fo:font-size="13pt" fo:letter-spacing="normal" fo:font-style="normal" fo:font-weight="normal" style:font-size-asian="13pt" style:font-size-complex="13pt"/>
    </style:style>
    <style:style style:name="T22" style:family="text">
      <style:text-properties fo:font-variant="normal" fo:text-transform="none" fo:color="#000000" style:font-name="Times New Roman" fo:font-size="13pt" fo:letter-spacing="normal" fo:font-style="normal" fo:font-weight="normal" fo:background-color="#b0c4de" style:font-size-asian="13pt" style:font-size-complex="13pt"/>
    </style:style>
    <style:style style:name="T23" style:family="text">
      <style:text-properties fo:font-variant="normal" fo:text-transform="none" fo:color="#000000" style:font-name="Times New Roman" fo:font-size="13pt" fo:letter-spacing="normal" fo:font-style="italic" fo:font-weight="normal" style:font-size-asian="13pt" style:font-size-complex="13pt"/>
    </style:style>
    <style:style style:name="T24" style:family="text">
      <style:text-properties fo:font-variant="normal" fo:text-transform="none" fo:color="#00aa00" style:font-name="Comic Sans MS" fo:font-size="14pt" fo:letter-spacing="normal" fo:font-style="normal" fo:font-weight="normal"/>
    </style:style>
    <style:style style:name="T25" style:family="text">
      <style:text-properties fo:font-variant="normal" fo:text-transform="none" fo:color="#00aa00" style:font-name="verdana" fo:font-size="14pt" fo:letter-spacing="normal" fo:font-style="normal" fo:font-weight="normal" fo:background-color="#b0c4de"/>
    </style:style>
    <style:style style:name="T26" style:family="text">
      <style:text-properties fo:font-variant="normal" fo:text-transform="none" fo:color="#00aa00" fo:font-size="14pt" fo:letter-spacing="normal" fo:font-style="normal" fo:font-weight="normal" fo:background-color="#b0c4de"/>
    </style:style>
    <style:style style:name="T27" style:family="text">
      <style:text-properties fo:font-variant="normal" fo:text-transform="none" fo:color="#00aa00" style:font-name="Times New Roman" fo:font-size="14pt" fo:letter-spacing="normal" fo:font-style="normal" fo:font-weight="normal" fo:background-color="#b0c4de"/>
    </style:style>
    <style:style style:name="T28" style:family="text">
      <style:text-properties fo:font-variant="normal" fo:text-transform="none" fo:color="#00aa00" style:font-name="Times New Roman" fo:letter-spacing="normal" fo:font-style="normal" fo:font-weight="normal" fo:background-color="#b0c4de"/>
    </style:style>
    <style:style style:name="T29" style:family="text">
      <style:text-properties fo:font-variant="normal" fo:text-transform="none" fo:color="#00aa00" style:font-name="Times New Roman" fo:font-size="12pt" fo:letter-spacing="normal" fo:font-style="normal" fo:font-weight="normal" fo:background-color="#b0c4de" style:font-size-asian="12pt" style:font-size-complex="12pt"/>
    </style:style>
    <style:style style:name="T30" style:family="text">
      <style:text-properties fo:font-variant="normal" fo:text-transform="none" fo:color="#00aa00" style:font-name="Times New Roman" fo:font-size="13pt" fo:letter-spacing="normal" fo:font-style="normal" fo:font-weight="normal" fo:background-color="#b0c4de" style:font-size-asian="13pt" style:font-size-complex="13pt"/>
    </style:style>
    <style:style style:name="T31" style:family="text">
      <style:text-properties fo:font-variant="normal" fo:text-transform="none" fo:color="#e06000" style:font-name="verdana" fo:font-size="14pt" fo:letter-spacing="normal" fo:font-style="normal" fo:font-weight="normal" fo:background-color="#b0c4de"/>
    </style:style>
    <style:style style:name="T32" style:family="text">
      <style:text-properties fo:font-variant="normal" fo:text-transform="none" fo:color="#e06000" style:font-name="Comic Sans MS" fo:font-size="14pt" fo:letter-spacing="normal" fo:font-style="normal" fo:font-weight="normal"/>
    </style:style>
    <style:style style:name="T33" style:family="text">
      <style:text-properties fo:font-variant="normal" fo:text-transform="none" fo:color="#e06000" fo:font-size="14pt" fo:letter-spacing="normal" fo:font-style="normal" fo:font-weight="normal"/>
    </style:style>
    <style:style style:name="T34" style:family="text">
      <style:text-properties fo:font-variant="normal" fo:text-transform="none" fo:color="#e06000" fo:font-size="14pt" fo:letter-spacing="normal" fo:font-style="normal" fo:font-weight="normal" fo:background-color="#b0c4de"/>
    </style:style>
    <style:style style:name="T35" style:family="text">
      <style:text-properties fo:font-variant="normal" fo:text-transform="none" fo:color="#e06000" style:font-name="Times New Roman" fo:font-size="14pt" fo:letter-spacing="normal" fo:font-style="normal" fo:font-weight="normal"/>
    </style:style>
    <style:style style:name="T36" style:family="text">
      <style:text-properties fo:font-variant="normal" fo:text-transform="none" fo:color="#e06000" style:font-name="Times New Roman" fo:font-size="14pt" fo:letter-spacing="normal" fo:font-style="normal" fo:font-weight="normal" fo:background-color="#b0c4de"/>
    </style:style>
    <style:style style:name="T37" style:family="text">
      <style:text-properties fo:font-variant="normal" fo:text-transform="none" fo:color="#e06000" style:font-name="Times New Roman" fo:letter-spacing="normal" fo:font-style="normal" fo:font-weight="normal"/>
    </style:style>
    <style:style style:name="T38" style:family="text">
      <style:text-properties fo:font-variant="normal" fo:text-transform="none" fo:color="#e06000" style:font-name="Times New Roman" fo:letter-spacing="normal" fo:font-style="normal" fo:font-weight="normal" fo:background-color="#b0c4de"/>
    </style:style>
    <style:style style:name="T39" style:family="text">
      <style:text-properties fo:font-variant="normal" fo:text-transform="none" fo:color="#e06000" style:font-name="Times New Roman" fo:font-size="12pt" fo:letter-spacing="normal" fo:font-style="normal" fo:font-weight="normal" style:font-size-asian="12pt" style:font-size-complex="12pt"/>
    </style:style>
    <style:style style:name="T40" style:family="text">
      <style:text-properties fo:font-variant="normal" fo:text-transform="none" fo:color="#e06000" style:font-name="Times New Roman" fo:font-size="12pt" fo:letter-spacing="normal" fo:font-style="normal" fo:font-weight="normal" fo:background-color="#b0c4de" style:font-size-asian="12pt" style:font-size-complex="12pt"/>
    </style:style>
    <style:style style:name="T41" style:family="text">
      <style:text-properties fo:font-variant="normal" fo:text-transform="none" fo:color="#e06000" style:font-name="Times New Roman" fo:font-size="13pt" fo:letter-spacing="normal" fo:font-style="normal" fo:font-weight="normal" style:font-size-asian="13pt" style:font-size-complex="13pt"/>
    </style:style>
    <style:style style:name="T42" style:family="text">
      <style:text-properties fo:font-variant="normal" fo:text-transform="none" fo:color="#e06000" style:font-name="Times New Roman" fo:font-size="13pt" fo:letter-spacing="normal" fo:font-style="normal" fo:font-weight="normal" fo:background-color="#b0c4de" style:font-size-asian="13pt" style:font-size-complex="13pt"/>
    </style:style>
    <style:style style:name="T43" style:family="text">
      <style:text-properties fo:font-variant="normal" fo:text-transform="none" fo:font-style="normal"/>
    </style:style>
    <style:style style:name="T44" style:family="text">
      <style:text-properties fo:font-variant="normal" fo:text-transform="none" fo:font-style="normal" fo:font-weight="bold"/>
    </style:style>
    <style:style style:name="T45" style:family="text">
      <style:text-properties fo:font-variant="normal" fo:text-transform="none" fo:color="#ff0000" style:font-name="Comic Sans MS" fo:font-size="14pt" fo:letter-spacing="normal" fo:font-style="normal" fo:font-weight="normal"/>
    </style:style>
    <style:style style:name="T46" style:family="text">
      <style:text-properties style:font-name="Comic Sans MS" fo:font-size="14pt" fo:font-style="normal" fo:font-weight="normal"/>
    </style:style>
    <style:style style:name="T47" style:family="text">
      <style:text-properties style:font-name="Comic Sans MS" fo:font-size="14pt" fo:font-style="italic" fo:font-weight="normal"/>
    </style:style>
    <style:style style:name="T48" style:family="text">
      <style:text-properties fo:font-style="italic"/>
    </style:style>
    <style:style style:name="T49" style:family="text">
      <style:text-properties fo:font-weight="bold"/>
    </style:style>
    <style:style style:name="T50" style:family="text">
      <style:text-properties fo:color="#9b0000"/>
    </style:style>
    <style:style style:name="T51" style:family="text">
      <style:text-properties fo:color="#e06000"/>
    </style:style>
    <style:style style:name="T52" style:family="text">
      <style:text-properties fo:color="#e06000" fo:font-weight="bold"/>
    </style:style>
    <style:style style:name="T53" style:family="text">
      <style:text-properties fo:color="#00aa00"/>
    </style:style>
    <style:style style:name="T54" style:family="text">
      <style:text-properties fo:color="#00aa00" fo:font-weight="bold"/>
    </style:style>
    <style:style style:name="T55" style:family="text">
      <style:text-properties fo:color="#008080"/>
    </style:style>
    <style:style style:name="T56" style:family="text">
      <style:text-properties fo:color="#008080" fo:font-weight="bold"/>
    </style:style>
    <style:style style:name="T57" style:family="text">
      <style:text-properties fo:color="#9b00ff"/>
    </style:style>
    <style:style style:name="T58" style:family="text">
      <style:text-properties fo:color="#ff0000"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atural Language Processing with Python</text:span><text:line-break/><text:span text:style-name="T5">--- Analyzing Text with the Natural Language Toolkit</text:span><text:line-break/><text:line-break/><text:span text:style-name="T2">Steven Bird, Ewan Klein, and Edward Loper</text:span> </text:p>
      <text:p text:style-name="P2"/>
      <text:h text:style-name="P30" text:outline-level="1">7 Extracting Information from Text</text:h>
      <text:p text:style-name="P12">For any given question, it's likely that someone has written the answer down somewhere. The amount of natural language text that is available in electronic form is truly staggering, and is increasing every day. However, the complexity of natural language can make it very difficult to access the information in that text. The state of the art in NLP is still a long way from being able to build general-purpose representations of meaning from unrestricted text. If we instead focus our efforts on a limited set of questions or "entity relations," such as "where are different facilities located," or "who is employed by what company," we can make significant progress. The goal of this chapter is to answer the following questions:</text:p>
      <text:list xml:id="list1526289558328365711" text:style-name="L1">
        <text:list-item>
          <text:p text:style-name="P17">How can we build a system that extracts structured data, such as tables, from unstructured text?</text:p>
        </text:list-item>
        <text:list-item>
          <text:p text:style-name="P17">What are some robust methods for identifying the entities and relationships described in a text?</text:p>
        </text:list-item>
        <text:list-item>
          <text:p text:style-name="P6">Which corpora are appropriate for this work, and how do we use them for training and evaluating our models?</text:p>
        </text:list-item>
      </text:list>
      <text:p text:style-name="P12">Along the way, we'll apply techniques from the last two chapters to the problems of chunking and named-entity recognition.</text:p>
      <text:section text:style-name="Sect1" text:name="information-extraction">
        <text:h text:style-name="P43" text:outline-level="2"><text:bookmark text:name="sec-information-extraction"/>7.1   Information Extraction</text:h>
        <text:p text:style-name="P10"><text:span text:style-name="T2">Information comes in many shapes and sizes. One important form is </text:span><text:bookmark text:name="structured_data_index_term"/><text:span text:style-name="T4">structured data</text:span><text:span text:style-name="T2">, where there is a regular and predictable organization of entities and relationships. For example, we might be interested in the relation between companies and locations. Given a particular company, we would like to be able to identify the locations where it does business; conversely, given a location, we would like to discover which companies do business in that location. If our data is in tabular form, such as the example in </text:span><text:a xlink:type="simple" xlink:href="http://nltk.org/book/ch07.html#tab-db-locations">7.1</text:a><text:span text:style-name="T2">, then answering these queries is straightforward.</text:span></text:p>
        <text:p text:style-name="P16"><text:bookmark text:name="tab-db-locations"/><text:span text:style-name="T49">Table 7.1</text:span>:</text:p>
        <text:p text:style-name="P5">Locations data</text:p>
        <text:p text:style-name="P4"><text:bookmark text:name="tab-db-locations1"/></text:p>
        <table:table table:name="Table1" table:style-name="Table1">
          <table:table-column table:style-name="Table1.A"/>
          <table:table-column table:style-name="Table1.B"/>
          <table:table-header-rows>
            <table:table-row>
              <table:table-cell table:style-name="Table1.A1" office:value-type="string">
                <text:p text:style-name="P31">OrgName</text:p>
              </table:table-cell>
              <table:table-cell table:style-name="Table1.B1" office:value-type="string">
                <text:p text:style-name="P31">LocationName</text:p>
              </table:table-cell>
            </table:table-row>
          </table:table-header-rows>
          <table:table-row>
            <table:table-cell table:style-name="Table1.A2" office:value-type="string">
              <text:p text:style-name="P34">Omnicom</text:p>
            </table:table-cell>
            <table:table-cell table:style-name="Table1.B2" office:value-type="string">
              <text:p text:style-name="P34">New York</text:p>
            </table:table-cell>
          </table:table-row>
          <table:table-row>
            <table:table-cell table:style-name="Table1.A2" office:value-type="string">
              <text:p text:style-name="P34">DDB Needham</text:p>
            </table:table-cell>
            <table:table-cell table:style-name="Table1.B2" office:value-type="string">
              <text:p text:style-name="P34">New York</text:p>
            </table:table-cell>
          </table:table-row>
          <table:table-row>
            <table:table-cell table:style-name="Table1.A2" office:value-type="string">
              <text:p text:style-name="P34">Kaplan Thaler Group</text:p>
            </table:table-cell>
            <table:table-cell table:style-name="Table1.B2" office:value-type="string">
              <text:p text:style-name="P34">New York</text:p>
            </table:table-cell>
          </table:table-row>
          <text:soft-page-break/>
          <table:table-row>
            <table:table-cell table:style-name="Table1.A2" office:value-type="string">
              <text:p text:style-name="P34">BBDO South</text:p>
            </table:table-cell>
            <table:table-cell table:style-name="Table1.B2" office:value-type="string">
              <text:p text:style-name="P34">Atlanta</text:p>
            </table:table-cell>
          </table:table-row>
          <table:table-row>
            <table:table-cell table:style-name="Table1.A2" office:value-type="string">
              <text:p text:style-name="P34">Georgia-Pacific</text:p>
            </table:table-cell>
            <table:table-cell table:style-name="Table1.B2" office:value-type="string">
              <text:p text:style-name="P34">Atlanta</text:p>
            </table:table-cell>
          </table:table-row>
        </table:table>
        <text:p text:style-name="P10"><text:span text:style-name="T2">If this location data was stored in Python as a list of tuples </text:span><text:span text:style-name="Teletype"><text:span text:style-name="T2">(entity, relation, entity)</text:span></text:span><text:span text:style-name="T2">, then the question "Which organizations operate in Atlanta?" could be translated as follows:</text:span></text:p>
        <table:table table:name="Table2" table:style-name="Table2">
          <table:table-column table:style-name="Table2.A"/>
          <table:table-row>
            <table:table-cell table:style-name="Table2.A1" office:value-type="string">
              <table:table table:name="Table3" table:style-name="Table3">
                <table:table-column table:style-name="Table3.A"/>
                <table:table-column table:style-name="Table3.B"/>
                <table:table-row>
                  <table:table-cell table:style-name="Table3.A1" office:value-type="string">
                    <text:p text:style-name="P37"> </text:p>
                  </table:table-cell>
                  <table:table-cell table:style-name="Table3.B1" office:value-type="string">
                    <text:p text:style-name="P47"><text:span text:style-name="T50">&gt;&gt;&gt; </text:span><text:span text:style-name="T51">print</text:span> [org <text:span text:style-name="T51">for</text:span> (e1, rel, e2) <text:span text:style-name="T51">if</text:span> rel==<text:span text:style-name="T53">'IN'</text:span> <text:span text:style-name="T51">and</text:span> e2==<text:span text:style-name="T53">'Atlanta'</text:span>] </text:p>
                    <text:p text:style-name="P53">['BBDO South', 'Georgia-Pacific']</text:p>
                  </table:table-cell>
                </table:table-row>
              </table:table>
              <text:p text:style-name="P32"/>
            </table:table-cell>
          </table:table-row>
        </table:table>
        <text:p text:style-name="P16"><text:bookmark text:name="tab-db-answers"/><text:span text:style-name="T49">Table 7.2</text:span>:</text:p>
        <text:p text:style-name="P5">Companies that operate in Atlanta</text:p>
        <text:p text:style-name="P4"><text:bookmark text:name="tab-db-answers1"/></text:p>
        <table:table table:name="Table4" table:style-name="Table4">
          <table:table-column table:style-name="Table4.A"/>
          <table:table-header-rows>
            <table:table-row>
              <table:table-cell table:style-name="Table4.A1" office:value-type="string">
                <text:p text:style-name="P31">OrgName</text:p>
              </table:table-cell>
            </table:table-row>
          </table:table-header-rows>
          <table:table-row>
            <table:table-cell table:style-name="Table4.A2" office:value-type="string">
              <text:p text:style-name="P34">BBDO South</text:p>
            </table:table-cell>
          </table:table-row>
          <table:table-row>
            <table:table-cell table:style-name="Table4.A2" office:value-type="string">
              <text:p text:style-name="P34">Georgia-Pacific</text:p>
            </table:table-cell>
          </table:table-row>
        </table:table>
        <text:p text:style-name="P10"><text:span text:style-name="T2">Things are more tricky if we try to get similar information out of text. For example, consider the following snippet (from </text:span><text:span text:style-name="Teletype"><text:span text:style-name="T2">nltk.corpus.ieer</text:span></text:span><text:span text:style-name="T2">, for fileid </text:span><text:span text:style-name="Teletype"><text:span text:style-name="T2">NYT19980315.0085</text:span></text:span><text:span text:style-name="T2">).</text:span></text:p>
        <text:p text:style-name="P4"><text:bookmark text:name="ex-ie4"/></text:p>
        <table:table table:name="Table5" table:style-name="Table5">
          <table:table-column table:style-name="Table5.A"/>
          <table:table-column table:style-name="Table5.B"/>
          <table:table-column table:style-name="Table5.C"/>
          <table:table-row>
            <table:table-cell office:value-type="string">
              <text:p text:style-name="P33">(1)</text:p>
            </table:table-cell>
            <table:table-cell office:value-type="string">
              <text:p text:style-name="P32"/>
            </table:table-cell>
            <table:table-cell office:value-type="string">
              <text:p text:style-name="Table_20_Contents">The fourth Wells account moving to another agency is the packaged paper-products division of Georgia-Pacific Corp., which arrived at Wells only last fall. Like Hertz and the History Channel, it is also leaving for an Omnicom-owned agency, the BBDO South unit of BBDO Worldwide. BBDO South in Atlanta, which handles corporate advertising for Georgia-Pacific, will assume additional duties for brands like Angel Soft toilet tissue and Sparkle paper towels, said Ken Haldin, a spokesman for Georgia-Pacific in Atlanta.</text:p>
            </table:table-cell>
          </table:table-row>
        </table:table>
        <text:p text:style-name="P10"><text:span text:style-name="T2">If you read through </text:span><text:a xlink:type="simple" xlink:href="http://nltk.org/book/ch07.html#ex-ie4">(1)</text:a><text:span text:style-name="T2">, you will glean the information required to answer the example question. But how do we get a machine to understand enough about </text:span><text:a xlink:type="simple" xlink:href="http://nltk.org/book/ch07.html#ex-ie4">(1)</text:a><text:span text:style-name="T2"> to return the answers in </text:span><text:a xlink:type="simple" xlink:href="http://nltk.org/book/ch07.html#tab-db-answers">7.2</text:a><text:span text:style-name="T2">? This is obviously a much harder task. Unlike </text:span><text:a xlink:type="simple" xlink:href="http://nltk.org/book/ch07.html#tab-db-locations">7.1</text:a><text:span text:style-name="T2">, </text:span><text:a xlink:type="simple" xlink:href="http://nltk.org/book/ch07.html#ex-ie4">(1)</text:a><text:span text:style-name="T2"> contains no structure that links organization names with location names.</text:span></text:p>
        <text:p text:style-name="P10"><text:span text:style-name="T2">One approach to this problem involves building a very general representation of meaning (</text:span><text:a xlink:type="simple" xlink:href="http://nltk.org/book/ch10.html#chap-semantics">10</text:a><text:span text:style-name="T2">). In this chapter we take a different approach, deciding in advance that we will only look for very specific kinds of information in text, such as the relation between organizations and locations. Rather than trying to use text like </text:span><text:a xlink:type="simple" xlink:href="http://nltk.org/book/ch07.html#ex-ie4">(1)</text:a><text:span text:style-name="T2"> to answer the question directly, we first convert the </text:span><text:bookmark text:name="unstructured_data_index_term"/><text:span text:style-name="T4">unstructured data</text:span><text:span text:style-name="T2"> of natural language sentences into the structured data of </text:span><text:a xlink:type="simple" xlink:href="http://nltk.org/book/ch07.html#tab-db-locations">7.1</text:a><text:span text:style-name="T2">. Then we reap the benefits of powerful query tools such as SQL. This method of getting meaning from text is called </text:span><text:bookmark text:name="information_extraction_index_term"/><text:span text:style-name="T4">Information Extraction</text:span><text:span text:style-name="T2">.</text:span></text:p>
        <text:p text:style-name="P5"><text:bookmark text:name="information_extraction_index_term1"/>Information Extraction has many applications, including business intelligence, resume harvesting, media analysis, sentiment detection, patent search, and email scanning. A particularly important area of current research involves the attempt to extract structured data out of electronically-available scientific literature, especially in the domain of biology and medicine.</text:p>
        <text:section text:style-name="Sect1" text:name="information-extraction-architecture">
          <text:h text:style-name="P40" text:outline-level="3"><text:bookmark text:name="information_extraction_index_term2"/>Information Extraction Architecture</text:h>
          <text:p text:style-name="P10"><text:bookmark text:name="information_extraction_index_term3"/><text:a xlink:type="simple" xlink:href="http://nltk.org/book/ch07.html#fig-ie-architecture">7.1</text:a><text:span text:style-name="T2"> shows the architecture for a simple information extraction system. It begins by processing a document using several of the procedures discussed in </text:span><text:a xlink:type="simple" xlink:href="http://nltk.org/book/ch03.html#chap-words">3</text:a><text:span text:style-name="T2"> and </text:span><text:a xlink:type="simple" xlink:href="http://nltk.org/book/ch05.html#chap-tag">5</text:a><text:span text:style-name="T2">: first, the </text:span><text:soft-page-break/><text:span text:style-name="T2">raw text of the document is split into sentences using a sentence segmenter, and each sentence is further subdivided into words using a tokenizer. Next, each sentence is tagged with part-of-speech tags, which will prove very helpful in the next step, </text:span><text:bookmark text:name="named_entity_detection_index_term"/><text:span text:style-name="T4">named entity detection</text:span><text:span text:style-name="T2">. In this step, we search for mentions of potentially interesting entities in each sentence. Finally, we use </text:span><text:bookmark text:name="relation_detection_index_term"/><text:span text:style-name="T4">relation detection</text:span><text:span text:style-name="T2"> to search for likely relations between different entities in the text.</text:span></text:p>
          <text:section text:style-name="Sect1" text:name="fig-ie-architecture">
            <text:p text:style-name="P11"><draw:frame draw:style-name="fr1" draw:name="graphics1" text:anchor-type="as-char" svg:width="9.546cm" svg:height="6.011cm" draw:z-index="0"><draw:image xlink:href="http://nltk.org/images/ie-architecture.png" xlink:type="simple" xlink:show="embed" xlink:actuate="onLoad"/><svg:title>../images/ie-architecture.png</svg:title></draw:frame></text:p>
            <text:p text:style-name="P22"><text:span text:style-name="T4">Figure 7.1</text:span><text:span text:style-name="T2">: Simple Pipeline Architecture for an Information Extraction System. This system takes the raw text of a document as its input, and generates a list of </text:span><text:span text:style-name="Teletype"><text:span text:style-name="T2">(entity, relation, entity)</text:span></text:span><text:span text:style-name="T2"> tuples as its output. For example, given a document that indicates that the company Georgia-Pacific is located in Atlanta, it might generate the tuple </text:span><text:span text:style-name="Teletype"><text:span text:style-name="T2">([ORG: </text:span></text:span><text:span text:style-name="Teletype"><text:span text:style-name="T24">'Georgia-Pacific'</text:span></text:span><text:span text:style-name="Teletype"><text:span text:style-name="T2">] </text:span></text:span><text:span text:style-name="Teletype"><text:span text:style-name="T24">'in'</text:span></text:span><text:span text:style-name="Teletype"><text:span text:style-name="T2"> [LOC: </text:span></text:span><text:span text:style-name="Teletype"><text:span text:style-name="T24">'Atlanta'</text:span></text:span><text:span text:style-name="Teletype"><text:span text:style-name="T2">])</text:span></text:span><text:span text:style-name="T2">.</text:span></text:p>
          </text:section>
          <text:p text:style-name="P7"><text:bookmark text:name="relation_detection_index_term1"/>To perform the first three tasks, we can define a simple function that simply connects together NLTK's default sentence segmenter <text:bookmark text:name="ref-ie-segment"/><draw:a xlink:type="simple" xlink:href="http://nltk.org/book/ch07.html#ie-segment"><draw:frame draw:style-name="fr1" draw:name="graphics2" text:anchor-type="as-char" svg:width="0.318cm" svg:height="0.318cm" draw:z-index="1"><draw:image xlink:href="http://nltk.org/book/callouts/callout1.gif" xlink:type="simple" xlink:show="embed" xlink:actuate="onLoad"/><svg:title>[1]</svg:title></draw:frame></draw:a>, word tokenizer <text:bookmark text:name="ref-ie-tokenize"/><draw:a xlink:type="simple" xlink:href="http://nltk.org/book/ch07.html#ie-tokenize"><draw:frame draw:style-name="fr1" draw:name="graphics3" text:anchor-type="as-char" svg:width="0.318cm" svg:height="0.318cm" draw:z-index="2"><draw:image xlink:href="http://nltk.org/book/callouts/callout2.gif" xlink:type="simple" xlink:show="embed" xlink:actuate="onLoad"/><svg:title>[2]</svg:title></draw:frame></draw:a>, and part-of-speech tagger <text:bookmark text:name="ref-ie-postag"/><draw:a xlink:type="simple" xlink:href="http://nltk.org/book/ch07.html#ie-postag"><draw:frame draw:style-name="fr1" draw:name="graphics4" text:anchor-type="as-char" svg:width="0.318cm" svg:height="0.318cm" draw:z-index="3"><draw:image xlink:href="http://nltk.org/book/callouts/callout3.gif" xlink:type="simple" xlink:show="embed" xlink:actuate="onLoad"/><svg:title>[3]</svg:title></draw:frame></draw:a>:</text:p>
          <table:table table:name="Table6" table:style-name="Table6">
            <table:table-column table:style-name="Table6.A"/>
            <table:table-row>
              <table:table-cell table:style-name="Table6.A1" office:value-type="string">
                <table:table table:name="Table7" table:style-name="Table7">
                  <table:table-column table:style-name="Table7.A"/>
                  <table:table-column table:style-name="Table7.B"/>
                  <table:table-row>
                    <table:table-cell table:style-name="Table7.A1" office:value-type="string">
                      <text:p text:style-name="P37"> </text:p>
                    </table:table-cell>
                    <table:table-cell table:style-name="Table7.B1" office:value-type="string">
                      <text:p text:style-name="P47"><text:span text:style-name="T50">&gt;&gt;&gt; </text:span><text:span text:style-name="T51">def</text:span> <text:span text:style-name="T55">ie_preprocess</text:span>(document):</text:p>
                      <text:p text:style-name="P54"><text:span text:style-name="T57">... </text:span><text:s text:c="3"/>sentences = nltk.sent_tokenize(document) <text:bookmark text:name="ie-segment"/><draw:a xlink:type="simple" xlink:href="http://nltk.org/book/ch07.html#ref-ie-segment"><draw:frame draw:style-name="fr1" draw:name="graphics5" text:anchor-type="as-char" svg:width="0.318cm" svg:height="0.318cm" draw:z-index="32"><draw:image xlink:href="http://nltk.org/book/callouts/callout1.gif" xlink:type="simple" xlink:show="embed" xlink:actuate="onLoad"/></draw:frame></draw:a></text:p>
                      <text:p text:style-name="P54"><text:span text:style-name="T57">... </text:span><text:s text:c="3"/>sentences = [nltk.word_tokenize(sent) <text:span text:style-name="T51">for</text:span> sent <text:span text:style-name="T51">in</text:span> sentences] <text:bookmark text:name="ie-tokenize"/><draw:a xlink:type="simple" xlink:href="http://nltk.org/book/ch07.html#ref-ie-tokenize"><draw:frame draw:style-name="fr1" draw:name="graphics6" text:anchor-type="as-char" svg:width="0.318cm" svg:height="0.318cm" draw:z-index="33"><draw:image xlink:href="http://nltk.org/book/callouts/callout2.gif" xlink:type="simple" xlink:show="embed" xlink:actuate="onLoad"/></draw:frame></draw:a></text:p>
                      <text:p text:style-name="P54"><text:span text:style-name="T57">... </text:span><text:s text:c="3"/>sentences = [nltk.pos_tag(sent) <text:span text:style-name="T51">for</text:span> sent <text:span text:style-name="T51">in</text:span> sentences] <text:bookmark text:name="ie-postag"/><draw:a xlink:type="simple" xlink:href="http://nltk.org/book/ch07.html#ref-ie-postag"><draw:frame draw:style-name="fr1" draw:name="graphics7" text:anchor-type="as-char" svg:width="0.318cm" svg:height="0.318cm" draw:z-index="34"><draw:image xlink:href="http://nltk.org/book/callouts/callout3.gif" xlink:type="simple" xlink:show="embed" xlink:actuate="onLoad"/></draw:frame></draw:a></text:p>
                    </table:table-cell>
                  </table:table-row>
                </table:table>
                <text:p text:style-name="P32"/>
              </table:table-cell>
            </table:table-row>
          </table:table>
          <text:p text:style-name="P27">Note</text:p>
          <text:p text:style-name="P29"><text:span text:style-name="T6">Remember that our program samples assume you begin your interactive session or your program with: </text:span><text:span text:style-name="Teletype"><text:span text:style-name="T31">import</text:span></text:span><text:span text:style-name="Teletype"><text:span text:style-name="T6"> nltk, re, pprint</text:span></text:span></text:p>
          <text:p text:style-name="P26"><text:span text:style-name="T2">Next, in named entity detection, we segment and label the entities that might participate in interesting relations with one another. Typically, these will be definite noun phrases such as </text:span><text:span text:style-name="T5">the knights who say "ni"</text:span><text:span text:style-name="T2">, or proper names such as </text:span><text:span text:style-name="T5">Monty Python</text:span><text:span text:style-name="T2">. In some tasks it is useful to also consider indefinite nouns or noun chunks, such as </text:span><text:span text:style-name="Citation"><text:span text:style-name="T2">every student</text:span></text:span><text:span text:style-name="T2"> or </text:span><text:span text:style-name="Citation"><text:span text:style-name="T2">cats</text:span></text:span><text:span text:style-name="T2">, and these do not necessarily refer to entities in the same way as definite </text:span><text:span text:style-name="Teletype"><text:span text:style-name="T2">NP</text:span></text:span><text:span text:style-name="T2">s and proper names.</text:span></text:p>
          <text:p text:style-name="P5">Finally, in relation extraction, we search for specific patterns between pairs of entities that occur near one another in the text, and use those patterns to build tuples recording the relationships between the entities.</text:p>
        </text:section>
      </text:section>
      <text:section text:style-name="Sect1" text:name="chunking">
        <text:h text:style-name="P43" text:outline-level="2"><text:bookmark text:name="sec-chunking"/><text:soft-page-break/>7.2   Chunking</text:h>
        <text:p text:style-name="P10"><text:span text:style-name="T2">The basic technique we will use for entity detection is </text:span><text:bookmark text:name="chunking_index_term"/><text:span text:style-name="T4">chunking</text:span><text:span text:style-name="T2">, which segments and labels multi-token sequences as illustrated in </text:span><text:a xlink:type="simple" xlink:href="http://nltk.org/book/ch07.html#fig-chunk-segmentation">7.2</text:a><text:span text:style-name="T2">. The smaller boxes show the word-level tokenization and part-of-speech tagging, while the large boxes show higher-level chunking. Each of these larger boxes is called a </text:span><text:bookmark text:name="chunk_index_term"/><text:span text:style-name="T4">chunk</text:span><text:span text:style-name="T2">. Like tokenization, which omits whitespace, chunking usually selects a subset of the tokens. Also like tokenization, the pieces produced by a chunker do not overlap in the source text.</text:span></text:p>
        <text:section text:style-name="Sect1" text:name="fig-chunk-segmentation">
          <text:p text:style-name="P11"><draw:frame draw:style-name="fr1" draw:name="graphics8" text:anchor-type="as-char" svg:width="10.435cm" svg:height="2.138cm" draw:z-index="4"><draw:image xlink:href="http://nltk.org/images/chunk-segmentation.png" xlink:type="simple" xlink:show="embed" xlink:actuate="onLoad"/><svg:title>../images/chunk-segmentation.png</svg:title></draw:frame></text:p>
          <text:p text:style-name="P20"><text:span text:style-name="T49">Figure 7.2</text:span>: Segmentation and Labeling at both the Token and Chunk Levels</text:p>
        </text:section>
        <text:p text:style-name="P10"><text:bookmark text:name="chunk_index_term1"/><text:span text:style-name="T3">In this section, we will explore chunking in some depth, beginning with the definition and representation of chunks. We will see regular expression and n-gram approaches to chunking, and will develop and evaluate chunkers using the CoNLL-2000 chunking corpus. We will then return in </text:span><text:a xlink:type="simple" xlink:href="http://nltk.org/book/ch07.html#sec-ner">(5)</text:a><text:span text:style-name="T3"> and </text:span><text:a xlink:type="simple" xlink:href="http://nltk.org/book/ch07.html#sec-relextract">7.6</text:a><text:span text:style-name="T3"> to the tasks of named entity recognition and relation extraction.</text:span></text:p>
        <text:section text:style-name="Sect1" text:name="noun-phrase-chunking">
          <text:h text:style-name="P40" text:outline-level="3">Noun Phrase Chunking</text:h>
          <text:p text:style-name="P10"><text:span text:style-name="T2">We will begin by considering the task of </text:span><text:bookmark text:name="noun_phrase_chunking_index_term"/><text:span text:style-name="T4">noun phrase chunking</text:span><text:span text:style-name="T2">, or </text:span><text:bookmark text:name="np_chunking_index_term"/><text:span text:style-name="T4">NP-chunking</text:span><text:span text:style-name="T2">, where we search for chunks corresponding to individual noun phrases. For example, here is some Wall Street Journal text with </text:span><text:span text:style-name="Teletype"><text:span text:style-name="T2">NP</text:span></text:span><text:span text:style-name="T2">-chunks marked using brackets:</text:span></text:p>
          <text:p text:style-name="P4"><text:bookmark text:name="np_chunking_index_term1"/><text:bookmark text:name="ex-wsj-nx"/></text:p>
          <table:table table:name="Table8" table:style-name="Table8">
            <table:table-column table:style-name="Table8.A"/>
            <table:table-column table:style-name="Table8.B"/>
            <table:table-column table:style-name="Table8.C"/>
            <table:table-row>
              <table:table-cell office:value-type="string">
                <text:p text:style-name="P33">(2)</text:p>
              </table:table-cell>
              <table:table-cell office:value-type="string">
                <text:p text:style-name="P32"/>
              </table:table-cell>
              <table:table-cell office:value-type="string">
                <text:p text:style-name="Table_20_Contents">[ The/DT market/NN ] for/IN [ system-management/NN software/NN ] for/IN [ Digital/NNP ] [ 's/POS hardware/NN ] is/VBZ fragmented/JJ enough/RB that/IN [ a/DT giant/NN ] such/JJ as/IN [ Computer/NNP Associates/NNPS ] should/MD do/VB well/RB there/RB ./.</text:p>
              </table:table-cell>
            </table:table-row>
          </table:table>
          <text:p text:style-name="P10"><text:span text:style-name="T2">As we can see, </text:span><text:span text:style-name="Teletype"><text:span text:style-name="T2">NP</text:span></text:span><text:span text:style-name="T2">-chunks are often smaller pieces than complete noun phrases. For example, </text:span><text:span text:style-name="T5">the market for system-management software for Digital's hardware</text:span><text:span text:style-name="T2"> is a single noun phrase (containing two nested noun phrases), but it is captured in </text:span><text:span text:style-name="Teletype"><text:span text:style-name="T2">NP</text:span></text:span><text:span text:style-name="T2">-chunks by the simpler chunk </text:span><text:span text:style-name="T5">the market</text:span><text:span text:style-name="T2">. One of the motivations for this difference is that </text:span><text:span text:style-name="Teletype"><text:span text:style-name="T2">NP</text:span></text:span><text:span text:style-name="T2">-chunks are defined so as not to contain other </text:span><text:span text:style-name="Teletype"><text:span text:style-name="T2">NP</text:span></text:span><text:span text:style-name="T2">-chunks. Consequently, any prepositional phrases or subordinate clauses that modify a nominal will not be included in the corresponding </text:span><text:span text:style-name="Teletype"><text:span text:style-name="T2">NP</text:span></text:span><text:span text:style-name="T2">-chunk, since they almost certainly contain further noun phrases.</text:span></text:p>
          <text:p text:style-name="P10"><text:bookmark text:name="np_chunking_index_term2"/><text:span text:style-name="T2">One of the most useful sources of information for </text:span><text:span text:style-name="Teletype"><text:span text:style-name="T2">NP</text:span></text:span><text:span text:style-name="T2">-chunking is part-of-speech tags. This is one of the motivations for performing part-of-speech tagging in our information extraction system. We demonstrate this approach using an example sentence that has been part-of-speech tagged in </text:span><text:a xlink:type="simple" xlink:href="http://nltk.org/book/ch07.html#code-chunkex">7.3</text:a><text:span text:style-name="T2">. In order to create an </text:span><text:span text:style-name="Teletype"><text:span text:style-name="T2">NP</text:span></text:span><text:span text:style-name="T2">-chunker, we will first define a </text:span><text:bookmark text:name="chunk_grammar_index_term"/><text:span text:style-name="T4">chunk grammar</text:span><text:span text:style-name="T2">, consisting of rules that indicate how sentences should be chunked. In this case, we will define a simple grammar with a single regular-expression rule </text:span><text:bookmark text:name="ref-chunkex-grammar"/><text:span text:style-name="T2"><draw:a xlink:type="simple" xlink:href="http://nltk.org/book/ch07.html#chunkex-grammar"><draw:frame draw:style-name="fr1" draw:name="graphics9" text:anchor-type="as-char" svg:width="0.318cm" svg:height="0.318cm" draw:z-index="5"><draw:image xlink:href="http://nltk.org/book/callouts/callout2.gif" xlink:type="simple" xlink:show="embed" xlink:actuate="onLoad"/><svg:title>[2]</svg:title></draw:frame></draw:a></text:span><text:span text:style-name="T2">. This rule says that an NP chunk should be formed whenever the chunker finds an optional determiner (</text:span><text:span text:style-name="Teletype"><text:span text:style-name="T2">DT</text:span></text:span><text:span text:style-name="T2">) followed by any number of </text:span><text:soft-page-break/><text:span text:style-name="T2">adjectives (</text:span><text:span text:style-name="Teletype"><text:span text:style-name="T2">JJ</text:span></text:span><text:span text:style-name="T2">) and then a noun (</text:span><text:span text:style-name="Teletype"><text:span text:style-name="T2">NN</text:span></text:span><text:span text:style-name="T2">). Using this grammar, we create a chunk parser </text:span><text:bookmark text:name="ref-chunkex-cp"/><text:span text:style-name="T2"><draw:a xlink:type="simple" xlink:href="http://nltk.org/book/ch07.html#chunkex-cp"><draw:frame draw:style-name="fr1" draw:name="graphics10" text:anchor-type="as-char" svg:width="0.318cm" svg:height="0.318cm" draw:z-index="6"><draw:image xlink:href="http://nltk.org/book/callouts/callout3.gif" xlink:type="simple" xlink:show="embed" xlink:actuate="onLoad"/><svg:title>[3]</svg:title></draw:frame></draw:a></text:span><text:span text:style-name="T2">, and test it on our example sentence </text:span><text:bookmark text:name="ref-chunkex-test"/><text:span text:style-name="T2"><draw:a xlink:type="simple" xlink:href="http://nltk.org/book/ch07.html#chunkex-test"><draw:frame draw:style-name="fr1" draw:name="graphics11" text:anchor-type="as-char" svg:width="0.318cm" svg:height="0.318cm" draw:z-index="7"><draw:image xlink:href="http://nltk.org/book/callouts/callout4.gif" xlink:type="simple" xlink:show="embed" xlink:actuate="onLoad"/><svg:title>[4]</svg:title></draw:frame></draw:a></text:span><text:span text:style-name="T2">. The result is a tree, which we can either print </text:span><text:bookmark text:name="ref-chunkex-print"/><text:span text:style-name="T2"><draw:a xlink:type="simple" xlink:href="http://nltk.org/book/ch07.html#chunkex-print"><draw:frame draw:style-name="fr1" draw:name="graphics12" text:anchor-type="as-char" svg:width="0.318cm" svg:height="0.318cm" draw:z-index="8"><draw:image xlink:href="http://nltk.org/book/callouts/callout5.gif" xlink:type="simple" xlink:show="embed" xlink:actuate="onLoad"/><svg:title>[5]</svg:title></draw:frame></draw:a></text:span><text:span text:style-name="T2">, or display graphically </text:span><text:bookmark text:name="ref-chunkex-draw"/><text:span text:style-name="T2"><draw:a xlink:type="simple" xlink:href="http://nltk.org/book/ch07.html#chunkex-draw"><draw:frame draw:style-name="fr1" draw:name="graphics13" text:anchor-type="as-char" svg:width="0.318cm" svg:height="0.318cm" draw:z-index="9"><draw:image xlink:href="http://nltk.org/book/callouts/callout6.gif" xlink:type="simple" xlink:show="embed" xlink:actuate="onLoad"/><svg:title>[6]</svg:title></draw:frame></draw:a></text:span><text:span text:style-name="T2">.</text:span></text:p>
          <text:p text:style-name="P3"><text:bookmark text:name="code-chunkex"/></text:p>
          <table:table table:name="Table9" table:style-name="Table9">
            <table:table-column table:style-name="Table9.A"/>
            <table:table-row>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P37"> </text:p>
                    </table:table-cell>
                    <table:table-cell table:style-name="Table10.B1" office:value-type="string">
                      <text:p text:style-name="P47"><text:span text:style-name="T50">&gt;&gt;&gt; </text:span>sentence = [(<text:span text:style-name="T53">"the"</text:span>, <text:span text:style-name="T53">"DT"</text:span>), (<text:span text:style-name="T53">"little"</text:span>, <text:span text:style-name="T53">"JJ"</text:span>), (<text:span text:style-name="T53">"yellow"</text:span>, <text:span text:style-name="T53">"JJ"</text:span>), <text:bookmark text:name="chunkex-sent"/><draw:a xlink:type="simple" xlink:href="http://nltk.org/book/ch07.html#ref-chunkex-sent"><draw:frame draw:style-name="fr1" draw:name="graphics14" text:anchor-type="as-char" svg:width="0.318cm" svg:height="0.318cm" draw:z-index="36"><draw:image xlink:href="http://nltk.org/book/callouts/callout1.gif" xlink:type="simple" xlink:show="embed" xlink:actuate="onLoad"/></draw:frame></draw:a></text:p>
                      <text:p text:style-name="P54"><text:span text:style-name="T57">... </text:span>(<text:span text:style-name="T53">"dog"</text:span>, <text:span text:style-name="T53">"NN"</text:span>), (<text:span text:style-name="T53">"barked"</text:span>, <text:span text:style-name="T53">"VBD"</text:span>), (<text:span text:style-name="T53">"at"</text:span>, <text:span text:style-name="T53">"IN"</text:span>), <text:s/>(<text:span text:style-name="T53">"the"</text:span>, <text:span text:style-name="T53">"DT"</text:span>), (<text:span text:style-name="T53">"cat"</text:span>, <text:span text:style-name="T53">"NN"</text:span>)]</text:p>
                      <text:p text:style-name="P51"/>
                      <text:p text:style-name="P54"><text:span text:style-name="T50">&gt;&gt;&gt; </text:span>grammar = <text:span text:style-name="T53">"NP: {&lt;DT&gt;?&lt;JJ&gt;*&lt;NN&gt;}"</text:span> <text:bookmark text:name="chunkex-grammar"/><draw:a xlink:type="simple" xlink:href="http://nltk.org/book/ch07.html#ref-chunkex-grammar"><draw:frame draw:style-name="fr1" draw:name="graphics15" text:anchor-type="as-char" svg:width="0.318cm" svg:height="0.318cm" draw:z-index="37"><draw:image xlink:href="http://nltk.org/book/callouts/callout2.gif" xlink:type="simple" xlink:show="embed" xlink:actuate="onLoad"/></draw:frame></draw:a></text:p>
                      <text:p text:style-name="P51"/>
                      <text:p text:style-name="P54"><text:span text:style-name="T50">&gt;&gt;&gt; </text:span>cp = nltk.RegexpParser(grammar) <text:bookmark text:name="chunkex-cp"/><draw:a xlink:type="simple" xlink:href="http://nltk.org/book/ch07.html#ref-chunkex-cp"><draw:frame draw:style-name="fr1" draw:name="graphics16" text:anchor-type="as-char" svg:width="0.318cm" svg:height="0.318cm" draw:z-index="38"><draw:image xlink:href="http://nltk.org/book/callouts/callout3.gif" xlink:type="simple" xlink:show="embed" xlink:actuate="onLoad"/></draw:frame></draw:a></text:p>
                      <text:p text:style-name="P54"><text:span text:style-name="T50">&gt;&gt;&gt; </text:span>result = cp.parse(sentence) <text:bookmark text:name="chunkex-test"/><draw:a xlink:type="simple" xlink:href="http://nltk.org/book/ch07.html#ref-chunkex-test"><draw:frame draw:style-name="fr1" draw:name="graphics17" text:anchor-type="as-char" svg:width="0.318cm" svg:height="0.318cm" draw:z-index="39"><draw:image xlink:href="http://nltk.org/book/callouts/callout4.gif" xlink:type="simple" xlink:show="embed" xlink:actuate="onLoad"/></draw:frame></draw:a></text:p>
                      <text:p text:style-name="P54"><text:span text:style-name="T50">&gt;&gt;&gt; </text:span><text:span text:style-name="T51">print</text:span> result <text:bookmark text:name="chunkex-print"/><draw:a xlink:type="simple" xlink:href="http://nltk.org/book/ch07.html#ref-chunkex-print"><draw:frame draw:style-name="fr1" draw:name="graphics18" text:anchor-type="as-char" svg:width="0.318cm" svg:height="0.318cm" draw:z-index="40"><draw:image xlink:href="http://nltk.org/book/callouts/callout5.gif" xlink:type="simple" xlink:show="embed" xlink:actuate="onLoad"/></draw:frame></draw:a></text:p>
                      <text:p text:style-name="P53">(S</text:p>
                      <text:p text:style-name="P52"><text:s text:c="2"/><text:span text:style-name="T49">(NP the/DT little/JJ yellow/JJ dog/NN)</text:span></text:p>
                      <text:p text:style-name="P52"><text:s text:c="2"/><text:span text:style-name="T49">barked/VBD</text:span></text:p>
                      <text:p text:style-name="P52"><text:s text:c="2"/><text:span text:style-name="T49">at/IN</text:span></text:p>
                      <text:p text:style-name="P52"><text:s text:c="2"/><text:span text:style-name="T49">(NP the/DT cat/NN))</text:span></text:p>
                      <text:p text:style-name="P54"><text:span text:style-name="T50">&gt;&gt;&gt; </text:span>result.draw() <text:bookmark text:name="chunkex-draw"/><draw:a xlink:type="simple" xlink:href="http://nltk.org/book/ch07.html#ref-chunkex-draw"><draw:frame draw:style-name="fr1" draw:name="graphics19" text:anchor-type="as-char" svg:width="0.318cm" svg:height="0.318cm" draw:z-index="41"><draw:image xlink:href="http://nltk.org/book/callouts/callout6.gif" xlink:type="simple" xlink:show="embed" xlink:actuate="onLoad"/></draw:frame></draw:a></text:p>
                    </table:table-cell>
                  </table:table-row>
                </table:table>
                <text:p text:style-name="P35"/>
              </table:table-cell>
            </table:table-row>
            <table:table-row>
              <table:table-cell table:style-name="Table9.A2" office:value-type="string">
                <text:p text:style-name="P39"><text:a xlink:type="simple" xlink:href="http://nltk.org/book/pylisting/code_chunkex.py"><text:span text:style-name="T44">Example 7.3 (code_chunkex.py)</text:span></text:a><text:span text:style-name="T43">: </text:span><text:span text:style-name="T44">Figure 7.3</text:span><text:span text:style-name="T43">: Example of a Simple Regular Expression Based NP Chunker.</text:span></text:p>
              </table:table-cell>
            </table:table-row>
          </table:table>
          <text:p text:style-name="P8"><draw:frame draw:style-name="fr1" draw:name="graphics20" text:anchor-type="as-char" svg:width="9.61cm" svg:height="3.408cm" draw:z-index="10"><draw:image xlink:href="http://nltk.org/book/tree_images/ch07-tree-1.png" xlink:type="simple" xlink:show="embed" xlink:actuate="onLoad"/><svg:title>tree_images/ch07-tree-1.png</svg:title></draw:frame></text:p>
        </text:section>
        <text:section text:style-name="Sect1" text:name="tag-patterns">
          <text:h text:style-name="P41" text:outline-level="3">Tag Patterns</text:h>
          <text:p text:style-name="P10"><text:span text:style-name="T2">The rules that make up a chunk grammar use </text:span><text:bookmark text:name="tag_patterns_index_term"/><text:span text:style-name="T4">tag patterns</text:span><text:span text:style-name="T2"> to describe sequences of tagged words. A tag pattern is a sequence of part-of-speech tags delimited using angle brackets, e.g. </text:span><text:span text:style-name="Teletype"><text:span text:style-name="T2">&lt;DT&gt;?&lt;JJ&gt;*&lt;NN&gt;</text:span></text:span><text:span text:style-name="T2">. Tag patterns are similar to regular expression patterns (</text:span><text:a xlink:type="simple" xlink:href="http://nltk.org/book/ch03.html#sec-regular-expressions-word-patterns">3.4</text:a><text:span text:style-name="T2">). Now, consider the following noun phrases from the Wall Street Journal:</text:span></text:p>
          <text:p text:style-name="P46">another/DT sharp/JJ dive/NN</text:p>
          <text:p text:style-name="P46">trade/NN figures/NNS</text:p>
          <text:p text:style-name="P46">any/DT new/JJ policy/NN measures/NNS</text:p>
          <text:p text:style-name="P46">earlier/JJR stages/NNS</text:p>
          <text:p text:style-name="P50">Panamanian/JJ dictator/NN Manuel/NNP Noriega/NNP</text:p>
          <text:p text:style-name="P10"><text:span text:style-name="T2">We can match these noun phrases using a slight refinement of the first tag pattern above, i.e. </text:span><text:span text:style-name="Teletype"><text:span text:style-name="T2">&lt;DT&gt;?&lt;JJ.*&gt;*&lt;NN.*&gt;+</text:span></text:span><text:span text:style-name="T2">. This will chunk any sequence of tokens beginning with an optional determiner, followed by zero or more adjectives of any type (including relative adjectives like</text:span><text:span text:style-name="Teletype"><text:span text:style-name="T2">earlier/JJR</text:span></text:span><text:span text:style-name="T2">), followed by one or more nouns of any type. However, it is easy to find many more complicated examples which this rule will not cover:</text:span></text:p>
          <text:p text:style-name="P46">his/PRP$ Mansion/NNP House/NNP speech/NN</text:p>
          <text:p text:style-name="P46">the/DT price/NN cutting/VBG</text:p>
          <text:p text:style-name="P46">3/CD %/NN to/TO 4/CD %/NN</text:p>
          <text:p text:style-name="P46">more/JJR than/IN 10/CD %/NN</text:p>
          <text:p text:style-name="P46"><text:soft-page-break/>the/DT fastest/JJS developing/VBG trends/NNS</text:p>
          <text:p text:style-name="P50">'s/POS skill/NN</text:p>
          <text:p text:style-name="P27">Note</text:p>
          <text:p text:style-name="P29"><text:span text:style-name="Strong_20_Emphasis"><text:span text:style-name="T6">Your Turn:</text:span></text:span><text:span text:style-name="T6"> Try to come up with tag patterns to cover these cases. Test them using the graphical interface</text:span><text:span text:style-name="Teletype"><text:span text:style-name="T6">nltk.app.chunkparser()</text:span></text:span><text:span text:style-name="T6">. Continue to refine your tag patterns with the help of the feedback given by this tool.</text:span></text:p>
        </text:section>
        <text:section text:style-name="Sect1" text:name="chunking-with-regular-expressions">
          <text:h text:style-name="P42" text:outline-level="3">Chunking with Regular Expressions</text:h>
          <text:p text:style-name="P10"><text:span text:style-name="T2">To find the chunk structure for a given sentence, the </text:span><text:span text:style-name="Teletype"><text:span text:style-name="T2">RegexpParser</text:span></text:span><text:span text:style-name="T2"> chunker begins with a flat structure in which no tokens are chunked. The chunking rules are applied in turn, successively updating the chunk structure. Once all of the rules have been invoked, the resulting chunk structure is returned.</text:span></text:p>
          <text:p text:style-name="P10"><text:a xlink:type="simple" xlink:href="http://nltk.org/book/ch07.html#code-chunker1">7.4</text:a><text:span text:style-name="T2"> shows a simple chunk grammar consisting of two rules. The first rule matches an optional determiner or possessive pronoun, zero or more adjectives, then a noun. The second rule matches one or more proper nouns. We also define an example sentence to be chunked </text:span><text:bookmark text:name="ref-code-chunker1-ex"/><text:span text:style-name="T2"><draw:a xlink:type="simple" xlink:href="http://nltk.org/book/ch07.html#code-chunker1-ex"><draw:frame draw:style-name="fr1" draw:name="graphics21" text:anchor-type="as-char" svg:width="0.318cm" svg:height="0.318cm" draw:z-index="11"><draw:image xlink:href="http://nltk.org/book/callouts/callout1.gif" xlink:type="simple" xlink:show="embed" xlink:actuate="onLoad"/><svg:title>[1]</svg:title></draw:frame></draw:a></text:span><text:span text:style-name="T2">, and run the chunker on this input </text:span><text:bookmark text:name="ref-code-chunker1-run"/><text:span text:style-name="T2"><draw:a xlink:type="simple" xlink:href="http://nltk.org/book/ch07.html#code-chunker1-run"><draw:frame draw:style-name="fr1" draw:name="graphics22" text:anchor-type="as-char" svg:width="0.318cm" svg:height="0.318cm" draw:z-index="12"><draw:image xlink:href="http://nltk.org/book/callouts/callout2.gif" xlink:type="simple" xlink:show="embed" xlink:actuate="onLoad"/><svg:title>[2]</svg:title></draw:frame></draw:a></text:span><text:span text:style-name="T2">.</text:span></text:p>
          <text:p text:style-name="P3"><text:bookmark text:name="code-chunker1"/></text:p>
          <table:table table:name="Table11" table:style-name="Table11">
            <table:table-column table:style-name="Table11.A"/>
            <table:table-row>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37"> </text:p>
                    </table:table-cell>
                    <table:table-cell table:style-name="Table12.B1" office:value-type="string">
                      <text:p text:style-name="P47">grammar = r<text:span text:style-name="T53">"""</text:span></text:p>
                      <text:p text:style-name="P55"><text:s text:c="2"/><text:span text:style-name="T49">NP: {&lt;DT|PP\$&gt;?&lt;JJ&gt;*&lt;NN&gt;} <text:s text:c="2"/># chunk determiner/possessive, adjectives and nouns</text:span></text:p>
                      <text:p text:style-name="P55"><text:s text:c="6"/><text:span text:style-name="T49">{&lt;NNP&gt;+} <text:s text:c="15"/># chunk sequences of proper nouns</text:span></text:p>
                      <text:p text:style-name="P56">"""</text:p>
                      <text:p text:style-name="P54">cp = nltk.RegexpParser(grammar)</text:p>
                      <text:p text:style-name="P54">sentence = [(<text:span text:style-name="T53">"Rapunzel"</text:span>, <text:span text:style-name="T53">"NNP"</text:span>), (<text:span text:style-name="T53">"let"</text:span>, <text:span text:style-name="T53">"VBD"</text:span>), (<text:span text:style-name="T53">"down"</text:span>, <text:span text:style-name="T53">"RP"</text:span>), <text:bookmark text:name="code-chunker1-ex"/><draw:a xlink:type="simple" xlink:href="http://nltk.org/book/ch07.html#ref-code-chunker1-ex"><draw:frame draw:style-name="fr1" draw:name="graphics23" text:anchor-type="as-char" svg:width="0.318cm" svg:height="0.318cm" draw:z-index="42"><draw:image xlink:href="http://nltk.org/book/callouts/callout1.gif" xlink:type="simple" xlink:show="embed" xlink:actuate="onLoad"/></draw:frame></draw:a></text:p>
                      <text:p text:style-name="P51"><text:s text:c="17"/><text:span text:style-name="T49">(</text:span><text:span text:style-name="T54">"her"</text:span><text:span text:style-name="T49">, </text:span><text:span text:style-name="T54">"PP$"</text:span><text:span text:style-name="T49">), (</text:span><text:span text:style-name="T54">"long"</text:span><text:span text:style-name="T49">, </text:span><text:span text:style-name="T54">"JJ"</text:span><text:span text:style-name="T49">), (</text:span><text:span text:style-name="T54">"golden"</text:span><text:span text:style-name="T49">, </text:span><text:span text:style-name="T54">"JJ"</text:span><text:span text:style-name="T49">), (</text:span><text:span text:style-name="T54">"hair"</text:span><text:span text:style-name="T49">, </text:span><text:span text:style-name="T54">"NN"</text:span><text:span text:style-name="T49">)]</text:span></text:p>
                    </table:table-cell>
                  </table:table-row>
                </table:table>
                <table:table table:name="Table13" table:style-name="Table13">
                  <table:table-column table:style-name="Table13.A"/>
                  <table:table-column table:style-name="Table13.B"/>
                  <table:table-row>
                    <table:table-cell table:style-name="Table13.A1" office:value-type="string">
                      <text:p text:style-name="P37"> </text:p>
                    </table:table-cell>
                    <table:table-cell table:style-name="Table13.B1" office:value-type="string">
                      <text:p text:style-name="P47"><text:span text:style-name="T50">&gt;&gt;&gt; </text:span><text:span text:style-name="T51">print</text:span> cp.parse(sentence) <text:bookmark text:name="code-chunker1-run"/><draw:a xlink:type="simple" xlink:href="http://nltk.org/book/ch07.html#ref-code-chunker1-run"><draw:frame draw:style-name="fr1" draw:name="graphics24" text:anchor-type="as-char" svg:width="0.318cm" svg:height="0.318cm" draw:z-index="35"><draw:image xlink:href="http://nltk.org/book/callouts/callout2.gif" xlink:type="simple" xlink:show="embed" xlink:actuate="onLoad"/></draw:frame></draw:a></text:p>
                      <text:p text:style-name="P53">(S</text:p>
                      <text:p text:style-name="P52"><text:s text:c="2"/><text:span text:style-name="T49">(NP Rapunzel/NNP)</text:span></text:p>
                      <text:p text:style-name="P52"><text:s text:c="2"/><text:span text:style-name="T49">let/VBD</text:span></text:p>
                      <text:p text:style-name="P52"><text:s text:c="2"/><text:span text:style-name="T49">down/RP</text:span></text:p>
                      <text:p text:style-name="P52"><text:s text:c="2"/><text:span text:style-name="T49">(NP her/PP$ long/JJ golden/JJ hair/NN))</text:span></text:p>
                    </table:table-cell>
                  </table:table-row>
                </table:table>
                <text:p text:style-name="Table_20_Contents"/>
              </table:table-cell>
            </table:table-row>
            <table:table-row>
              <table:table-cell table:style-name="Table11.A2" office:value-type="string">
                <text:p text:style-name="P35"/>
              </table:table-cell>
            </table:table-row>
            <table:table-row>
              <table:table-cell table:style-name="Table11.A3" office:value-type="string">
                <text:p text:style-name="P39"><text:a xlink:type="simple" xlink:href="http://nltk.org/book/pylisting/code_chunker1.py"><text:span text:style-name="T44">Example 7.4 (code_chunker1.py)</text:span></text:a><text:span text:style-name="T43">: </text:span><text:span text:style-name="T44">Figure 7.4</text:span><text:span text:style-name="T43">: Simple Noun Phrase Chunker</text:span></text:p>
              </table:table-cell>
            </table:table-row>
          </table:table>
          <text:p text:style-name="P27">Note</text:p>
          <text:p text:style-name="P29"><text:span text:style-name="T6">The </text:span><text:span text:style-name="Teletype"><text:span text:style-name="T6">$</text:span></text:span><text:span text:style-name="T6"> symbol is a special character in regular expressions, and must be backslash escaped in order to match the tag</text:span><text:span text:style-name="Teletype"><text:span text:style-name="T6">PP$</text:span></text:span><text:span text:style-name="T6">.</text:span></text:p>
          <text:p text:style-name="P25">If a tag pattern matches at overlapping locations, the leftmost match takes precedence. For example, if we apply a rule that matches two consecutive nouns to a text containing three consecutive nouns, then only the first two nouns will be chunked:</text:p>
          <table:table table:name="Table14" table:style-name="Table14">
            <table:table-column table:style-name="Table14.A"/>
            <table:table-row>
              <table:table-cell table:style-name="Table14.A1" office:value-type="string">
                <table:table table:name="Table15" table:style-name="Table15">
                  <table:table-column table:style-name="Table15.A"/>
                  <table:table-column table:style-name="Table15.B"/>
                  <table:table-row>
                    <table:table-cell table:style-name="Table15.A1" office:value-type="string">
                      <text:p text:style-name="P37"> </text:p>
                    </table:table-cell>
                    <table:table-cell table:style-name="Table15.B1" office:value-type="string">
                      <text:p text:style-name="P47"><text:span text:style-name="T50">&gt;&gt;&gt; </text:span>nouns = [(<text:span text:style-name="T53">"money"</text:span>, <text:span text:style-name="T53">"NN"</text:span>), (<text:span text:style-name="T53">"market"</text:span>, <text:span text:style-name="T53">"NN"</text:span>), (<text:span text:style-name="T53">"fund"</text:span>, <text:span text:style-name="T53">"NN"</text:span>)]</text:p>
                      <text:p text:style-name="P54"><text:span text:style-name="T50">&gt;&gt;&gt; </text:span>grammar = <text:span text:style-name="T53">"NP: {&lt;NN&gt;&lt;NN&gt;} <text:s/># Chunk two consecutive nouns"</text:span></text:p>
                      <text:p text:style-name="P54"><text:span text:style-name="T50">&gt;&gt;&gt; </text:span>cp = nltk.RegexpParser(grammar)</text:p>
                      <text:p text:style-name="P54"><text:span text:style-name="T50">&gt;&gt;&gt; </text:span><text:span text:style-name="T51">print</text:span> cp.parse(nouns)</text:p>
                      <text:p text:style-name="P53">(S (NP money/NN market/NN) fund/NN)</text:p>
                    </table:table-cell>
                  </table:table-row>
                </table:table>
                <text:p text:style-name="P32"/>
              </table:table-cell>
            </table:table-row>
          </table:table>
          <text:p text:style-name="P10"><text:soft-page-break/><text:span text:style-name="T2">Once we have created the chunk for </text:span><text:span text:style-name="T5">money market</text:span><text:span text:style-name="T2">, we have removed the context that would have permitted </text:span><text:span text:style-name="T5">fund</text:span><text:span text:style-name="T2"> to be included in a chunk. This issue would have been avoided with a more permissive chunk rule, e.g. </text:span><text:span text:style-name="Teletype"><text:span text:style-name="T2">NP: {&lt;NN&gt;+}</text:span></text:span><text:span text:style-name="T2">.</text:span></text:p>
          <text:p text:style-name="P27">Note</text:p>
          <text:p text:style-name="P27">We have added a comment to each of our chunk rules. These are optional; when they are present, the chunker prints these comments as part of its tracing output.</text:p>
        </text:section>
        <text:section text:style-name="Sect1" text:name="exploring-text-corpora">
          <text:h text:style-name="P42" text:outline-level="3">Exploring Text Corpora</text:h>
          <text:p text:style-name="P10"><text:span text:style-name="T2">In </text:span><text:a xlink:type="simple" xlink:href="http://nltk.org/book/ch05.html#sec-tagged-corpora">5.2</text:a><text:span text:style-name="T2"> we saw how we could interrogate a tagged corpus to extract phrases matching a particular sequence of part-of-speech tags. We can do the same work more easily with a chunker, as follows:</text:span></text:p>
          <table:table table:name="Table16" table:style-name="Table16">
            <table:table-column table:style-name="Table16.A"/>
            <table:table-row>
              <table:table-cell table:style-name="Table16.A1" office:value-type="string">
                <table:table table:name="Table17" table:style-name="Table17">
                  <table:table-column table:style-name="Table17.A"/>
                  <table:table-column table:style-name="Table17.B"/>
                  <table:table-row>
                    <table:table-cell table:style-name="Table17.A1" office:value-type="string">
                      <text:p text:style-name="P37"> </text:p>
                    </table:table-cell>
                    <table:table-cell table:style-name="Table17.B1" office:value-type="string">
                      <text:p text:style-name="P47"><text:span text:style-name="T50">&gt;&gt;&gt; </text:span>cp = nltk.RegexpParser(<text:span text:style-name="T53">'CHUNK: {&lt;V.*&gt; &lt;TO&gt; &lt;V.*&gt;}'</text:span>)</text:p>
                      <text:p text:style-name="P54"><text:span text:style-name="T50">&gt;&gt;&gt; </text:span>brown = nltk.corpus.brown</text:p>
                      <text:p text:style-name="P54"><text:span text:style-name="T50">&gt;&gt;&gt; </text:span><text:span text:style-name="T51">for</text:span> sent <text:span text:style-name="T51">in</text:span> brown.tagged_sents():</text:p>
                      <text:p text:style-name="P54"><text:span text:style-name="T57">... </text:span><text:s text:c="4"/>tree = cp.parse(sent)</text:p>
                      <text:p text:style-name="P54"><text:span text:style-name="T57">... </text:span><text:s text:c="4"/><text:span text:style-name="T51">for</text:span> subtree <text:span text:style-name="T51">in</text:span> tree.subtrees():</text:p>
                      <text:p text:style-name="P54"><text:span text:style-name="T57">... </text:span><text:s text:c="8"/><text:span text:style-name="T51">if</text:span> subtree.node == <text:span text:style-name="T53">'CHUNK'</text:span>: <text:span text:style-name="T51">print</text:span> subtree</text:p>
                      <text:p text:style-name="P57">...</text:p>
                      <text:p text:style-name="P53">(CHUNK combined/VBN to/TO achieve/VB)</text:p>
                      <text:p text:style-name="P53">(CHUNK continue/VB to/TO place/VB)</text:p>
                      <text:p text:style-name="P53">(CHUNK serve/VB to/TO protect/VB)</text:p>
                      <text:p text:style-name="P53">(CHUNK wanted/VBD to/TO wait/VB)</text:p>
                      <text:p text:style-name="P53">(CHUNK allowed/VBN to/TO place/VB)</text:p>
                      <text:p text:style-name="P53">(CHUNK expected/VBN to/TO become/VB)</text:p>
                      <text:p text:style-name="P53">...</text:p>
                      <text:p text:style-name="P53">(CHUNK seems/VBZ to/TO overtake/VB)</text:p>
                      <text:p text:style-name="P53">(CHUNK want/VB to/TO buy/VB)</text:p>
                    </table:table-cell>
                  </table:table-row>
                </table:table>
                <text:p text:style-name="P32"/>
              </table:table-cell>
            </table:table-row>
          </table:table>
          <text:p text:style-name="P27">Note</text:p>
          <text:p text:style-name="P29"><text:span text:style-name="Strong_20_Emphasis"><text:span text:style-name="T6">Your Turn:</text:span></text:span><text:span text:style-name="T6"> Encapsulate the above example inside a function </text:span><text:span text:style-name="Teletype"><text:span text:style-name="T6">find_chunks()</text:span></text:span><text:span text:style-name="T6"> that takes a chunk string like </text:span><text:span text:style-name="Teletype"><text:span text:style-name="T25">"CHUNK: {&lt;V.*&gt; &lt;TO&gt; &lt;V.*&gt;}"</text:span></text:span><text:span text:style-name="T6"> as an argument. Use it to search the corpus for several other patterns, such as four or more nouns in a row, e.g. </text:span><text:span text:style-name="Teletype"><text:span text:style-name="T25">"NOUNS: {&lt;N.*&gt;{4,}}"</text:span></text:span></text:p>
        </text:section>
        <text:section text:style-name="Sect1" text:name="chinking">
          <text:h text:style-name="P42" text:outline-level="3">Chinking</text:h>
          <text:p text:style-name="P10"><text:span text:style-name="T2">Sometimes it is easier to define what we want to </text:span><text:span text:style-name="T5">exclude</text:span><text:span text:style-name="T2"> from a chunk. We can define a </text:span><text:bookmark text:name="chink_index_term"/><text:span text:style-name="T4">chink</text:span><text:span text:style-name="T2"> to be a sequence of tokens that is not included in a chunk. In the following example, </text:span><text:span text:style-name="Teletype"><text:span text:style-name="T2">barked/VBD at/IN</text:span></text:span><text:span text:style-name="T2"> is a chink:</text:span></text:p>
          <text:p text:style-name="P50"><text:bookmark text:name="chink_index_term1"/>[ the/DT little/JJ yellow/JJ dog/NN ] barked/VBD at/IN [ the/DT cat/NN ]</text:p>
          <text:p text:style-name="P10"><text:bookmark text:name="chink_index_term2"/><text:span text:style-name="T2">Chinking is the process of removing a sequence of tokens from a chunk. If the matching sequence of tokens spans an entire chunk, then the whole chunk is removed; if the sequence of tokens appears in the middle of the chunk, these tokens are removed, leaving two chunks where there was only one before. If the sequence is at the periphery of the chunk, these tokens are removed, and a smaller chunk remains. These three possibilities are illustrated in </text:span><text:a xlink:type="simple" xlink:href="http://nltk.org/book/ch07.html#tab-chinking-example">7.3</text:a><text:span text:style-name="T2">.</text:span></text:p>
          <text:p text:style-name="P16"><text:bookmark text:name="tab-chinking-example"/><text:soft-page-break/><text:span text:style-name="T49">Table 7.3</text:span>:</text:p>
          <text:p text:style-name="P5">Three chinking rules applied to the same chunk</text:p>
          <text:p text:style-name="P4"><text:bookmark text:name="tab-chinking-example1"/></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31">` `</text:p>
                </table:table-cell>
                <table:table-cell table:style-name="Table18.A1" office:value-type="string">
                  <text:p text:style-name="P31">Entire chunk</text:p>
                </table:table-cell>
                <table:table-cell table:style-name="Table18.A1" office:value-type="string">
                  <text:p text:style-name="P31">Middle of a chunk</text:p>
                </table:table-cell>
                <table:table-cell table:style-name="Table18.D1" office:value-type="string">
                  <text:p text:style-name="P31">End of a chunk</text:p>
                </table:table-cell>
              </table:table-row>
            </table:table-header-rows>
            <table:table-row>
              <table:table-cell table:style-name="Table18.A2" office:value-type="string">
                <text:p text:style-name="P34"><text:span text:style-name="Emphasis">Input</text:span></text:p>
              </table:table-cell>
              <table:table-cell table:style-name="Table18.A2" office:value-type="string">
                <text:p text:style-name="P34">[a/DT little/JJ dog/NN]</text:p>
              </table:table-cell>
              <table:table-cell table:style-name="Table18.A2" office:value-type="string">
                <text:p text:style-name="P34">[a/DT little/JJ dog/NN]</text:p>
              </table:table-cell>
              <table:table-cell table:style-name="Table18.D2" office:value-type="string">
                <text:p text:style-name="P34">[a/DT little/JJ dog/NN]</text:p>
              </table:table-cell>
            </table:table-row>
            <table:table-row>
              <table:table-cell table:style-name="Table18.A2" office:value-type="string">
                <text:p text:style-name="P34"><text:span text:style-name="Emphasis">Operation</text:span></text:p>
              </table:table-cell>
              <table:table-cell table:style-name="Table18.A2" office:value-type="string">
                <text:p text:style-name="P34">Chink "DT JJ NN"</text:p>
              </table:table-cell>
              <table:table-cell table:style-name="Table18.A2" office:value-type="string">
                <text:p text:style-name="P34">Chink "JJ"</text:p>
              </table:table-cell>
              <table:table-cell table:style-name="Table18.D2" office:value-type="string">
                <text:p text:style-name="P34">Chink "NN"</text:p>
              </table:table-cell>
            </table:table-row>
            <table:table-row>
              <table:table-cell table:style-name="Table18.A2" office:value-type="string">
                <text:p text:style-name="P34"><text:span text:style-name="Emphasis">Pattern</text:span></text:p>
              </table:table-cell>
              <table:table-cell table:style-name="Table18.A2" office:value-type="string">
                <text:p text:style-name="P34">}DT JJ NN{</text:p>
              </table:table-cell>
              <table:table-cell table:style-name="Table18.A2" office:value-type="string">
                <text:p text:style-name="P34">}JJ{</text:p>
              </table:table-cell>
              <table:table-cell table:style-name="Table18.D2" office:value-type="string">
                <text:p text:style-name="P34">}NN{</text:p>
              </table:table-cell>
            </table:table-row>
            <table:table-row>
              <table:table-cell table:style-name="Table18.A2" office:value-type="string">
                <text:p text:style-name="P34"><text:span text:style-name="Emphasis">Output</text:span></text:p>
              </table:table-cell>
              <table:table-cell table:style-name="Table18.A2" office:value-type="string">
                <text:p text:style-name="P34">a/DT little/JJ dog/NN</text:p>
              </table:table-cell>
              <table:table-cell table:style-name="Table18.A2" office:value-type="string">
                <text:p text:style-name="P34">[a/DT] little/JJ [dog/NN]</text:p>
              </table:table-cell>
              <table:table-cell table:style-name="Table18.D2" office:value-type="string">
                <text:p text:style-name="P34">[a/DT little/JJ] dog/NN</text:p>
              </table:table-cell>
            </table:table-row>
          </table:table>
          <text:p text:style-name="P10"><text:span text:style-name="T2">In </text:span><text:a xlink:type="simple" xlink:href="http://nltk.org/book/ch07.html#code-chinker">7.5</text:a><text:span text:style-name="T2">, we put the entire sentence into a single chunk, then excise the chinks.</text:span></text:p>
          <text:p text:style-name="P3"><text:bookmark text:name="code-chinker"/></text:p>
          <table:table table:name="Table19" table:style-name="Table19">
            <table:table-column table:style-name="Table19.A"/>
            <table:table-row>
              <table:table-cell table:style-name="Table19.A1" office:value-type="string">
                <table:table table:name="Table20" table:style-name="Table20">
                  <table:table-column table:style-name="Table20.A"/>
                  <table:table-column table:style-name="Table20.B"/>
                  <table:table-row>
                    <table:table-cell table:style-name="Table20.A1" office:value-type="string">
                      <text:p text:style-name="P37"> </text:p>
                    </table:table-cell>
                    <table:table-cell table:style-name="Table20.B1" office:value-type="string">
                      <text:p text:style-name="P47">grammar = r<text:span text:style-name="T53">"""</text:span></text:p>
                      <text:p text:style-name="P55"><text:s text:c="2"/><text:span text:style-name="T49">NP:</text:span></text:p>
                      <text:p text:style-name="P55"><text:s text:c="4"/><text:span text:style-name="T49">{&lt;.*&gt;+} <text:s text:c="9"/># Chunk everything</text:span></text:p>
                      <text:p text:style-name="P55"><text:s text:c="4"/><text:span text:style-name="T49">}&lt;VBD|IN&gt;+{ <text:s text:c="5"/># Chink sequences of VBD and IN</text:span></text:p>
                      <text:p text:style-name="P55"><text:s text:c="2"/><text:span text:style-name="T49">"""</text:span></text:p>
                      <text:p text:style-name="P54">sentence = [(<text:span text:style-name="T53">"the"</text:span>, <text:span text:style-name="T53">"DT"</text:span>), (<text:span text:style-name="T53">"little"</text:span>, <text:span text:style-name="T53">"JJ"</text:span>), (<text:span text:style-name="T53">"yellow"</text:span>, <text:span text:style-name="T53">"JJ"</text:span>),</text:p>
                      <text:p text:style-name="P51"><text:s text:c="7"/><text:span text:style-name="T49">(</text:span><text:span text:style-name="T54">"dog"</text:span><text:span text:style-name="T49">, </text:span><text:span text:style-name="T54">"NN"</text:span><text:span text:style-name="T49">), (</text:span><text:span text:style-name="T54">"barked"</text:span><text:span text:style-name="T49">, </text:span><text:span text:style-name="T54">"VBD"</text:span><text:span text:style-name="T49">), (</text:span><text:span text:style-name="T54">"at"</text:span><text:span text:style-name="T49">, </text:span><text:span text:style-name="T54">"IN"</text:span><text:span text:style-name="T49">), <text:s/>(</text:span><text:span text:style-name="T54">"the"</text:span><text:span text:style-name="T49">, </text:span><text:span text:style-name="T54">"DT"</text:span><text:span text:style-name="T49">), (</text:span><text:span text:style-name="T54">"cat"</text:span><text:span text:style-name="T49">, </text:span><text:span text:style-name="T54">"NN"</text:span><text:span text:style-name="T49">)]</text:span></text:p>
                      <text:p text:style-name="P54">cp = nltk.RegexpParser(grammar)</text:p>
                    </table:table-cell>
                  </table:table-row>
                </table:table>
                <table:table table:name="Table21" table:style-name="Table21">
                  <table:table-column table:style-name="Table21.A"/>
                  <table:table-column table:style-name="Table21.B"/>
                  <table:table-row>
                    <table:table-cell table:style-name="Table21.A1" office:value-type="string">
                      <text:p text:style-name="P37"> </text:p>
                    </table:table-cell>
                    <table:table-cell table:style-name="Table21.B1" office:value-type="string">
                      <text:p text:style-name="P47"><text:span text:style-name="T50">&gt;&gt;&gt; </text:span><text:span text:style-name="T51">print</text:span> cp.parse(sentence)</text:p>
                      <text:p text:style-name="P53">(S</text:p>
                      <text:p text:style-name="P52"><text:s text:c="2"/><text:span text:style-name="T49">(NP the/DT little/JJ yellow/JJ dog/NN)</text:span></text:p>
                      <text:p text:style-name="P52"><text:s text:c="2"/><text:span text:style-name="T49">barked/VBD</text:span></text:p>
                      <text:p text:style-name="P52"><text:s text:c="2"/><text:span text:style-name="T49">at/IN</text:span></text:p>
                      <text:p text:style-name="P52"><text:s text:c="2"/><text:span text:style-name="T49">(NP the/DT cat/NN))</text:span></text:p>
                    </table:table-cell>
                  </table:table-row>
                </table:table>
                <text:p text:style-name="Table_20_Contents"/>
              </table:table-cell>
            </table:table-row>
            <table:table-row>
              <table:table-cell table:style-name="Table19.A2" office:value-type="string">
                <text:p text:style-name="P35"/>
              </table:table-cell>
            </table:table-row>
            <table:table-row>
              <table:table-cell table:style-name="Table19.A3" office:value-type="string">
                <text:p text:style-name="P39"><text:a xlink:type="simple" xlink:href="http://nltk.org/book/pylisting/code_chinker.py"><text:span text:style-name="T44">Example 7.5 (code_chinker.py)</text:span></text:a><text:span text:style-name="T43">: </text:span><text:span text:style-name="T44">Figure 7.5</text:span><text:span text:style-name="T43">: Simple Chinker</text:span></text:p>
              </table:table-cell>
            </table:table-row>
          </table:table>
        </text:section>
        <text:section text:style-name="Sect1" text:name="representing-chunks-tags-vs-trees">
          <text:h text:style-name="P42" text:outline-level="3">Representing Chunks: Tags vs Trees</text:h>
          <text:p text:style-name="P10"><text:span text:style-name="T2">As befits their intermediate status between tagging and parsing (</text:span><text:a xlink:type="simple" xlink:href="http://nltk.org/book/ch08.html#chap-parse">8</text:a><text:span text:style-name="T2">), chunk structures can be represented using either tags or trees. The most widespread file representation uses </text:span><text:bookmark text:name="iob_tags_index_term"/><text:span text:style-name="T4">IOB tags</text:span><text:span text:style-name="T2">. In this scheme, each token is tagged with one of three special chunk tags, </text:span><text:span text:style-name="Teletype"><text:span text:style-name="T2">I</text:span></text:span><text:span text:style-name="T2"> (inside), </text:span><text:span text:style-name="Teletype"><text:span text:style-name="T2">O</text:span></text:span><text:span text:style-name="T2">(outside), or </text:span><text:span text:style-name="Teletype"><text:span text:style-name="T2">B</text:span></text:span><text:span text:style-name="T2"> (begin). A token is tagged as </text:span><text:span text:style-name="Teletype"><text:span text:style-name="T2">B</text:span></text:span><text:span text:style-name="T2"> if it marks the beginning of a chunk. Subsequent tokens within the chunk are tagged </text:span><text:span text:style-name="Teletype"><text:span text:style-name="T2">I</text:span></text:span><text:span text:style-name="T2">. All other tokens are tagged </text:span><text:span text:style-name="Teletype"><text:span text:style-name="T2">O</text:span></text:span><text:span text:style-name="T2">. The </text:span><text:span text:style-name="Teletype"><text:span text:style-name="T2">B</text:span></text:span><text:span text:style-name="T2"> and </text:span><text:span text:style-name="Teletype"><text:span text:style-name="T2">I</text:span></text:span><text:span text:style-name="T2"> tags are suffixed with the chunk type, e.g. </text:span><text:span text:style-name="Teletype"><text:span text:style-name="T2">B-NP</text:span></text:span><text:span text:style-name="T2">, </text:span><text:span text:style-name="Teletype"><text:span text:style-name="T2">I-NP</text:span></text:span><text:span text:style-name="T2">. Of course, it is not necessary to specify a chunk type for tokens that appear outside a chunk, so these are just labeled </text:span><text:span text:style-name="Teletype"><text:span text:style-name="T2">O</text:span></text:span><text:span text:style-name="T2">. An example of this scheme is shown in </text:span><text:a xlink:type="simple" xlink:href="http://nltk.org/book/ch07.html#fig-chunk-tagrep">7.6</text:a><text:span text:style-name="T2">.</text:span></text:p>
          <text:section text:style-name="Sect1" text:name="fig-chunk-tagrep">
            <text:p text:style-name="P11"><draw:frame draw:style-name="fr1" draw:name="graphics25" text:anchor-type="as-char" svg:width="10.224cm" svg:height="1.799cm" draw:z-index="13"><draw:image xlink:href="http://nltk.org/images/chunk-tagrep.png" xlink:type="simple" xlink:show="embed" xlink:actuate="onLoad"/><svg:title>../images/chunk-tagrep.png</svg:title></draw:frame></text:p>
            <text:p text:style-name="P20"><text:soft-page-break/><text:span text:style-name="T49">Figure 7.6</text:span>: Tag Representation of Chunk Structures</text:p>
          </text:section>
          <text:p text:style-name="P10"><text:span text:style-name="T3">IOB tags have become the standard way to represent chunk structures in files, and we will also be using this format. Here is how the information in </text:span><text:a xlink:type="simple" xlink:href="http://nltk.org/book/ch07.html#fig-chunk-tagrep">7.6</text:a><text:span text:style-name="T3"> would appear in a file:</text:span></text:p>
          <text:p text:style-name="P46">We PRP B-NP</text:p>
          <text:p text:style-name="P46">saw VBD O</text:p>
          <text:p text:style-name="P46">the DT B-NP</text:p>
          <text:p text:style-name="P46">little JJ I-NP</text:p>
          <text:p text:style-name="P46">yellow JJ I-NP</text:p>
          <text:p text:style-name="P50">dog NN I-NP</text:p>
          <text:p text:style-name="P10"><text:span text:style-name="T2">In this representation there is one token per line, each with its part-of-speech tag and chunk tag. This format permits us to represent more than one chunk type, so long as the chunks do not overlap. As we saw earlier, chunk structures can also be represented using trees. These have the benefit that each chunk is a constituent that can be manipulated directly. An example is shown in </text:span><text:a xlink:type="simple" xlink:href="http://nltk.org/book/ch07.html#fig-chunk-treerep">7.7</text:a><text:span text:style-name="T2">.</text:span></text:p>
          <text:section text:style-name="Sect1" text:name="fig-chunk-treerep">
            <text:p text:style-name="P11"><draw:frame draw:style-name="fr1" draw:name="graphics26" text:anchor-type="as-char" svg:width="10.224cm" svg:height="3.683cm" draw:z-index="14"><draw:image xlink:href="http://nltk.org/images/chunk-treerep.png" xlink:type="simple" xlink:show="embed" xlink:actuate="onLoad"/><svg:title>../images/chunk-treerep.png</svg:title></draw:frame></text:p>
            <text:p text:style-name="P20"><text:span text:style-name="T49">Figure 7.7</text:span>: Tree Representation of Chunk Structures</text:p>
          </text:section>
          <text:p text:style-name="P28">Note</text:p>
          <text:p text:style-name="P27">NLTK uses trees for its internal representation of chunks, but provides methods for reading and writing such trees to the IOB format.</text:p>
        </text:section>
      </text:section>
      <text:section text:style-name="Sect1" text:name="developing-and-evaluating-chunkers">
        <text:h text:style-name="P43" text:outline-level="2">7.3   Developing and Evaluating Chunkers</text:h>
        <text:p text:style-name="P5">Now you have a taste of what chunking does, but we haven't explained how to evaluate chunkers. As usual, this requires a suitably annotated corpus. We begin by looking at the mechanics of converting IOB format into an NLTK tree, then at how this is done on a larger scale using a chunked corpus. We will see how to score the accuracy of a chunker relative to a corpus, then look some more data-driven ways to search for NP chunks. Our focus throughout will be on expanding the coverage of a chunker.</text:p>
        <text:section text:style-name="Sect1" text:name="reading-iob-format-and-the-conll-2000-corpus">
          <text:h text:style-name="P40" text:outline-level="3">Reading IOB Format and the CoNLL 2000 Corpus</text:h>
          <text:p text:style-name="P10"><text:span text:style-name="T2">Using the </text:span><text:span text:style-name="Teletype"><text:span text:style-name="T2">corpora</text:span></text:span><text:span text:style-name="T2"> module we can load Wall Street Journal text that has been tagged then chunked using the IOB notation. The chunk categories provided in this corpus are </text:span><text:span text:style-name="Teletype"><text:span text:style-name="T2">NP</text:span></text:span><text:span text:style-name="T2">, </text:span><text:span text:style-name="Teletype"><text:span text:style-name="T2">VP</text:span></text:span><text:span text:style-name="T2"> and </text:span><text:span text:style-name="Teletype"><text:span text:style-name="T2">PP</text:span></text:span><text:span text:style-name="T2">. As we have seen, each sentence is represented using multiple lines, as shown below:</text:span></text:p>
          <text:p text:style-name="P46"><text:soft-page-break/>he PRP B-NP</text:p>
          <text:p text:style-name="P46">accepted VBD B-VP</text:p>
          <text:p text:style-name="P46">the DT B-NP</text:p>
          <text:p text:style-name="P46">position NN I-NP</text:p>
          <text:p text:style-name="P50">...</text:p>
          <text:p text:style-name="P10"><text:span text:style-name="T2">A conversion function </text:span><text:span text:style-name="Teletype"><text:span text:style-name="T2">chunk.conllstr2tree()</text:span></text:span><text:span text:style-name="T2"> builds a tree representation from one of these multi-line strings. Moreover, it permits us to choose any subset of the three chunk types to use, here just for </text:span><text:span text:style-name="Teletype"><text:span text:style-name="T2">NP</text:span></text:span><text:span text:style-name="T2"> chunks:</text:span></text:p>
          <table:table table:name="Table22" table:style-name="Table22">
            <table:table-column table:style-name="Table22.A"/>
            <table:table-row>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P37"> </text:p>
                    </table:table-cell>
                    <table:table-cell table:style-name="Table23.B1" office:value-type="string">
                      <text:p text:style-name="P47"><text:span text:style-name="T50">&gt;&gt;&gt; </text:span>text = <text:span text:style-name="T53">'''</text:span></text:p>
                      <text:p text:style-name="P54"><text:span text:style-name="T57">... </text:span><text:span text:style-name="T53">he PRP B-NP</text:span></text:p>
                      <text:p text:style-name="P54"><text:span text:style-name="T57">... </text:span><text:span text:style-name="T53">accepted VBD B-VP</text:span></text:p>
                      <text:p text:style-name="P54"><text:span text:style-name="T57">... </text:span><text:span text:style-name="T53">the DT B-NP</text:span></text:p>
                      <text:p text:style-name="P54"><text:span text:style-name="T57">... </text:span><text:span text:style-name="T53">position NN I-NP</text:span></text:p>
                      <text:p text:style-name="P54"><text:span text:style-name="T57">... </text:span><text:span text:style-name="T53">of IN B-PP</text:span></text:p>
                      <text:p text:style-name="P54"><text:span text:style-name="T57">... </text:span><text:span text:style-name="T53">vice NN B-NP</text:span></text:p>
                      <text:p text:style-name="P54"><text:span text:style-name="T57">... </text:span><text:span text:style-name="T53">chairman NN I-NP</text:span></text:p>
                      <text:p text:style-name="P54"><text:span text:style-name="T57">... </text:span><text:span text:style-name="T53">of IN B-PP</text:span></text:p>
                      <text:p text:style-name="P54"><text:span text:style-name="T57">... </text:span><text:span text:style-name="T53">Carlyle NNP B-NP</text:span></text:p>
                      <text:p text:style-name="P54"><text:span text:style-name="T57">... </text:span><text:span text:style-name="T53">Group NNP I-NP</text:span></text:p>
                      <text:p text:style-name="P54"><text:span text:style-name="T57">... </text:span><text:span text:style-name="T53">, , O</text:span></text:p>
                      <text:p text:style-name="P54"><text:span text:style-name="T57">... </text:span><text:span text:style-name="T53">a DT B-NP</text:span></text:p>
                      <text:p text:style-name="P54"><text:span text:style-name="T57">... </text:span><text:span text:style-name="T53">merchant NN I-NP</text:span></text:p>
                      <text:p text:style-name="P54"><text:span text:style-name="T57">... </text:span><text:span text:style-name="T53">banking NN I-NP</text:span></text:p>
                      <text:p text:style-name="P54"><text:span text:style-name="T57">... </text:span><text:span text:style-name="T53">concern NN I-NP</text:span></text:p>
                      <text:p text:style-name="P54"><text:span text:style-name="T57">... </text:span><text:span text:style-name="T53">. . O</text:span></text:p>
                      <text:p text:style-name="P54"><text:span text:style-name="T57">... </text:span><text:span text:style-name="T53">'''</text:span></text:p>
                      <text:p text:style-name="P54"><text:span text:style-name="T50">&gt;&gt;&gt; </text:span>nltk.chunk.conllstr2tree(text, chunk_types=[<text:span text:style-name="T53">'NP'</text:span>]).draw()</text:p>
                    </table:table-cell>
                  </table:table-row>
                </table:table>
                <text:p text:style-name="P32"/>
              </table:table-cell>
            </table:table-row>
          </table:table>
          <text:p text:style-name="P8"><draw:frame draw:style-name="fr1" draw:name="graphics27" text:anchor-type="as-char" svg:width="18.754cm" svg:height="2.731cm" draw:z-index="15"><draw:image xlink:href="http://nltk.org/book/tree_images/ch07-tree-2.png" xlink:type="simple" xlink:show="embed" xlink:actuate="onLoad"/><svg:title>tree_images/ch07-tree-2.png</svg:title></draw:frame></text:p>
          <text:p text:style-name="P10"><text:span text:style-name="T2">We can use the NLTK corpus module to access a larger amount of chunked text. The CoNLL 2000 corpus contains 270k words of Wall Street Journal text, divided into "train" and "test" portions, annotated with part-of-speech tags and chunk tags in the IOB format. We can access the data using </text:span><text:span text:style-name="Teletype"><text:span text:style-name="T2">nltk.corpus.conll2000</text:span></text:span><text:span text:style-name="T2">. Here is an example that reads the 100th sentence of the "train" portion of the corpus:</text:span></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37"> </text:p>
                    </table:table-cell>
                    <table:table-cell table:style-name="Table25.B1" office:value-type="string">
                      <text:p text:style-name="P47"><text:span text:style-name="T50">&gt;&gt;&gt; </text:span><text:span text:style-name="T51">from</text:span> nltk.corpus <text:span text:style-name="T51">import</text:span> conll2000</text:p>
                      <text:p text:style-name="P54"><text:span text:style-name="T50">&gt;&gt;&gt; </text:span><text:span text:style-name="T51">print</text:span> conll2000.chunked_sents(<text:span text:style-name="T53">'train.txt'</text:span>)[99]</text:p>
                      <text:p text:style-name="P53">(S</text:p>
                      <text:p text:style-name="P52"><text:s text:c="2"/><text:span text:style-name="T49">(PP Over/IN)</text:span></text:p>
                      <text:p text:style-name="P52"><text:s text:c="2"/><text:span text:style-name="T49">(NP a/DT cup/NN)</text:span></text:p>
                      <text:p text:style-name="P52"><text:s text:c="2"/><text:span text:style-name="T49">(PP of/IN)</text:span></text:p>
                      <text:p text:style-name="P52"><text:s text:c="2"/><text:span text:style-name="T49">(NP coffee/NN)</text:span></text:p>
                      <text:p text:style-name="P52"><text:s text:c="2"/><text:span text:style-name="T49">,/,</text:span></text:p>
                      <text:p text:style-name="P52"><text:s text:c="2"/><text:span text:style-name="T49">(NP Mr./NNP Stone/NNP)</text:span></text:p>
                      <text:p text:style-name="P52"><text:s text:c="2"/><text:span text:style-name="T49">(VP told/VBD)</text:span></text:p>
                      <text:p text:style-name="P52"><text:s text:c="2"/><text:span text:style-name="T49">(NP his/PRP$ story/NN)</text:span></text:p>
                      <text:p text:style-name="P52"><text:s text:c="2"/><text:span text:style-name="T49">./.)</text:span></text:p>
                    </table:table-cell>
                  </table:table-row>
                </table:table>
                <text:p text:style-name="P32"/>
              </table:table-cell>
            </table:table-row>
          </table:table>
          <text:p text:style-name="P10"><text:span text:style-name="T2">As you can see, the CoNLL 2000 corpus contains three chunk types: </text:span><text:span text:style-name="Teletype"><text:span text:style-name="T2">NP</text:span></text:span><text:span text:style-name="T2"> chunks, which we have already seen; </text:span><text:span text:style-name="Teletype"><text:span text:style-name="T2">VP</text:span></text:span><text:span text:style-name="T2"> chunks such as </text:span><text:span text:style-name="T5">has already delivered</text:span><text:span text:style-name="T2">; and </text:span><text:span text:style-name="Teletype"><text:span text:style-name="T2">PP</text:span></text:span><text:span text:style-name="T2"> chunks such as </text:span><text:span text:style-name="T5">because of</text:span><text:span text:style-name="T2">. Since we are only interested in the </text:span><text:span text:style-name="Teletype"><text:span text:style-name="T2">NP</text:span></text:span><text:span text:style-name="T2"> chunks right now, we can use the </text:span><text:span text:style-name="Teletype"><text:span text:style-name="T2">chunk_types</text:span></text:span><text:span text:style-name="T2"> argument to select them:</text:span></text:p>
          <table:table table:name="Table26" table:style-name="Table26">
            <table:table-column table:style-name="Table26.A"/>
            <text:soft-page-break/>
            <table:table-row>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P37"> </text:p>
                    </table:table-cell>
                    <table:table-cell table:style-name="Table27.B1" office:value-type="string">
                      <text:p text:style-name="P47"><text:span text:style-name="T50">&gt;&gt;&gt; </text:span><text:span text:style-name="T51">print</text:span> conll2000.chunked_sents(<text:span text:style-name="T53">'train.txt'</text:span>, chunk_types=[<text:span text:style-name="T53">'NP'</text:span>])[99]</text:p>
                      <text:p text:style-name="P53">(S</text:p>
                      <text:p text:style-name="P52"><text:s text:c="2"/><text:span text:style-name="T49">Over/IN</text:span></text:p>
                      <text:p text:style-name="P52"><text:s text:c="2"/><text:span text:style-name="T49">(NP a/DT cup/NN)</text:span></text:p>
                      <text:p text:style-name="P52"><text:s text:c="2"/><text:span text:style-name="T49">of/IN</text:span></text:p>
                      <text:p text:style-name="P52"><text:s text:c="2"/><text:span text:style-name="T49">(NP coffee/NN)</text:span></text:p>
                      <text:p text:style-name="P52"><text:s text:c="2"/><text:span text:style-name="T49">,/,</text:span></text:p>
                      <text:p text:style-name="P52"><text:s text:c="2"/><text:span text:style-name="T49">(NP Mr./NNP Stone/NNP)</text:span></text:p>
                      <text:p text:style-name="P52"><text:s text:c="2"/><text:span text:style-name="T49">told/VBD</text:span></text:p>
                      <text:p text:style-name="P52"><text:s text:c="2"/><text:span text:style-name="T49">(NP his/PRP$ story/NN)</text:span></text:p>
                      <text:p text:style-name="P52"><text:s text:c="2"/><text:span text:style-name="T49">./.)</text:span></text:p>
                    </table:table-cell>
                  </table:table-row>
                </table:table>
                <text:p text:style-name="P32"/>
              </table:table-cell>
            </table:table-row>
          </table:table>
        </text:section>
        <text:section text:style-name="Sect1" text:name="simple-evaluation-and-baselines">
          <text:h text:style-name="P42" text:outline-level="3">Simple Evaluation and Baselines</text:h>
          <text:p text:style-name="P10"><text:span text:style-name="T2">Now that we can access a chunked corpus, we can evaluate chunkers. We start off by establishing a baseline for the trivial chunk parser </text:span><text:span text:style-name="Teletype"><text:span text:style-name="T2">cp</text:span></text:span><text:span text:style-name="T2">that creates no chunks:</text:span></text:p>
          <table:table table:name="Table28" table:style-name="Table28">
            <table:table-column table:style-name="Table28.A"/>
            <table:table-row>
              <table:table-cell table:style-name="Table28.A1" office:value-type="string">
                <table:table table:name="Table29" table:style-name="Table29">
                  <table:table-column table:style-name="Table29.A"/>
                  <table:table-column table:style-name="Table29.B"/>
                  <table:table-row>
                    <table:table-cell table:style-name="Table29.A1" office:value-type="string">
                      <text:p text:style-name="P37"> </text:p>
                    </table:table-cell>
                    <table:table-cell table:style-name="Table29.B1" office:value-type="string">
                      <text:p text:style-name="P47"><text:span text:style-name="T50">&gt;&gt;&gt; </text:span><text:span text:style-name="T51">from</text:span> nltk.corpus <text:span text:style-name="T51">import</text:span> conll2000</text:p>
                      <text:p text:style-name="P54"><text:span text:style-name="T50">&gt;&gt;&gt; </text:span>cp = nltk.RegexpParser(<text:span text:style-name="T53">""</text:span>)</text:p>
                      <text:p text:style-name="P54"><text:span text:style-name="T50">&gt;&gt;&gt; </text:span>test_sents = conll2000.chunked_sents(<text:span text:style-name="T53">'test.txt'</text:span>, chunk_types=[<text:span text:style-name="T53">'NP'</text:span>])</text:p>
                      <text:p text:style-name="P54"><text:span text:style-name="T50">&gt;&gt;&gt; </text:span><text:span text:style-name="T51">print</text:span> cp.evaluate(test_sents)</text:p>
                      <text:p text:style-name="P53">ChunkParse score:</text:p>
                      <text:p text:style-name="P52"><text:s text:c="4"/><text:span text:style-name="T49">IOB Accuracy: <text:s/>43.4%</text:span></text:p>
                      <text:p text:style-name="P52"><text:s text:c="4"/><text:span text:style-name="T49">Precision: <text:s text:c="5"/>0.0%</text:span></text:p>
                      <text:p text:style-name="P52"><text:s text:c="4"/><text:span text:style-name="T49">Recall: <text:s text:c="8"/>0.0%</text:span></text:p>
                      <text:p text:style-name="P52"><text:s text:c="4"/><text:span text:style-name="T49">F-Measure: <text:s text:c="5"/>0.0%</text:span></text:p>
                    </table:table-cell>
                  </table:table-row>
                </table:table>
                <text:p text:style-name="P32"/>
              </table:table-cell>
            </table:table-row>
          </table:table>
          <text:p text:style-name="P10"><text:span text:style-name="T2">The IOB tag accuracy indicates that more than a third of the words are tagged with </text:span><text:span text:style-name="Teletype"><text:span text:style-name="T2">O</text:span></text:span><text:span text:style-name="T2">, i.e. not in an </text:span><text:span text:style-name="Teletype"><text:span text:style-name="T2">NP</text:span></text:span><text:span text:style-name="T2"> chunk. However, since our tagger did not find </text:span><text:span text:style-name="Emphasis"><text:span text:style-name="T2">any</text:span></text:span><text:span text:style-name="T2"> chunks, its precision, recall, and f-measure are all zero. Now let's try a naive regular expression chunker that looks for tags beginning with letters that are characteristic of noun phrase tags (e.g. </text:span><text:span text:style-name="Teletype"><text:span text:style-name="T2">CD</text:span></text:span><text:span text:style-name="T2">, </text:span><text:span text:style-name="Teletype"><text:span text:style-name="T2">DT</text:span></text:span><text:span text:style-name="T2">, and </text:span><text:span text:style-name="Teletype"><text:span text:style-name="T2">JJ</text:span></text:span><text:span text:style-name="T2">).</text:span></text:p>
          <table:table table:name="Table30" table:style-name="Table30">
            <table:table-column table:style-name="Table30.A"/>
            <table:table-row>
              <table:table-cell table:style-name="Table30.A1" office:value-type="string">
                <table:table table:name="Table31" table:style-name="Table31">
                  <table:table-column table:style-name="Table31.A"/>
                  <table:table-column table:style-name="Table31.B"/>
                  <table:table-row>
                    <table:table-cell table:style-name="Table31.A1" office:value-type="string">
                      <text:p text:style-name="P37"> </text:p>
                    </table:table-cell>
                    <table:table-cell table:style-name="Table31.B1" office:value-type="string">
                      <text:p text:style-name="P47"><text:span text:style-name="T50">&gt;&gt;&gt; </text:span>grammar = r<text:span text:style-name="T53">"NP: {&lt;[CDJNP].*&gt;+}"</text:span></text:p>
                      <text:p text:style-name="P54"><text:span text:style-name="T50">&gt;&gt;&gt; </text:span>cp = nltk.RegexpParser(grammar)</text:p>
                      <text:p text:style-name="P54"><text:span text:style-name="T50">&gt;&gt;&gt; </text:span><text:span text:style-name="T51">print</text:span> cp.evaluate(test_sents)</text:p>
                      <text:p text:style-name="P53">ChunkParse score:</text:p>
                      <text:p text:style-name="P52"><text:s text:c="4"/><text:span text:style-name="T49">IOB Accuracy: <text:s/>87.7%</text:span></text:p>
                      <text:p text:style-name="P52"><text:s text:c="4"/><text:span text:style-name="T49">Precision: <text:s text:c="4"/>70.6%</text:span></text:p>
                      <text:p text:style-name="P52"><text:s text:c="4"/><text:span text:style-name="T49">Recall: <text:s text:c="7"/>67.8%</text:span></text:p>
                      <text:p text:style-name="P52"><text:s text:c="4"/><text:span text:style-name="T49">F-Measure: <text:s text:c="4"/>69.2%</text:span></text:p>
                    </table:table-cell>
                  </table:table-row>
                </table:table>
                <text:p text:style-name="P32"/>
              </table:table-cell>
            </table:table-row>
          </table:table>
          <text:p text:style-name="P10"><text:span text:style-name="T2">As you can see, this approach achieves decent results. However, we can improve on it by adopting a more data-driven approach, where we use the training corpus to find the chunk tag (</text:span><text:span text:style-name="Teletype"><text:span text:style-name="T2">I</text:span></text:span><text:span text:style-name="T2">, </text:span><text:span text:style-name="Teletype"><text:span text:style-name="T2">O</text:span></text:span><text:span text:style-name="T2">, or </text:span><text:span text:style-name="Teletype"><text:span text:style-name="T2">B</text:span></text:span><text:span text:style-name="T2">) that is most likely for each part-of-speech tag. In other words, we can build a chunker using a </text:span><text:span text:style-name="Emphasis"><text:span text:style-name="T2">unigram tagger</text:span></text:span><text:span text:style-name="T2"> (</text:span><text:a xlink:type="simple" xlink:href="http://nltk.org/book/ch05.html#sec-automatic-tagging">5.4</text:a><text:span text:style-name="T2">). But rather than trying to determine the correct part-of-speech tag for each word, we are trying to determine the correct chunk tag, given each word's part-of-speech tag.</text:span></text:p>
          <text:p text:style-name="P10"><text:span text:style-name="T2">In </text:span><text:a xlink:type="simple" xlink:href="http://nltk.org/book/ch07.html#code-unigram-chunker">7.8</text:a><text:span text:style-name="T2">, we define the </text:span><text:span text:style-name="Teletype"><text:span text:style-name="T2">UnigramChunker</text:span></text:span><text:span text:style-name="T2"> class, which uses a unigram tagger to label sentences with chunk tags. Most of the code in this class is simply used to convert back and forth between the chunk tree representation used by NLTK's </text:span><text:span text:style-name="Teletype"><text:span text:style-name="T2">ChunkParserI</text:span></text:span><text:span text:style-name="T2"> interface, and the IOB representation used by the embedded tagger. The class defines two methods: a constructor </text:span><text:bookmark text:name="ref-code-unigram-chunker-constructor"/><text:span text:style-name="T2"><draw:a xlink:type="simple" xlink:href="http://nltk.org/book/ch07.html#code-unigram-chunker-constructor"><draw:frame draw:style-name="fr1" draw:name="graphics28" text:anchor-type="as-char" svg:width="0.318cm" svg:height="0.318cm" draw:z-index="16"><draw:image xlink:href="http://nltk.org/book/callouts/callout1.gif" xlink:type="simple" xlink:show="embed" xlink:actuate="onLoad"/><svg:title>[1]</svg:title></draw:frame></draw:a></text:span><text:span text:style-name="T2"> which is called when we build a new UnigramChunker; and the </text:span><text:span text:style-name="Teletype"><text:span text:style-name="T2">parse</text:span></text:span><text:span text:style-name="T2"> method </text:span><text:bookmark text:name="ref-code-unigram-chunker-parse"/><text:span text:style-name="T2"><draw:a xlink:type="simple" xlink:href="http://nltk.org/book/ch07.html#code-unigram-chunker-parse"><draw:frame draw:style-name="fr1" draw:name="graphics29" text:anchor-type="as-char" svg:width="0.318cm" svg:height="0.318cm" draw:z-index="17"><draw:image xlink:href="http://nltk.org/book/callouts/callout3.gif" xlink:type="simple" xlink:show="embed" xlink:actuate="onLoad"/><svg:title>[3]</svg:title></draw:frame></draw:a></text:span><text:span text:style-name="T2"> which is used to chunk new sentences.</text:span></text:p>
          <text:p text:style-name="P3"><text:bookmark text:name="code-unigram-chunker"/></text:p>
          <table:table table:name="Table32" table:style-name="Table32">
            <table:table-column table:style-name="Table32.A"/>
            <table:table-row>
              <table:table-cell table:style-name="Table32.A1" office:value-type="string">
                <table:table table:name="Table33" table:style-name="Table33">
                  <table:table-column table:style-name="Table33.A"/>
                  <table:table-column table:style-name="Table33.B"/>
                  <table:table-row>
                    <table:table-cell table:style-name="Table33.A1" office:value-type="string">
                      <text:p text:style-name="P37"> </text:p>
                    </table:table-cell>
                    <table:table-cell table:style-name="Table33.B1" office:value-type="string">
                      <text:p text:style-name="P47"><text:span text:style-name="T51">class</text:span> <text:span text:style-name="T55">UnigramChunker</text:span>(nltk.ChunkParserI):</text:p>
                      <text:p text:style-name="P51"><text:s text:c="4"/><text:span text:style-name="T52">def</text:span><text:span text:style-name="T49"> </text:span><text:span text:style-name="T56">__init__</text:span><text:span text:style-name="T49">(self, train_sents): </text:span><text:bookmark text:name="code-unigram-chunker-constructor"/><text:span text:style-name="T49"><draw:a xlink:type="simple" xlink:href="http://nltk.org/book/ch07.html#ref-code-unigram-chunker-constructor"><draw:frame draw:style-name="fr1" draw:name="graphics30" text:anchor-type="as-char" svg:width="0.318cm" svg:height="0.318cm" draw:z-index="44"><draw:image xlink:href="http://nltk.org/book/callouts/callout1.gif" xlink:type="simple" xlink:show="embed" xlink:actuate="onLoad"/></draw:frame></draw:a></text:span></text:p>
                      <text:p text:style-name="P51"><text:s text:c="8"/><text:span text:style-name="T49">train_data = [[(t,c) </text:span><text:span text:style-name="T52">for</text:span><text:span text:style-name="T49"> w,t,c </text:span><text:span text:style-name="T52">in</text:span><text:span text:style-name="T49"> nltk.chunk.tree2conlltags(sent)]</text:span></text:p>
                      <text:p text:style-name="P51"><text:s text:c="22"/><text:span text:style-name="T52">for</text:span><text:span text:style-name="T49"> sent </text:span><text:span text:style-name="T52">in</text:span><text:span text:style-name="T49"> train_sents]</text:span></text:p>
                      <text:p text:style-name="P51"><text:soft-page-break/><text:s text:c="8"/><text:span text:style-name="T49">self.tagger = nltk.UnigramTagger(train_data) </text:span><text:bookmark text:name="code-unigram-chunker-buildit"/><text:span text:style-name="T49"><draw:a xlink:type="simple" xlink:href="http://nltk.org/book/ch07.html#ref-code-unigram-chunker-buildit"><draw:frame draw:style-name="fr1" draw:name="graphics31" text:anchor-type="as-char" svg:width="0.318cm" svg:height="0.318cm" draw:z-index="45"><draw:image xlink:href="http://nltk.org/book/callouts/callout2.gif" xlink:type="simple" xlink:show="embed" xlink:actuate="onLoad"/></draw:frame></draw:a></text:span></text:p>
                      <text:p text:style-name="P51"/>
                      <text:p text:style-name="P51"><text:s text:c="4"/><text:span text:style-name="T52">def</text:span><text:span text:style-name="T49"> </text:span><text:span text:style-name="T56">parse</text:span><text:span text:style-name="T49">(self, sentence): </text:span><text:bookmark text:name="code-unigram-chunker-parse"/><text:span text:style-name="T49"><draw:a xlink:type="simple" xlink:href="http://nltk.org/book/ch07.html#ref-code-unigram-chunker-parse"><draw:frame draw:style-name="fr1" draw:name="graphics32" text:anchor-type="as-char" svg:width="0.318cm" svg:height="0.318cm" draw:z-index="46"><draw:image xlink:href="http://nltk.org/book/callouts/callout3.gif" xlink:type="simple" xlink:show="embed" xlink:actuate="onLoad"/></draw:frame></draw:a></text:span></text:p>
                      <text:p text:style-name="P51"><text:s text:c="8"/><text:span text:style-name="T49">pos_tags = [pos </text:span><text:span text:style-name="T52">for</text:span><text:span text:style-name="T49"> (word,pos) </text:span><text:span text:style-name="T52">in</text:span><text:span text:style-name="T49"> sentence]</text:span></text:p>
                      <text:p text:style-name="P51"><text:s text:c="8"/><text:span text:style-name="T49">tagged_pos_tags = self.tagger.tag(pos_tags)</text:span></text:p>
                      <text:p text:style-name="P51"><text:s text:c="8"/><text:span text:style-name="T49">chunktags = [chunktag </text:span><text:span text:style-name="T52">for</text:span><text:span text:style-name="T49"> (pos, chunktag) </text:span><text:span text:style-name="T52">in</text:span><text:span text:style-name="T49"> tagged_pos_tags]</text:span></text:p>
                      <text:p text:style-name="P51"><text:s text:c="8"/><text:span text:style-name="T49">conlltags = [(word, pos, chunktag) </text:span><text:span text:style-name="T52">for</text:span><text:span text:style-name="T49"> ((word,pos),chunktag)</text:span></text:p>
                      <text:p text:style-name="P51"><text:s text:c="21"/><text:span text:style-name="T52">in</text:span><text:span text:style-name="T49"> zip(sentence, chunktags)]</text:span></text:p>
                      <text:p text:style-name="P51"><text:s text:c="8"/><text:span text:style-name="T49">return nltk.chunk.conlltags2tree(conlltags)</text:span></text:p>
                    </table:table-cell>
                  </table:table-row>
                </table:table>
                <text:p text:style-name="P35"/>
              </table:table-cell>
            </table:table-row>
            <table:table-row>
              <table:table-cell table:style-name="Table32.A2" office:value-type="string">
                <text:p text:style-name="P39"><text:a xlink:type="simple" xlink:href="http://nltk.org/book/pylisting/code_unigram_chunker.py"><text:span text:style-name="T44">Example 7.8 (code_unigram_chunker.py)</text:span></text:a><text:span text:style-name="T43">: </text:span><text:span text:style-name="T44">Figure 7.8</text:span><text:span text:style-name="T43">: Noun Phrase Chunking with a Unigram Tagger</text:span></text:p>
              </table:table-cell>
            </table:table-row>
          </table:table>
          <text:p text:style-name="P10"><text:span text:style-name="T2">The constructor </text:span><text:span text:style-name="T2"><draw:a xlink:type="simple" xlink:href="http://nltk.org/book/ch07.html#code-unigram-chunker-constructor"><draw:frame draw:style-name="fr1" draw:name="graphics33" text:anchor-type="as-char" svg:width="0.318cm" svg:height="0.318cm" draw:z-index="18"><draw:image xlink:href="http://nltk.org/book/callouts/callout1.gif" xlink:type="simple" xlink:show="embed" xlink:actuate="onLoad"/><svg:title>[1]</svg:title></draw:frame></draw:a></text:span><text:span text:style-name="T2"> expects a list of training sentences, which will be in the form of chunk trees. It first converts training data to a form that suitable for training the tagger, using </text:span><text:span text:style-name="Teletype"><text:span text:style-name="T2">tree2conlltags</text:span></text:span><text:span text:style-name="T2"> to map each chunk tree to a list of </text:span><text:span text:style-name="Teletype"><text:span text:style-name="T2">word,tag,chunk</text:span></text:span><text:span text:style-name="T2"> triples. It then uses that converted training data to train a unigram tagger, and stores it in </text:span><text:span text:style-name="Teletype"><text:span text:style-name="T2">self.tagger</text:span></text:span><text:span text:style-name="T2"> for later use.</text:span></text:p>
          <text:p text:style-name="P10"><text:span text:style-name="T2">The </text:span><text:span text:style-name="Teletype"><text:span text:style-name="T2">parse</text:span></text:span><text:span text:style-name="T2"> method </text:span><text:span text:style-name="T2"><draw:a xlink:type="simple" xlink:href="http://nltk.org/book/ch07.html#code-unigram-chunker-parse"><draw:frame draw:style-name="fr1" draw:name="graphics34" text:anchor-type="as-char" svg:width="0.318cm" svg:height="0.318cm" draw:z-index="19"><draw:image xlink:href="http://nltk.org/book/callouts/callout3.gif" xlink:type="simple" xlink:show="embed" xlink:actuate="onLoad"/><svg:title>[3]</svg:title></draw:frame></draw:a></text:span><text:span text:style-name="T2"> takes a tagged sentence as its input, and begins by extracting the part-of-speech tags from that sentence. It then tags the part-of-speech tags with IOB chunk tags, using the tagger </text:span><text:span text:style-name="Teletype"><text:span text:style-name="T2">self.tagger</text:span></text:span><text:span text:style-name="T2"> that was trained in the constructor. Next, it extracts the chunk tags, and combines them with the original sentence, to yield </text:span><text:span text:style-name="Teletype"><text:span text:style-name="T2">conlltags</text:span></text:span><text:span text:style-name="T2">. Finally, it uses </text:span><text:span text:style-name="Teletype"><text:span text:style-name="T2">conlltags2tree</text:span></text:span><text:span text:style-name="T2"> to convert the result back into a chunk tree.</text:span></text:p>
          <text:p text:style-name="P10"><text:span text:style-name="T2">Now that we have </text:span><text:span text:style-name="Teletype"><text:span text:style-name="T2">UnigramChunker</text:span></text:span><text:span text:style-name="T2">, we can train it using the CoNLL 2000 corpus, and test its resulting performance:</text:span></text:p>
          <table:table table:name="Table34" table:style-name="Table34">
            <table:table-column table:style-name="Table34.A"/>
            <table:table-row>
              <table:table-cell table:style-name="Table34.A1" office:value-type="string">
                <table:table table:name="Table35" table:style-name="Table35">
                  <table:table-column table:style-name="Table35.A"/>
                  <table:table-column table:style-name="Table35.B"/>
                  <table:table-row>
                    <table:table-cell table:style-name="Table35.A1" office:value-type="string">
                      <text:p text:style-name="P37"> </text:p>
                    </table:table-cell>
                    <table:table-cell table:style-name="Table35.B1" office:value-type="string">
                      <text:p text:style-name="P47"><text:span text:style-name="T50">&gt;&gt;&gt; </text:span>test_sents = conll2000.chunked_sents(<text:span text:style-name="T53">'test.txt'</text:span>, chunk_types=[<text:span text:style-name="T53">'NP'</text:span>])</text:p>
                      <text:p text:style-name="P54"><text:span text:style-name="T50">&gt;&gt;&gt; </text:span>train_sents = conll2000.chunked_sents(<text:span text:style-name="T53">'train.txt'</text:span>, chunk_types=[<text:span text:style-name="T53">'NP'</text:span>])</text:p>
                      <text:p text:style-name="P54"><text:span text:style-name="T50">&gt;&gt;&gt; </text:span>unigram_chunker = UnigramChunker(train_sents)</text:p>
                      <text:p text:style-name="P54"><text:span text:style-name="T50">&gt;&gt;&gt; </text:span><text:span text:style-name="T51">print</text:span> unigram_chunker.evaluate(test_sents)</text:p>
                      <text:p text:style-name="P53">ChunkParse score:</text:p>
                      <text:p text:style-name="P52"><text:s text:c="4"/><text:span text:style-name="T49">IOB Accuracy: <text:s/>92.9%</text:span></text:p>
                      <text:p text:style-name="P52"><text:s text:c="4"/><text:span text:style-name="T49">Precision: <text:s text:c="4"/>79.9%</text:span></text:p>
                      <text:p text:style-name="P52"><text:s text:c="4"/><text:span text:style-name="T49">Recall: <text:s text:c="7"/>86.8%</text:span></text:p>
                      <text:p text:style-name="P52"><text:s text:c="4"/><text:span text:style-name="T49">F-Measure: <text:s text:c="4"/>83.2%</text:span></text:p>
                    </table:table-cell>
                  </table:table-row>
                </table:table>
                <text:p text:style-name="P32"/>
              </table:table-cell>
            </table:table-row>
          </table:table>
          <text:p text:style-name="P5">This chunker does reasonably well, achieving an overall f-measure score of 83%. Let's take a look at what it's learned, by using its unigram tagger to assign a tag to each of the part-of-speech tags that appear in the corpus:</text:p>
          <table:table table:name="Table36" table:style-name="Table36">
            <table:table-column table:style-name="Table36.A"/>
            <table:table-row>
              <table:table-cell table:style-name="Table36.A1" office:value-type="string">
                <table:table table:name="Table37" table:style-name="Table37">
                  <table:table-column table:style-name="Table37.A"/>
                  <table:table-column table:style-name="Table37.B"/>
                  <table:table-row>
                    <table:table-cell table:style-name="Table37.A1" office:value-type="string">
                      <text:p text:style-name="P37"> </text:p>
                    </table:table-cell>
                    <table:table-cell table:style-name="Table37.B1" office:value-type="string">
                      <text:p text:style-name="P47"><text:span text:style-name="T50">&gt;&gt;&gt; </text:span>postags = sorted(set(pos <text:span text:style-name="T51">for</text:span> sent <text:span text:style-name="T51">in</text:span> train_sents</text:p>
                      <text:p text:style-name="P54"><text:span text:style-name="T57">... </text:span><text:s text:c="21"/><text:span text:style-name="T51">for</text:span> (word,pos) <text:span text:style-name="T51">in</text:span> sent.leaves()))</text:p>
                      <text:p text:style-name="P54"><text:span text:style-name="T50">&gt;&gt;&gt; </text:span><text:span text:style-name="T51">print</text:span> unigram_chunker.tagger.tag(postags)</text:p>
                      <text:p text:style-name="P53">[('#', 'B-NP'), ('$', 'B-NP'), ("''", 'O'), ('(', 'O'), (')', 'O'),</text:p>
                      <text:p text:style-name="P52"><text:s/><text:span text:style-name="T49">(',', 'O'), ('.', 'O'), (':', 'O'), ('CC', 'O'), ('CD', 'I-NP'),</text:span></text:p>
                      <text:p text:style-name="P52"><text:s/><text:span text:style-name="T49">('DT', 'B-NP'), ('EX', 'B-NP'), ('FW', 'I-NP'), ('IN', 'O'),</text:span></text:p>
                      <text:p text:style-name="P52"><text:s/><text:span text:style-name="T49">('JJ', 'I-NP'), ('JJR', 'B-NP'), ('JJS', 'I-NP'), ('MD', 'O'),</text:span></text:p>
                      <text:p text:style-name="P52"><text:s/><text:span text:style-name="T49">('NN', 'I-NP'), ('NNP', 'I-NP'), ('NNPS', 'I-NP'), ('NNS', 'I-NP'),</text:span></text:p>
                      <text:p text:style-name="P52"><text:s/><text:span text:style-name="T49">('PDT', 'B-NP'), ('POS', 'B-NP'), ('PRP', 'B-NP'), ('PRP$', 'B-NP'),</text:span></text:p>
                      <text:p text:style-name="P52"><text:s/><text:span text:style-name="T49">('RB', 'O'), ('RBR', 'O'), ('RBS', 'B-NP'), ('RP', 'O'), ('SYM', 'O'),</text:span></text:p>
                      <text:p text:style-name="P52"><text:s/><text:span text:style-name="T49">('TO', 'O'), ('UH', 'O'), ('VB', 'O'), ('VBD', 'O'), ('VBG', 'O'),</text:span></text:p>
                      <text:p text:style-name="P52"><text:s/><text:span text:style-name="T49">('VBN', 'O'), ('VBP', 'O'), ('VBZ', 'O'), ('WDT', 'B-NP'),</text:span></text:p>
                      <text:p text:style-name="P52"><text:s/><text:span text:style-name="T49">('WP', 'B-NP'), ('WP$', 'B-NP'), ('WRB', 'O'), ('``', 'O')]</text:span></text:p>
                    </table:table-cell>
                  </table:table-row>
                </table:table>
                <text:p text:style-name="P32"/>
              </table:table-cell>
            </table:table-row>
          </table:table>
          <text:p text:style-name="P10"><text:span text:style-name="T2">It has discovered that most punctuation marks occur outside of NP chunks, with the exception of </text:span><text:span text:style-name="Teletype"><text:span text:style-name="T45">#</text:span></text:span><text:span text:style-name="T2"> and </text:span><text:span text:style-name="Teletype"><text:span text:style-name="T2">$</text:span></text:span><text:span text:style-name="T2">, both of which are used as currency markers. It has also found that determiners (</text:span><text:span text:style-name="Teletype"><text:span text:style-name="T2">DT</text:span></text:span><text:span text:style-name="T2">) and possessives (</text:span><text:span text:style-name="Teletype"><text:span text:style-name="T2">PRP$</text:span></text:span><text:span text:style-name="T2"> and </text:span><text:span text:style-name="Teletype"><text:span text:style-name="T2">WP$</text:span></text:span><text:span text:style-name="T2">) occur at the beginnings of NP chunks, while noun types (</text:span><text:span text:style-name="Teletype"><text:span text:style-name="T2">NN</text:span></text:span><text:span text:style-name="T2">,</text:span><text:span text:style-name="Teletype"><text:span text:style-name="T2">NNP</text:span></text:span><text:span text:style-name="T2">, </text:span><text:span text:style-name="Teletype"><text:span text:style-name="T2">NNPS</text:span></text:span><text:span text:style-name="T2">, </text:span><text:span text:style-name="Teletype"><text:span text:style-name="T2">NNS</text:span></text:span><text:span text:style-name="T2">) mostly occur inside of NP chunks.</text:span></text:p>
          <text:p text:style-name="P10"><text:soft-page-break/><text:span text:style-name="T2">Having built a unigram chunker, it is quite easy to build a bigram chunker: we simply change the class name to </text:span><text:span text:style-name="Teletype"><text:span text:style-name="T2">BigramChunker</text:span></text:span><text:span text:style-name="T2">, and modify line </text:span><text:bookmark text:name="ref-code-unigram-chunker-buildit"/><text:span text:style-name="T2"><draw:a xlink:type="simple" xlink:href="http://nltk.org/book/ch07.html#code-unigram-chunker-buildit"><draw:frame draw:style-name="fr1" draw:name="graphics35" text:anchor-type="as-char" svg:width="0.318cm" svg:height="0.318cm" draw:z-index="20"><draw:image xlink:href="http://nltk.org/book/callouts/callout2.gif" xlink:type="simple" xlink:show="embed" xlink:actuate="onLoad"/><svg:title>[2]</svg:title></draw:frame></draw:a></text:span><text:span text:style-name="T2">in </text:span><text:a xlink:type="simple" xlink:href="http://nltk.org/book/ch07.html#code-unigram-chunker">7.8</text:a><text:span text:style-name="T2"> to construct a </text:span><text:span text:style-name="Teletype"><text:span text:style-name="T2">BigramTagger</text:span></text:span><text:span text:style-name="T2"> rather than a </text:span><text:span text:style-name="Teletype"><text:span text:style-name="T2">UnigramTagger</text:span></text:span><text:span text:style-name="T2">. The resulting chunker has slightly higher performance than the unigram chunker:</text:span></text:p>
          <table:table table:name="Table38" table:style-name="Table38">
            <table:table-column table:style-name="Table38.A"/>
            <table:table-row>
              <table:table-cell table:style-name="Table38.A1" office:value-type="string">
                <table:table table:name="Table39" table:style-name="Table39">
                  <table:table-column table:style-name="Table39.A"/>
                  <table:table-column table:style-name="Table39.B"/>
                  <table:table-row>
                    <table:table-cell table:style-name="Table39.A1" office:value-type="string">
                      <text:p text:style-name="P37"> </text:p>
                    </table:table-cell>
                    <table:table-cell table:style-name="Table39.B1" office:value-type="string">
                      <text:p text:style-name="P47"><text:span text:style-name="T50">&gt;&gt;&gt; </text:span>bigram_chunker = BigramChunker(train_sents)</text:p>
                      <text:p text:style-name="P54"><text:span text:style-name="T50">&gt;&gt;&gt; </text:span><text:span text:style-name="T51">print</text:span> bigram_chunker.evaluate(test_sents)</text:p>
                      <text:p text:style-name="P53">ChunkParse score:</text:p>
                      <text:p text:style-name="P52"><text:s text:c="4"/><text:span text:style-name="T49">IOB Accuracy: <text:s/>93.3%</text:span></text:p>
                      <text:p text:style-name="P52"><text:s text:c="4"/><text:span text:style-name="T49">Precision: <text:s text:c="4"/>82.3%</text:span></text:p>
                      <text:p text:style-name="P52"><text:s text:c="4"/><text:span text:style-name="T49">Recall: <text:s text:c="7"/>86.8%</text:span></text:p>
                      <text:p text:style-name="P52"><text:s text:c="4"/><text:span text:style-name="T49">F-Measure: <text:s text:c="4"/>84.5%</text:span></text:p>
                    </table:table-cell>
                  </table:table-row>
                </table:table>
                <text:p text:style-name="P32"/>
              </table:table-cell>
            </table:table-row>
          </table:table>
        </text:section>
        <text:section text:style-name="Sect1" text:name="training-classifier-based-chunkers">
          <text:h text:style-name="P42" text:outline-level="3">Training Classifier-Based Chunkers</text:h>
          <text:p text:style-name="P5">Both the regular-expression based chunkers and the n-gram chunkers decide what chunks to create entirely based on part-of-speech tags. However, sometimes part-of-speech tags are insufficient to determine how a sentence should be chunked. For example, consider the following two statements:</text:p>
          <table:table table:name="Table40" table:style-name="Table40">
            <table:table-column table:style-name="Table40.A"/>
            <table:table-column table:style-name="Table40.B"/>
            <table:table-column table:style-name="Table40.C"/>
            <table:table-row>
              <table:table-cell office:value-type="string">
                <text:p text:style-name="P33">(3)</text:p>
              </table:table-cell>
              <table:table-cell office:value-type="string">
                <text:p text:style-name="P32"/>
              </table:table-cell>
              <table:table-cell office:value-type="string">
                <table:table table:name="Table41" table:style-name="Table41">
                  <table:table-column table:style-name="Table41.A"/>
                  <table:table-column table:style-name="Table41.B"/>
                  <table:table-column table:style-name="Table41.C"/>
                  <table:table-row>
                    <table:table-cell office:value-type="string">
                      <text:p text:style-name="P33">a.</text:p>
                    </table:table-cell>
                    <table:table-cell office:value-type="string">
                      <text:p text:style-name="P32"/>
                    </table:table-cell>
                    <table:table-cell office:value-type="string">
                      <text:p text:style-name="Table_20_Contents">Joey/NN sold/VBD the/DT farmer/NN rice/NN ./.</text:p>
                    </table:table-cell>
                  </table:table-row>
                </table:table>
                <table:table table:name="Table42" table:style-name="Table42">
                  <table:table-column table:style-name="Table42.A"/>
                  <table:table-column table:style-name="Table42.B"/>
                  <table:table-column table:style-name="Table42.C"/>
                  <table:table-row>
                    <table:table-cell office:value-type="string">
                      <text:p text:style-name="P33">b.</text:p>
                    </table:table-cell>
                    <table:table-cell office:value-type="string">
                      <text:p text:style-name="P32"/>
                    </table:table-cell>
                    <table:table-cell office:value-type="string">
                      <text:p text:style-name="Table_20_Contents">Nick/NN broke/VBD my/DT computer/NN monitor/NN ./.</text:p>
                    </table:table-cell>
                  </table:table-row>
                </table:table>
              </table:table-cell>
            </table:table-row>
          </table:table>
          <text:p text:style-name="P5">These two sentences have the same part-of-speech tags, yet they are chunked differently. In the first sentence, <text:span text:style-name="T48">the farmer</text:span> and <text:span text:style-name="T48">rice</text:span> are separate chunks, while the corresponding material in the second sentence, <text:span text:style-name="T48">the computer monitor</text:span>, is a single chunk. Clearly, we need to make use of information about the content of the words, in addition to just their part-of-speech tags, if we wish to maximize chunking performance.</text:p>
          <text:p text:style-name="P10"><text:span text:style-name="T2">One way that we can incorporate information about the content of words is to use a classifier-based tagger to chunk the sentence. Like the n-gram chunker considered in the previous section, this classifier-based chunker will work by assigning IOB tags to the words in a sentence, and then converting those tags to chunks. For the classifier-based tagger itself, we will use the same approach that we used in </text:span><text:a xlink:type="simple" xlink:href="http://nltk.org/book/ch06.html#sec-supervised-classification">6.1</text:a><text:span text:style-name="T2"> to build a part-of-speech tagger.</text:span></text:p>
          <text:p text:style-name="P10"><text:span text:style-name="T2">The basic code for the classifier-based NP chunker is shown in </text:span><text:a xlink:type="simple" xlink:href="http://nltk.org/book/ch07.html#code-classifier-chunker">7.9</text:a><text:span text:style-name="T2">. It consists of two classes. The first class </text:span><text:bookmark text:name="ref-consec-chunk-tagger"/><text:span text:style-name="T2"><draw:a xlink:type="simple" xlink:href="http://nltk.org/book/ch07.html#consec-chunk-tagger"><draw:frame draw:style-name="fr1" draw:name="graphics36" text:anchor-type="as-char" svg:width="0.318cm" svg:height="0.318cm" draw:z-index="21"><draw:image xlink:href="http://nltk.org/book/callouts/callout1.gif" xlink:type="simple" xlink:show="embed" xlink:actuate="onLoad"/><svg:title>[1]</svg:title></draw:frame></draw:a></text:span><text:span text:style-name="T2"> is almost identical to the</text:span><text:span text:style-name="Teletype"><text:span text:style-name="T2">ConsecutivePosTagger</text:span></text:span><text:span text:style-name="T2"> class from </text:span><text:a xlink:type="simple" xlink:href="http://nltk.org/book/ch06.html#code-consecutive-pos-tagger">6.5</text:a><text:span text:style-name="T2">. The only two differences are that it calls a different feature extractor </text:span><text:bookmark text:name="ref-consec-use-fe"/><text:span text:style-name="T2"><draw:a xlink:type="simple" xlink:href="http://nltk.org/book/ch07.html#consec-use-fe"><draw:frame draw:style-name="fr1" draw:name="graphics37" text:anchor-type="as-char" svg:width="0.318cm" svg:height="0.318cm" draw:z-index="22"><draw:image xlink:href="http://nltk.org/book/callouts/callout2.gif" xlink:type="simple" xlink:show="embed" xlink:actuate="onLoad"/><svg:title>[2]</svg:title></draw:frame></draw:a></text:span><text:span text:style-name="T2"> and that it uses a MaxentClassifier rather than a NaiveBayesClassifier </text:span><text:bookmark text:name="ref-consec-use-maxent"/><text:span text:style-name="T2"><draw:a xlink:type="simple" xlink:href="http://nltk.org/book/ch07.html#consec-use-maxent"><draw:frame draw:style-name="fr1" draw:name="graphics38" text:anchor-type="as-char" svg:width="0.318cm" svg:height="0.318cm" draw:z-index="23"><draw:image xlink:href="http://nltk.org/book/callouts/callout3.gif" xlink:type="simple" xlink:show="embed" xlink:actuate="onLoad"/><svg:title>[3]</svg:title></draw:frame></draw:a></text:span><text:span text:style-name="T2">. The second class </text:span><text:bookmark text:name="ref-consec-chunker"/><text:span text:style-name="T2"><draw:a xlink:type="simple" xlink:href="http://nltk.org/book/ch07.html#consec-chunker"><draw:frame draw:style-name="fr1" draw:name="graphics39" text:anchor-type="as-char" svg:width="0.318cm" svg:height="0.318cm" draw:z-index="24"><draw:image xlink:href="http://nltk.org/book/callouts/callout4.gif" xlink:type="simple" xlink:show="embed" xlink:actuate="onLoad"/><svg:title>[4]</svg:title></draw:frame></draw:a></text:span><text:span text:style-name="T2"> is basically a wrapper around the tagger class that turns it into a chunker. During training, this second class maps the chunk trees in the training corpus into tag sequences; in the </text:span><text:span text:style-name="Teletype"><text:span text:style-name="T2">parse()</text:span></text:span><text:span text:style-name="T2"> method, it converts the tag sequence provided by the tagger back into a chunk tree.</text:span></text:p>
          <text:p text:style-name="P3"><text:bookmark text:name="code-classifier-chunker"/></text:p>
          <table:table table:name="Table43" table:style-name="Table43">
            <table:table-column table:style-name="Table43.A"/>
            <table:table-row>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37"> </text:p>
                    </table:table-cell>
                    <table:table-cell table:style-name="Table44.B1" office:value-type="string">
                      <text:p text:style-name="P47"><text:span text:style-name="T51">class</text:span> <text:span text:style-name="T55">ConsecutiveNPChunkTagger</text:span>(nltk.TaggerI): <text:bookmark text:name="consec-chunk-tagger"/><draw:a xlink:type="simple" xlink:href="http://nltk.org/book/ch07.html#ref-consec-chunk-tagger"><draw:frame draw:style-name="fr1" draw:name="graphics40" text:anchor-type="as-char" svg:width="0.318cm" svg:height="0.318cm" draw:z-index="47"><draw:image xlink:href="http://nltk.org/book/callouts/callout1.gif" xlink:type="simple" xlink:show="embed" xlink:actuate="onLoad"/></draw:frame></draw:a></text:p>
                      <text:p text:style-name="P51"/>
                      <text:p text:style-name="P51"><text:s text:c="4"/><text:span text:style-name="T52">def</text:span><text:span text:style-name="T49"> </text:span><text:span text:style-name="T56">__init__</text:span><text:span text:style-name="T49">(self, train_sents):</text:span></text:p>
                      <text:p text:style-name="P51"><text:s text:c="8"/><text:span text:style-name="T49">train_set = []</text:span></text:p>
                      <text:p text:style-name="P51"><text:s text:c="8"/><text:span text:style-name="T52">for</text:span><text:span text:style-name="T49"> tagged_sent </text:span><text:span text:style-name="T52">in</text:span><text:span text:style-name="T49"> train_sents:</text:span></text:p>
                      <text:p text:style-name="P51"><text:s text:c="12"/><text:span text:style-name="T49">untagged_sent = nltk.tag.untag(tagged_sent)</text:span></text:p>
                      <text:p text:style-name="P51"><text:soft-page-break/><text:s text:c="12"/><text:span text:style-name="T49">history = []</text:span></text:p>
                      <text:p text:style-name="P51"><text:s text:c="12"/><text:span text:style-name="T52">for</text:span><text:span text:style-name="T49"> i, (word, tag) </text:span><text:span text:style-name="T52">in</text:span><text:span text:style-name="T49"> enumerate(tagged_sent):</text:span></text:p>
                      <text:p text:style-name="P51"><text:s text:c="16"/><text:span text:style-name="T49">featureset = npchunk_features(untagged_sent, i, history) </text:span><text:bookmark text:name="consec-use-fe"/><text:span text:style-name="T49"><draw:a xlink:type="simple" xlink:href="http://nltk.org/book/ch07.html#ref-consec-use-fe"><draw:frame draw:style-name="fr1" draw:name="graphics41" text:anchor-type="as-char" svg:width="0.318cm" svg:height="0.318cm" draw:z-index="48"><draw:image xlink:href="http://nltk.org/book/callouts/callout2.gif" xlink:type="simple" xlink:show="embed" xlink:actuate="onLoad"/></draw:frame></draw:a></text:span></text:p>
                      <text:p text:style-name="P51"><text:s text:c="16"/><text:span text:style-name="T49">train_set.append( (featureset, tag) )</text:span></text:p>
                      <text:p text:style-name="P51"><text:s text:c="16"/><text:span text:style-name="T49">history.append(tag)</text:span></text:p>
                      <text:p text:style-name="P51"><text:s text:c="8"/><text:span text:style-name="T49">self.classifier = nltk.MaxentClassifier.train( </text:span><text:bookmark text:name="consec-use-maxent"/><text:span text:style-name="T49"><draw:a xlink:type="simple" xlink:href="http://nltk.org/book/ch07.html#ref-consec-use-maxent"><draw:frame draw:style-name="fr1" draw:name="graphics42" text:anchor-type="as-char" svg:width="0.318cm" svg:height="0.318cm" draw:z-index="49"><draw:image xlink:href="http://nltk.org/book/callouts/callout3.gif" xlink:type="simple" xlink:show="embed" xlink:actuate="onLoad"/></draw:frame></draw:a></text:span></text:p>
                      <text:p text:style-name="P51"><text:s text:c="12"/><text:span text:style-name="T49">train_set, algorithm=</text:span><text:span text:style-name="T54">'megam'</text:span><text:span text:style-name="T49">, trace=0)</text:span></text:p>
                      <text:p text:style-name="P51"/>
                      <text:p text:style-name="P51"><text:s text:c="4"/><text:span text:style-name="T52">def</text:span><text:span text:style-name="T49"> </text:span><text:span text:style-name="T56">tag</text:span><text:span text:style-name="T49">(self, sentence):</text:span></text:p>
                      <text:p text:style-name="P51"><text:s text:c="8"/><text:span text:style-name="T49">history = []</text:span></text:p>
                      <text:p text:style-name="P51"><text:s text:c="8"/><text:span text:style-name="T52">for</text:span><text:span text:style-name="T49"> i, word </text:span><text:span text:style-name="T52">in</text:span><text:span text:style-name="T49"> enumerate(sentence):</text:span></text:p>
                      <text:p text:style-name="P51"><text:s text:c="12"/><text:span text:style-name="T49">featureset = npchunk_features(sentence, i, history)</text:span></text:p>
                      <text:p text:style-name="P51"><text:s text:c="12"/><text:span text:style-name="T49">tag = self.classifier.classify(featureset)</text:span></text:p>
                      <text:p text:style-name="P51"><text:s text:c="12"/><text:span text:style-name="T49">history.append(tag)</text:span></text:p>
                      <text:p text:style-name="P51"><text:s text:c="8"/><text:span text:style-name="T49">return zip(sentence, history)</text:span></text:p>
                      <text:p text:style-name="P51"/>
                      <text:p text:style-name="P54"><text:span text:style-name="T51">class</text:span> <text:span text:style-name="T55">ConsecutiveNPChunker</text:span>(nltk.ChunkParserI): <text:bookmark text:name="consec-chunker"/><draw:a xlink:type="simple" xlink:href="http://nltk.org/book/ch07.html#ref-consec-chunker"><draw:frame draw:style-name="fr1" draw:name="graphics43" text:anchor-type="as-char" svg:width="0.318cm" svg:height="0.318cm" draw:z-index="50"><draw:image xlink:href="http://nltk.org/book/callouts/callout4.gif" xlink:type="simple" xlink:show="embed" xlink:actuate="onLoad"/></draw:frame></draw:a></text:p>
                      <text:p text:style-name="P51"><text:s text:c="4"/><text:span text:style-name="T52">def</text:span><text:span text:style-name="T49"> </text:span><text:span text:style-name="T56">__init__</text:span><text:span text:style-name="T49">(self, train_sents):</text:span></text:p>
                      <text:p text:style-name="P51"><text:s text:c="8"/><text:span text:style-name="T49">tagged_sents = [[((w,t),c) </text:span><text:span text:style-name="T52">for</text:span><text:span text:style-name="T49"> (w,t,c) </text:span><text:span text:style-name="T52">in</text:span></text:p>
                      <text:p text:style-name="P51"><text:s text:c="25"/><text:span text:style-name="T49">nltk.chunk.tree2conlltags(sent)]</text:span></text:p>
                      <text:p text:style-name="P51"><text:s text:c="24"/><text:span text:style-name="T52">for</text:span><text:span text:style-name="T49"> sent </text:span><text:span text:style-name="T52">in</text:span><text:span text:style-name="T49"> train_sents]</text:span></text:p>
                      <text:p text:style-name="P51"><text:s text:c="8"/><text:span text:style-name="T49">self.tagger = ConsecutiveNPChunkTagger(tagged_sents)</text:span></text:p>
                      <text:p text:style-name="P51"/>
                      <text:p text:style-name="P51"><text:s text:c="4"/><text:span text:style-name="T52">def</text:span><text:span text:style-name="T49"> </text:span><text:span text:style-name="T56">parse</text:span><text:span text:style-name="T49">(self, sentence):</text:span></text:p>
                      <text:p text:style-name="P51"><text:s text:c="8"/><text:span text:style-name="T49">tagged_sents = self.tagger.tag(sentence)</text:span></text:p>
                      <text:p text:style-name="P51"><text:s text:c="8"/><text:span text:style-name="T49">conlltags = [(w,t,c) </text:span><text:span text:style-name="T52">for</text:span><text:span text:style-name="T49"> ((w,t),c) </text:span><text:span text:style-name="T52">in</text:span><text:span text:style-name="T49"> tagged_sents]</text:span></text:p>
                      <text:p text:style-name="P51"><text:s text:c="8"/><text:span text:style-name="T49">return nltk.chunk.conlltags2tree(conlltags)</text:span></text:p>
                    </table:table-cell>
                  </table:table-row>
                </table:table>
                <text:p text:style-name="P35"/>
              </table:table-cell>
            </table:table-row>
            <table:table-row>
              <table:table-cell table:style-name="Table43.A2" office:value-type="string">
                <text:p text:style-name="P39"><text:a xlink:type="simple" xlink:href="http://nltk.org/book/pylisting/code_classifier_chunker.py"><text:span text:style-name="T44">Example 7.9 (code_classifier_chunker.py)</text:span></text:a><text:span text:style-name="T43">: </text:span><text:span text:style-name="T44">Figure 7.9</text:span><text:span text:style-name="T43">: Noun Phrase Chunking with a Consecutive Classifier</text:span></text:p>
              </table:table-cell>
            </table:table-row>
          </table:table>
          <text:p text:style-name="P5">The only piece left to fill in is the feature extractor. We begin by defining a simple feature extractor which just provides the part-of-speech tag of the current token. Using this feature extractor, our classifier-based chunker is very similar to the unigram chunker, as is reflected in its performance:</text:p>
          <table:table table:name="Table45" table:style-name="Table45">
            <table:table-column table:style-name="Table45.A"/>
            <table:table-row>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37"> </text:p>
                    </table:table-cell>
                    <table:table-cell table:style-name="Table46.B1" office:value-type="string">
                      <text:p text:style-name="P47"><text:span text:style-name="T50">&gt;&gt;&gt; </text:span><text:span text:style-name="T51">def</text:span> <text:span text:style-name="T55">npchunk_features</text:span>(sentence, i, history):</text:p>
                      <text:p text:style-name="P54"><text:span text:style-name="T57">... </text:span><text:s text:c="4"/>word, pos = sentence[i]</text:p>
                      <text:p text:style-name="P54"><text:span text:style-name="T57">... </text:span><text:s text:c="4"/>return {<text:span text:style-name="T53">"pos"</text:span>: pos}</text:p>
                      <text:p text:style-name="P54"><text:span text:style-name="T50">&gt;&gt;&gt; </text:span>chunker = ConsecutiveNPChunker(train_sents)</text:p>
                      <text:p text:style-name="P54"><text:span text:style-name="T50">&gt;&gt;&gt; </text:span><text:span text:style-name="T51">print</text:span> chunker.evaluate(test_sents)</text:p>
                      <text:p text:style-name="P53">ChunkParse score:</text:p>
                      <text:p text:style-name="P52"><text:s text:c="4"/><text:span text:style-name="T49">IOB Accuracy: <text:s/>92.9%</text:span></text:p>
                      <text:p text:style-name="P52"><text:s text:c="4"/><text:span text:style-name="T49">Precision: <text:s text:c="4"/>79.9%</text:span></text:p>
                      <text:p text:style-name="P52"><text:s text:c="4"/><text:span text:style-name="T49">Recall: <text:s text:c="7"/>86.7%</text:span></text:p>
                      <text:p text:style-name="P52"><text:s text:c="4"/><text:span text:style-name="T49">F-Measure: <text:s text:c="4"/>83.2%</text:span></text:p>
                    </table:table-cell>
                  </table:table-row>
                </table:table>
                <text:p text:style-name="P32"/>
              </table:table-cell>
            </table:table-row>
          </table:table>
          <text:p text:style-name="P5">We can also add a feature for the previous part-of-speech tag. Adding this feature allows the classifier to model interactions between adjacent tags, and results in a chunker that is closely related to the bigram chunker.</text:p>
          <table:table table:name="Table47" table:style-name="Table47">
            <table:table-column table:style-name="Table47.A"/>
            <table:table-row>
              <table:table-cell table:style-name="Table47.A1" office:value-type="string">
                <table:table table:name="Table48" table:style-name="Table48">
                  <table:table-column table:style-name="Table48.A"/>
                  <table:table-column table:style-name="Table48.B"/>
                  <table:table-row>
                    <table:table-cell table:style-name="Table48.A1" office:value-type="string">
                      <text:p text:style-name="P37"> </text:p>
                    </table:table-cell>
                    <table:table-cell table:style-name="Table48.B1" office:value-type="string">
                      <text:p text:style-name="P47"><text:span text:style-name="T50">&gt;&gt;&gt; </text:span><text:span text:style-name="T51">def</text:span> <text:span text:style-name="T55">npchunk_features</text:span>(sentence, i, history):</text:p>
                      <text:p text:style-name="P54"><text:span text:style-name="T57">... </text:span><text:s text:c="4"/>word, pos = sentence[i]</text:p>
                      <text:p text:style-name="P54"><text:span text:style-name="T57">... </text:span><text:s text:c="4"/><text:span text:style-name="T51">if</text:span> i == 0:</text:p>
                      <text:p text:style-name="P54"><text:span text:style-name="T57">... </text:span><text:s text:c="8"/>prevword, prevpos = <text:span text:style-name="T53">"&lt;START&gt;"</text:span>, <text:span text:style-name="T53">"&lt;START&gt;"</text:span></text:p>
                      <text:p text:style-name="P54"><text:span text:style-name="T57">... </text:span><text:s text:c="4"/><text:span text:style-name="T51">else</text:span>:</text:p>
                      <text:p text:style-name="P54"><text:span text:style-name="T57">... </text:span><text:s text:c="8"/>prevword, prevpos = sentence[i-1]</text:p>
                      <text:p text:style-name="P54"><text:span text:style-name="T57">... </text:span><text:s text:c="4"/>return {<text:span text:style-name="T53">"pos"</text:span>: pos, <text:span text:style-name="T53">"prevpos"</text:span>: prevpos}</text:p>
                      <text:p text:style-name="P54"><text:span text:style-name="T50">&gt;&gt;&gt; </text:span>chunker = ConsecutiveNPChunker(train_sents)</text:p>
                      <text:p text:style-name="P54"><text:span text:style-name="T50">&gt;&gt;&gt; </text:span><text:span text:style-name="T51">print</text:span> chunker.evaluate(test_sents)</text:p>
                      <text:p text:style-name="P53">ChunkParse score:</text:p>
                      <text:p text:style-name="P52"><text:s text:c="4"/><text:span text:style-name="T49">IOB Accuracy: <text:s/>93.6%</text:span></text:p>
                      <text:p text:style-name="P52"><text:s text:c="4"/><text:span text:style-name="T49">Precision: <text:s text:c="4"/>81.9%</text:span></text:p>
                      <text:p text:style-name="P52"><text:s text:c="4"/><text:span text:style-name="T49">Recall: <text:s text:c="7"/>87.1%</text:span></text:p>
                      <text:p text:style-name="P52"><text:s text:c="4"/><text:span text:style-name="T49">F-Measure: <text:s text:c="4"/>84.4%</text:span></text:p>
                    </table:table-cell>
                  </table:table-row>
                </table:table>
                <text:p text:style-name="P32"/>
              </table:table-cell>
            </table:table-row>
          </table:table>
          <text:p text:style-name="P5">Next, we'll try adding a feature for the current word, since we hypothesized that word content should be useful for chunking. We find that this feature does indeed <text:soft-page-break/>improve the chunker's performance, by about 1.5 percentage points (which corresponds to about a 10% reduction in the error rate).</text:p>
          <table:table table:name="Table49" table:style-name="Table49">
            <table:table-column table:style-name="Table49.A"/>
            <table:table-row>
              <table:table-cell table:style-name="Table49.A1" office:value-type="string">
                <table:table table:name="Table50" table:style-name="Table50">
                  <table:table-column table:style-name="Table50.A"/>
                  <table:table-column table:style-name="Table50.B"/>
                  <table:table-row>
                    <table:table-cell table:style-name="Table50.A1" office:value-type="string">
                      <text:p text:style-name="P37"> </text:p>
                    </table:table-cell>
                    <table:table-cell table:style-name="Table50.B1" office:value-type="string">
                      <text:p text:style-name="P47"><text:span text:style-name="T50">&gt;&gt;&gt; </text:span><text:span text:style-name="T51">def</text:span> <text:span text:style-name="T55">npchunk_features</text:span>(sentence, i, history):</text:p>
                      <text:p text:style-name="P54"><text:span text:style-name="T57">... </text:span><text:s text:c="4"/>word, pos = sentence[i]</text:p>
                      <text:p text:style-name="P54"><text:span text:style-name="T57">... </text:span><text:s text:c="4"/><text:span text:style-name="T51">if</text:span> i == 0:</text:p>
                      <text:p text:style-name="P54"><text:span text:style-name="T57">... </text:span><text:s text:c="8"/>prevword, prevpos = <text:span text:style-name="T53">"&lt;START&gt;"</text:span>, <text:span text:style-name="T53">"&lt;START&gt;"</text:span></text:p>
                      <text:p text:style-name="P54"><text:span text:style-name="T57">... </text:span><text:s text:c="4"/><text:span text:style-name="T51">else</text:span>:</text:p>
                      <text:p text:style-name="P54"><text:span text:style-name="T57">... </text:span><text:s text:c="8"/>prevword, prevpos = sentence[i-1]</text:p>
                      <text:p text:style-name="P54"><text:span text:style-name="T57">... </text:span><text:s text:c="4"/>return {<text:span text:style-name="T53">"pos"</text:span>: pos, <text:span text:style-name="T53">"word"</text:span>: word, <text:span text:style-name="T53">"prevpos"</text:span>: prevpos}</text:p>
                      <text:p text:style-name="P54"><text:span text:style-name="T50">&gt;&gt;&gt; </text:span>chunker = ConsecutiveNPChunker(train_sents)</text:p>
                      <text:p text:style-name="P54"><text:span text:style-name="T50">&gt;&gt;&gt; </text:span><text:span text:style-name="T51">print</text:span> chunker.evaluate(test_sents)</text:p>
                      <text:p text:style-name="P53">ChunkParse score:</text:p>
                      <text:p text:style-name="P52"><text:s text:c="4"/><text:span text:style-name="T49">IOB Accuracy: <text:s/>94.2%</text:span></text:p>
                      <text:p text:style-name="P52"><text:s text:c="4"/><text:span text:style-name="T49">Precision: <text:s text:c="4"/>83.4%</text:span></text:p>
                      <text:p text:style-name="P52"><text:s text:c="4"/><text:span text:style-name="T49">Recall: <text:s text:c="7"/>88.6%</text:span></text:p>
                      <text:p text:style-name="P52"><text:s text:c="4"/><text:span text:style-name="T49">F-Measure: <text:s text:c="4"/>85.9%</text:span></text:p>
                    </table:table-cell>
                  </table:table-row>
                </table:table>
                <text:p text:style-name="P32"/>
              </table:table-cell>
            </table:table-row>
          </table:table>
          <text:p text:style-name="P10"><text:span text:style-name="T2">Finally, we can try extending the feature extractor with a variety of additional features, such as lookahead features </text:span><text:bookmark text:name="ref-chunk-fe-lookahead"/><text:span text:style-name="T2"><draw:a xlink:type="simple" xlink:href="http://nltk.org/book/ch07.html#chunk-fe-lookahead"><draw:frame draw:style-name="fr1" draw:name="graphics44" text:anchor-type="as-char" svg:width="0.318cm" svg:height="0.318cm" draw:z-index="25"><draw:image xlink:href="http://nltk.org/book/callouts/callout1.gif" xlink:type="simple" xlink:show="embed" xlink:actuate="onLoad"/><svg:title>[1]</svg:title></draw:frame></draw:a></text:span><text:span text:style-name="T2">, paired features </text:span><text:bookmark text:name="ref-chunk-fe-paired"/><text:span text:style-name="T2"><draw:a xlink:type="simple" xlink:href="http://nltk.org/book/ch07.html#chunk-fe-paired"><draw:frame draw:style-name="fr1" draw:name="graphics45" text:anchor-type="as-char" svg:width="0.318cm" svg:height="0.318cm" draw:z-index="26"><draw:image xlink:href="http://nltk.org/book/callouts/callout2.gif" xlink:type="simple" xlink:show="embed" xlink:actuate="onLoad"/><svg:title>[2]</svg:title></draw:frame></draw:a></text:span><text:span text:style-name="T2">, and complex contextual features </text:span><text:bookmark text:name="ref-chunk-fe-complex"/><text:span text:style-name="T2"><draw:a xlink:type="simple" xlink:href="http://nltk.org/book/ch07.html#chunk-fe-complex"><draw:frame draw:style-name="fr1" draw:name="graphics46" text:anchor-type="as-char" svg:width="0.318cm" svg:height="0.318cm" draw:z-index="27"><draw:image xlink:href="http://nltk.org/book/callouts/callout3.gif" xlink:type="simple" xlink:show="embed" xlink:actuate="onLoad"/><svg:title>[3]</svg:title></draw:frame></draw:a></text:span><text:span text:style-name="T2">. This last feature, called </text:span><text:span text:style-name="Teletype"><text:span text:style-name="T2">tags-since-dt</text:span></text:span><text:span text:style-name="T2">, creates a string describing the set of all part-of-speech tags that have been encountered since the most recent determiner.</text:span></text:p>
          <table:table table:name="Table51" table:style-name="Table51">
            <table:table-column table:style-name="Table51.A"/>
            <table:table-row>
              <table:table-cell table:style-name="Table51.A1" office:value-type="string">
                <table:table table:name="Table52" table:style-name="Table52">
                  <table:table-column table:style-name="Table52.A"/>
                  <table:table-column table:style-name="Table52.B"/>
                  <table:table-row>
                    <table:table-cell table:style-name="Table52.A1" office:value-type="string">
                      <text:p text:style-name="P37"> </text:p>
                    </table:table-cell>
                    <table:table-cell table:style-name="Table52.B1" office:value-type="string">
                      <text:p text:style-name="P47"><text:span text:style-name="T50">&gt;&gt;&gt; </text:span><text:span text:style-name="T51">def</text:span> <text:span text:style-name="T55">npchunk_features</text:span>(sentence, i, history):</text:p>
                      <text:p text:style-name="P54"><text:span text:style-name="T57">... </text:span><text:s text:c="4"/>word, pos = sentence[i]</text:p>
                      <text:p text:style-name="P54"><text:span text:style-name="T57">... </text:span><text:s text:c="4"/><text:span text:style-name="T51">if</text:span> i == 0:</text:p>
                      <text:p text:style-name="P54"><text:span text:style-name="T57">... </text:span><text:s text:c="8"/>prevword, prevpos = <text:span text:style-name="T53">"&lt;START&gt;"</text:span>, <text:span text:style-name="T53">"&lt;START&gt;"</text:span></text:p>
                      <text:p text:style-name="P54"><text:span text:style-name="T57">... </text:span><text:s text:c="4"/><text:span text:style-name="T51">else</text:span>:</text:p>
                      <text:p text:style-name="P54"><text:span text:style-name="T57">... </text:span><text:s text:c="8"/>prevword, prevpos = sentence[i-1]</text:p>
                      <text:p text:style-name="P54"><text:span text:style-name="T57">... </text:span><text:s text:c="4"/><text:span text:style-name="T51">if</text:span> i == len(sentence)-1:</text:p>
                      <text:p text:style-name="P54"><text:span text:style-name="T57">... </text:span><text:s text:c="8"/>nextword, nextpos = <text:span text:style-name="T53">"&lt;END&gt;"</text:span>, <text:span text:style-name="T53">"&lt;END&gt;"</text:span></text:p>
                      <text:p text:style-name="P54"><text:span text:style-name="T57">... </text:span><text:s text:c="4"/><text:span text:style-name="T51">else</text:span>:</text:p>
                      <text:p text:style-name="P54"><text:span text:style-name="T57">... </text:span><text:s text:c="8"/>nextword, nextpos = sentence[i+1]</text:p>
                      <text:p text:style-name="P54"><text:span text:style-name="T57">... </text:span><text:s text:c="4"/>return {<text:span text:style-name="T53">"pos"</text:span>: pos,</text:p>
                      <text:p text:style-name="P54"><text:span text:style-name="T57">... </text:span><text:s text:c="12"/><text:span text:style-name="T53">"word"</text:span>: word,</text:p>
                      <text:p text:style-name="P54"><text:span text:style-name="T57">... </text:span><text:s text:c="12"/><text:span text:style-name="T53">"prevpos"</text:span>: prevpos,</text:p>
                      <text:p text:style-name="P54"><text:span text:style-name="T57">... </text:span><text:s text:c="12"/><text:span text:style-name="T53">"nextpos"</text:span>: nextpos, <text:bookmark text:name="chunk-fe-lookahead"/><draw:a xlink:type="simple" xlink:href="http://nltk.org/book/ch07.html#ref-chunk-fe-lookahead"><draw:frame draw:style-name="fr1" draw:name="graphics47" text:anchor-type="as-char" svg:width="0.318cm" svg:height="0.318cm" draw:z-index="51"><draw:image xlink:href="http://nltk.org/book/callouts/callout1.gif" xlink:type="simple" xlink:show="embed" xlink:actuate="onLoad"/></draw:frame></draw:a></text:p>
                      <text:p text:style-name="P54"><text:span text:style-name="T57">... </text:span><text:s text:c="12"/><text:span text:style-name="T53">"prevpos+pos"</text:span>: <text:span text:style-name="T53">"%s+%s"</text:span> % (prevpos, pos), <text:s/><text:bookmark text:name="chunk-fe-paired"/><draw:a xlink:type="simple" xlink:href="http://nltk.org/book/ch07.html#ref-chunk-fe-paired"><draw:frame draw:style-name="fr1" draw:name="graphics48" text:anchor-type="as-char" svg:width="0.318cm" svg:height="0.318cm" draw:z-index="52"><draw:image xlink:href="http://nltk.org/book/callouts/callout2.gif" xlink:type="simple" xlink:show="embed" xlink:actuate="onLoad"/></draw:frame></draw:a></text:p>
                      <text:p text:style-name="P54"><text:span text:style-name="T57">... </text:span><text:s text:c="12"/><text:span text:style-name="T53">"pos+nextpos"</text:span>: <text:span text:style-name="T53">"%s+%s"</text:span> % (pos, nextpos),</text:p>
                      <text:p text:style-name="P54"><text:span text:style-name="T57">... </text:span><text:s text:c="12"/><text:span text:style-name="T53">"tags-since-dt"</text:span>: tags_since_dt(sentence, i)} <text:s/><text:bookmark text:name="chunk-fe-complex"/><draw:a xlink:type="simple" xlink:href="http://nltk.org/book/ch07.html#ref-chunk-fe-complex"><draw:frame draw:style-name="fr1" draw:name="graphics49" text:anchor-type="as-char" svg:width="0.318cm" svg:height="0.318cm" draw:z-index="53"><draw:image xlink:href="http://nltk.org/book/callouts/callout3.gif" xlink:type="simple" xlink:show="embed" xlink:actuate="onLoad"/></draw:frame></draw:a></text:p>
                    </table:table-cell>
                  </table:table-row>
                </table:table>
                <text:p text:style-name="P32"/>
              </table:table-cell>
            </table:table-row>
          </table:table>
          <table:table table:name="Table53" table:style-name="Table53">
            <table:table-column table:style-name="Table53.A"/>
            <table:table-row>
              <table:table-cell table:style-name="Table53.A1" office:value-type="string">
                <table:table table:name="Table54" table:style-name="Table54">
                  <table:table-column table:style-name="Table54.A"/>
                  <table:table-column table:style-name="Table54.B"/>
                  <table:table-row>
                    <table:table-cell table:style-name="Table54.A1" office:value-type="string">
                      <text:p text:style-name="P37"> </text:p>
                    </table:table-cell>
                    <table:table-cell table:style-name="Table54.B1" office:value-type="string">
                      <text:p text:style-name="P47"><text:span text:style-name="T50">&gt;&gt;&gt; </text:span><text:span text:style-name="T51">def</text:span> <text:span text:style-name="T55">tags_since_dt</text:span>(sentence, i):</text:p>
                      <text:p text:style-name="P54"><text:span text:style-name="T57">... </text:span><text:s text:c="4"/>tags = set()</text:p>
                      <text:p text:style-name="P54"><text:span text:style-name="T57">... </text:span><text:s text:c="4"/><text:span text:style-name="T51">for</text:span> word, pos <text:span text:style-name="T51">in</text:span> sentence[:i]:</text:p>
                      <text:p text:style-name="P54"><text:span text:style-name="T57">... </text:span><text:s text:c="8"/><text:span text:style-name="T51">if</text:span> pos == <text:span text:style-name="T53">'DT'</text:span>:</text:p>
                      <text:p text:style-name="P54"><text:span text:style-name="T57">... </text:span><text:s text:c="12"/>tags = set()</text:p>
                      <text:p text:style-name="P54"><text:span text:style-name="T57">... </text:span><text:s text:c="8"/><text:span text:style-name="T51">else</text:span>:</text:p>
                      <text:p text:style-name="P54"><text:span text:style-name="T57">... </text:span><text:s text:c="12"/>tags.add(pos)</text:p>
                      <text:p text:style-name="P54"><text:span text:style-name="T57">... </text:span><text:s text:c="4"/>return <text:span text:style-name="T53">'+'</text:span>.join(sorted(tags))</text:p>
                    </table:table-cell>
                  </table:table-row>
                </table:table>
                <text:p text:style-name="P32"/>
              </table:table-cell>
            </table:table-row>
          </table:table>
          <table:table table:name="Table55" table:style-name="Table55">
            <table:table-column table:style-name="Table55.A"/>
            <table:table-row>
              <table:table-cell table:style-name="Table55.A1" office:value-type="string">
                <table:table table:name="Table56" table:style-name="Table56">
                  <table:table-column table:style-name="Table56.A"/>
                  <table:table-column table:style-name="Table56.B"/>
                  <table:table-row>
                    <table:table-cell table:style-name="Table56.A1" office:value-type="string">
                      <text:p text:style-name="P37"> </text:p>
                    </table:table-cell>
                    <table:table-cell table:style-name="Table56.B1" office:value-type="string">
                      <text:p text:style-name="P47"><text:span text:style-name="T50">&gt;&gt;&gt; </text:span>chunker = ConsecutiveNPChunker(train_sents)</text:p>
                      <text:p text:style-name="P54"><text:span text:style-name="T50">&gt;&gt;&gt; </text:span><text:span text:style-name="T51">print</text:span> chunker.evaluate(test_sents)</text:p>
                      <text:p text:style-name="P53">ChunkParse score:</text:p>
                      <text:p text:style-name="P52"><text:s text:c="4"/><text:span text:style-name="T49">IOB Accuracy: <text:s/>95.9%</text:span></text:p>
                      <text:p text:style-name="P52"><text:s text:c="4"/><text:span text:style-name="T49">Precision: <text:s text:c="4"/>88.3%</text:span></text:p>
                      <text:p text:style-name="P52"><text:s text:c="4"/><text:span text:style-name="T49">Recall: <text:s text:c="7"/>90.7%</text:span></text:p>
                      <text:p text:style-name="P52"><text:s text:c="4"/><text:span text:style-name="T49">F-Measure: <text:s text:c="4"/>89.5%</text:span></text:p>
                    </table:table-cell>
                  </table:table-row>
                </table:table>
                <text:p text:style-name="P32"/>
              </table:table-cell>
            </table:table-row>
          </table:table>
        </text:section>
      </text:section>
      <text:section text:style-name="Sect1" text:name="recursion-in-linguistic-structure">
        <text:h text:style-name="P44" text:outline-level="2"><text:bookmark text:name="sec-recursion-in-linguistic-structure"/><text:span text:style-name="T2">7.4   Recursion in Linguistic Structure</text:span></text:h>
        <text:section text:style-name="Sect1" text:name="building-nested-structure-with-cascaded-chunkers">
          <text:h text:style-name="P40" text:outline-level="3">Building Nested Structure with Cascaded Chunkers</text:h>
          <text:p text:style-name="P10"><text:span text:style-name="T2">So far, our chunk structures have been relatively flat. Trees consist of tagged tokens, optionally grouped under a chunk node such as </text:span><text:span text:style-name="Teletype"><text:span text:style-name="T2">NP</text:span></text:span><text:span text:style-name="T2">. However, it is possible to build chunk structures of arbitrary depth, simply by creating a multi-stage chunk grammar </text:span><text:soft-page-break/><text:span text:style-name="T2">containing recursive rules. </text:span><text:a xlink:type="simple" xlink:href="http://nltk.org/book/ch07.html#code-cascaded-chunker">7.10</text:a><text:span text:style-name="T2"> has patterns for noun phrases, prepositional phrases, verb phrases, and sentences. This is a four-stage chunk grammar, and can be used to create structures having a depth of at most four.</text:span></text:p>
          <text:p text:style-name="P3"><text:bookmark text:name="code-cascaded-chunker"/></text:p>
          <table:table table:name="Table57" table:style-name="Table57">
            <table:table-column table:style-name="Table57.A"/>
            <table:table-row>
              <table:table-cell table:style-name="Table57.A1" office:value-type="string">
                <table:table table:name="Table58" table:style-name="Table58">
                  <table:table-column table:style-name="Table58.A"/>
                  <table:table-column table:style-name="Table58.B"/>
                  <table:table-row>
                    <table:table-cell table:style-name="Table58.A1" office:value-type="string">
                      <text:p text:style-name="P37"> </text:p>
                    </table:table-cell>
                    <table:table-cell table:style-name="Table58.B1" office:value-type="string">
                      <text:p text:style-name="P47">grammar = r<text:span text:style-name="T53">"""</text:span></text:p>
                      <text:p text:style-name="P55"><text:s text:c="2"/><text:span text:style-name="T49">NP: {&lt;DT|JJ|NN.*&gt;+} <text:s text:c="9"/># Chunk sequences of DT, JJ, NN</text:span></text:p>
                      <text:p text:style-name="P55"><text:s text:c="2"/><text:span text:style-name="T49">PP: {&lt;IN&gt;&lt;NP&gt;} <text:s text:c="14"/># Chunk prepositions followed by NP</text:span></text:p>
                      <text:p text:style-name="P55"><text:s text:c="2"/><text:span text:style-name="T49">VP: {&lt;VB.*&gt;&lt;NP|PP|CLAUSE&gt;+$} # Chunk verbs and their arguments</text:span></text:p>
                      <text:p text:style-name="P55"><text:s text:c="2"/><text:span text:style-name="T49">CLAUSE: {&lt;NP&gt;&lt;VP&gt;} <text:s text:c="10"/># Chunk NP, VP</text:span></text:p>
                      <text:p text:style-name="P55"><text:s text:c="2"/><text:span text:style-name="T49">"""</text:span></text:p>
                      <text:p text:style-name="P54">cp = nltk.RegexpParser(grammar)</text:p>
                      <text:p text:style-name="P54">sentence = [(<text:span text:style-name="T53">"Mary"</text:span>, <text:span text:style-name="T53">"NN"</text:span>), (<text:span text:style-name="T53">"saw"</text:span>, <text:span text:style-name="T53">"VBD"</text:span>), (<text:span text:style-name="T53">"the"</text:span>, <text:span text:style-name="T53">"DT"</text:span>), (<text:span text:style-name="T53">"cat"</text:span>, <text:span text:style-name="T53">"NN"</text:span>),</text:p>
                      <text:p text:style-name="P51"><text:s text:c="4"/><text:span text:style-name="T49">(</text:span><text:span text:style-name="T54">"sit"</text:span><text:span text:style-name="T49">, </text:span><text:span text:style-name="T54">"VB"</text:span><text:span text:style-name="T49">), (</text:span><text:span text:style-name="T54">"on"</text:span><text:span text:style-name="T49">, </text:span><text:span text:style-name="T54">"IN"</text:span><text:span text:style-name="T49">), (</text:span><text:span text:style-name="T54">"the"</text:span><text:span text:style-name="T49">, </text:span><text:span text:style-name="T54">"DT"</text:span><text:span text:style-name="T49">), (</text:span><text:span text:style-name="T54">"mat"</text:span><text:span text:style-name="T49">, </text:span><text:span text:style-name="T54">"NN"</text:span><text:span text:style-name="T49">)]</text:span></text:p>
                    </table:table-cell>
                  </table:table-row>
                </table:table>
                <table:table table:name="Table59" table:style-name="Table59">
                  <table:table-column table:style-name="Table59.A"/>
                  <table:table-column table:style-name="Table59.B"/>
                  <table:table-row>
                    <table:table-cell table:style-name="Table59.A1" office:value-type="string">
                      <text:p text:style-name="P37"> </text:p>
                    </table:table-cell>
                    <table:table-cell table:style-name="Table59.B1" office:value-type="string">
                      <text:p text:style-name="P47"><text:span text:style-name="T50">&gt;&gt;&gt; </text:span><text:span text:style-name="T51">print</text:span> cp.parse(sentence)</text:p>
                      <text:p text:style-name="P53">(S</text:p>
                      <text:p text:style-name="P52"><text:s text:c="2"/><text:span text:style-name="T49">(NP Mary/NN)</text:span></text:p>
                      <text:p text:style-name="P52"><text:s text:c="2"/><text:span text:style-name="T49">saw/VBD</text:span></text:p>
                      <text:p text:style-name="P52"><text:s text:c="2"/><text:span text:style-name="T49">(CLAUSE</text:span></text:p>
                      <text:p text:style-name="P52"><text:s text:c="4"/><text:span text:style-name="T49">(NP the/DT cat/NN)</text:span></text:p>
                      <text:p text:style-name="P52"><text:s text:c="4"/><text:span text:style-name="T49">(VP sit/VB (PP on/IN (NP the/DT mat/NN)))))</text:span></text:p>
                    </table:table-cell>
                  </table:table-row>
                </table:table>
                <text:p text:style-name="Table_20_Contents"/>
              </table:table-cell>
            </table:table-row>
            <table:table-row>
              <table:table-cell table:style-name="Table57.A2" office:value-type="string">
                <text:p text:style-name="P35"/>
              </table:table-cell>
            </table:table-row>
            <table:table-row>
              <table:table-cell table:style-name="Table57.A3" office:value-type="string">
                <text:p text:style-name="P39"><text:a xlink:type="simple" xlink:href="http://nltk.org/book/pylisting/code_cascaded_chunker.py"><text:span text:style-name="T44">Example 7.10 (code_cascaded_chunker.py)</text:span></text:a><text:span text:style-name="T43">: </text:span><text:span text:style-name="T44">Figure 7.10</text:span><text:span text:style-name="T43">: A Chunker that Handles NP, PP, VP and S</text:span></text:p>
              </table:table-cell>
            </table:table-row>
          </table:table>
          <text:p text:style-name="P10"><text:span text:style-name="T2">Unfortunately this result misses the </text:span><text:span text:style-name="Teletype"><text:span text:style-name="T2">VP</text:span></text:span><text:span text:style-name="T2"> headed by </text:span><text:span text:style-name="T5">saw</text:span><text:span text:style-name="T2">. It has other shortcomings too. Let's see what happens when we apply this chunker to a sentence having deeper nesting. Notice that it fails to identify the </text:span><text:span text:style-name="Teletype"><text:span text:style-name="T2">VP</text:span></text:span><text:span text:style-name="T2"> chunk starting at </text:span><text:bookmark text:name="ref-saw-vbd"/><text:span text:style-name="T2"><draw:a xlink:type="simple" xlink:href="http://nltk.org/book/ch07.html#saw-vbd"><draw:frame draw:style-name="fr1" draw:name="graphics50" text:anchor-type="as-char" svg:width="0.318cm" svg:height="0.318cm" draw:z-index="28"><draw:image xlink:href="http://nltk.org/book/callouts/callout1.gif" xlink:type="simple" xlink:show="embed" xlink:actuate="onLoad"/><svg:title>[1]</svg:title></draw:frame></draw:a></text:span><text:span text:style-name="T2">.</text:span></text:p>
          <table:table table:name="Table60" table:style-name="Table60">
            <table:table-column table:style-name="Table60.A"/>
            <table:table-row>
              <table:table-cell table:style-name="Table60.A1" office:value-type="string">
                <table:table table:name="Table61" table:style-name="Table61">
                  <table:table-column table:style-name="Table61.A"/>
                  <table:table-column table:style-name="Table61.B"/>
                  <table:table-row>
                    <table:table-cell table:style-name="Table61.A1" office:value-type="string">
                      <text:p text:style-name="P37"> </text:p>
                    </table:table-cell>
                    <table:table-cell table:style-name="Table61.B1" office:value-type="string">
                      <text:p text:style-name="P47"><text:span text:style-name="T50">&gt;&gt;&gt; </text:span>sentence = [(<text:span text:style-name="T53">"John"</text:span>, <text:span text:style-name="T53">"NNP"</text:span>), (<text:span text:style-name="T53">"thinks"</text:span>, <text:span text:style-name="T53">"VBZ"</text:span>), (<text:span text:style-name="T53">"Mary"</text:span>, <text:span text:style-name="T53">"NN"</text:span>),</text:p>
                      <text:p text:style-name="P54"><text:span text:style-name="T57">... </text:span><text:s text:c="4"/>(<text:span text:style-name="T53">"saw"</text:span>, <text:span text:style-name="T53">"VBD"</text:span>), (<text:span text:style-name="T53">"the"</text:span>, <text:span text:style-name="T53">"DT"</text:span>), (<text:span text:style-name="T53">"cat"</text:span>, <text:span text:style-name="T53">"NN"</text:span>), (<text:span text:style-name="T53">"sit"</text:span>, <text:span text:style-name="T53">"VB"</text:span>),</text:p>
                      <text:p text:style-name="P54"><text:span text:style-name="T57">... </text:span><text:s text:c="4"/>(<text:span text:style-name="T53">"on"</text:span>, <text:span text:style-name="T53">"IN"</text:span>), (<text:span text:style-name="T53">"the"</text:span>, <text:span text:style-name="T53">"DT"</text:span>), (<text:span text:style-name="T53">"mat"</text:span>, <text:span text:style-name="T53">"NN"</text:span>)]</text:p>
                      <text:p text:style-name="P54"><text:span text:style-name="T50">&gt;&gt;&gt; </text:span><text:span text:style-name="T51">print</text:span> cp.parse(sentence)</text:p>
                      <text:p text:style-name="P53">(S</text:p>
                      <text:p text:style-name="P52"><text:s text:c="2"/><text:span text:style-name="T49">(NP John/NNP)</text:span></text:p>
                      <text:p text:style-name="P52"><text:s text:c="2"/><text:span text:style-name="T49">thinks/VBZ</text:span></text:p>
                      <text:p text:style-name="P52"><text:s text:c="2"/><text:span text:style-name="T49">(NP Mary/NN)</text:span></text:p>
                      <text:p text:style-name="P52"><text:s text:c="2"/><text:span text:style-name="T49">saw/VBD # [_saw-vbd]</text:span></text:p>
                      <text:p text:style-name="P52"><text:s text:c="2"/><text:span text:style-name="T49">(CLAUSE</text:span></text:p>
                      <text:p text:style-name="P52"><text:s text:c="4"/><text:span text:style-name="T49">(NP the/DT cat/NN)</text:span></text:p>
                      <text:p text:style-name="P52"><text:s text:c="4"/><text:span text:style-name="T49">(VP sit/VB (PP on/IN (NP the/DT mat/NN)))))</text:span></text:p>
                    </table:table-cell>
                  </table:table-row>
                </table:table>
                <text:p text:style-name="P32"/>
              </table:table-cell>
            </table:table-row>
          </table:table>
          <text:p text:style-name="P10"><text:span text:style-name="T2">The solution to these problems is to get the chunker to loop over its patterns: after trying all of them, it repeats the process. We add an optional second argument </text:span><text:span text:style-name="Teletype"><text:span text:style-name="T2">loop</text:span></text:span><text:span text:style-name="T2"> to specify the number of times the set of patterns should be run:</text:span></text:p>
          <table:table table:name="Table62" table:style-name="Table62">
            <table:table-column table:style-name="Table62.A"/>
            <table:table-row>
              <table:table-cell table:style-name="Table62.A1" office:value-type="string">
                <table:table table:name="Table63" table:style-name="Table63">
                  <table:table-column table:style-name="Table63.A"/>
                  <table:table-column table:style-name="Table63.B"/>
                  <table:table-row>
                    <table:table-cell table:style-name="Table63.A1" office:value-type="string">
                      <text:p text:style-name="P37"> </text:p>
                    </table:table-cell>
                    <table:table-cell table:style-name="Table63.B1" office:value-type="string">
                      <text:p text:style-name="P47"><text:span text:style-name="T50">&gt;&gt;&gt; </text:span>cp = nltk.RegexpParser(grammar, loop=2)</text:p>
                      <text:p text:style-name="P54"><text:span text:style-name="T50">&gt;&gt;&gt; </text:span><text:span text:style-name="T51">print</text:span> cp.parse(sentence)</text:p>
                      <text:p text:style-name="P53">(S</text:p>
                      <text:p text:style-name="P52"><text:s text:c="2"/><text:span text:style-name="T49">(NP John/NNP)</text:span></text:p>
                      <text:p text:style-name="P52"><text:s text:c="2"/><text:span text:style-name="T49">thinks/VBZ</text:span></text:p>
                      <text:p text:style-name="P52"><text:s text:c="2"/><text:span text:style-name="T49">(CLAUSE</text:span></text:p>
                      <text:p text:style-name="P52"><text:s text:c="4"/><text:span text:style-name="T49">(NP Mary/NN)</text:span></text:p>
                      <text:p text:style-name="P52"><text:s text:c="4"/><text:span text:style-name="T49">(VP</text:span></text:p>
                      <text:p text:style-name="P52"><text:s text:c="6"/><text:span text:style-name="T49">saw/VBD</text:span></text:p>
                      <text:p text:style-name="P52"><text:s text:c="6"/><text:span text:style-name="T49">(CLAUSE</text:span></text:p>
                      <text:p text:style-name="P52"><text:s text:c="8"/><text:span text:style-name="T49">(NP the/DT cat/NN)</text:span></text:p>
                      <text:p text:style-name="P52"><text:s text:c="8"/><text:span text:style-name="T49">(VP sit/VB (PP on/IN (NP the/DT mat/NN)))))))</text:span></text:p>
                    </table:table-cell>
                  </table:table-row>
                </table:table>
                <text:p text:style-name="P32"/>
              </table:table-cell>
            </table:table-row>
          </table:table>
        </text:section>
        <text:section text:style-name="Sect1" text:name="trees">
          <text:h text:style-name="P40" text:outline-level="3"><text:span text:style-name="T3">Trees</text:span></text:h>
          <text:p text:style-name="P5">A <text:bookmark text:name="tree_index_term"/><text:span text:style-name="T49">tree</text:span> is a set of connected labeled nodes, each reachable by a unique path from a distinguished root node. Here's an example of a tree (note that they are standardly drawn upside-down):</text:p>
          <text:p text:style-name="P4"><text:bookmark text:name="tree_index_term1"/></text:p>
          <table:table table:name="Table64" table:style-name="Table64">
            <table:table-column table:style-name="Table64.A"/>
            <table:table-column table:style-name="Table64.B"/>
            <table:table-column table:style-name="Table64.C"/>
            <text:soft-page-break/>
            <table:table-row>
              <table:table-cell office:value-type="string">
                <text:p text:style-name="P33">(4)</text:p>
              </table:table-cell>
              <table:table-cell office:value-type="string">
                <text:p text:style-name="P32"/>
              </table:table-cell>
              <table:table-cell office:value-type="string">
                <text:p text:style-name="Table_20_Contents"><draw:frame draw:style-name="fr1" draw:name="graphics51" text:anchor-type="as-char" svg:width="5.757cm" svg:height="3.408cm" draw:z-index="54"><draw:image xlink:href="http://nltk.org/book/tree_images/ch07-tree-3.png" xlink:type="simple" xlink:show="embed" xlink:actuate="onLoad"/></draw:frame></text:p>
              </table:table-cell>
            </table:table-row>
          </table:table>
          <text:p text:style-name="P10"><text:bookmark text:name="tree_index_term2"/><text:span text:style-name="T2">We use a 'family' metaphor to talk about the relationships of nodes in a tree: for example, </text:span><text:span text:style-name="Teletype"><text:span text:style-name="T2">S</text:span></text:span><text:span text:style-name="T2"> is the </text:span><text:bookmark text:name="parent_index_term"/><text:span text:style-name="T4">parent</text:span><text:span text:style-name="T2"> of </text:span><text:span text:style-name="Teletype"><text:span text:style-name="T2">VP</text:span></text:span><text:span text:style-name="T2">; conversely </text:span><text:span text:style-name="Teletype"><text:span text:style-name="T2">VP</text:span></text:span><text:span text:style-name="T2"> is a </text:span><text:bookmark text:name="child_index_term"/><text:span text:style-name="T4">child</text:span><text:span text:style-name="T2"> of </text:span><text:span text:style-name="Teletype"><text:span text:style-name="T2">S</text:span></text:span><text:span text:style-name="T2">. Also, since </text:span><text:span text:style-name="Teletype"><text:span text:style-name="T2">NP</text:span></text:span><text:span text:style-name="T2"> and </text:span><text:span text:style-name="Teletype"><text:span text:style-name="T2">VP</text:span></text:span><text:span text:style-name="T2"> are both children of </text:span><text:span text:style-name="Teletype"><text:span text:style-name="T2">S</text:span></text:span><text:span text:style-name="T2">, they are also </text:span><text:bookmark text:name="siblings_index_term"/><text:span text:style-name="T4">siblings</text:span><text:span text:style-name="T2">. For convenience, there is also a text format for specifying trees:</text:span></text:p>
          <text:p text:style-name="P3"><text:bookmark text:name="siblings_index_term1"/></text:p>
          <table:table table:name="Table65" table:style-name="Table65">
            <table:table-column table:style-name="Table65.A"/>
            <table:table-row>
              <table:table-cell table:style-name="Table65.A1" office:value-type="string">
                <table:table table:name="Table66" table:style-name="Table66">
                  <table:table-column table:style-name="Table66.A"/>
                  <table:table-column table:style-name="Table66.B"/>
                  <table:table-row>
                    <table:table-cell table:style-name="Table66.A1" office:value-type="string">
                      <text:p text:style-name="P37"> </text:p>
                    </table:table-cell>
                    <table:table-cell table:style-name="Table66.B1" office:value-type="string">
                      <text:p text:style-name="P47">(S</text:p>
                      <text:p text:style-name="P51"><text:s text:c="3"/><text:span text:style-name="T49">(NP Alice)</text:span></text:p>
                      <text:p text:style-name="P51"><text:s text:c="3"/><text:span text:style-name="T49">(VP</text:span></text:p>
                      <text:p text:style-name="P51"><text:s text:c="6"/><text:span text:style-name="T49">(V chased)</text:span></text:p>
                      <text:p text:style-name="P51"><text:s text:c="6"/><text:span text:style-name="T49">(NP</text:span></text:p>
                      <text:p text:style-name="P51"><text:s text:c="9"/><text:span text:style-name="T49">(Det the)</text:span></text:p>
                      <text:p text:style-name="P51"><text:s text:c="9"/><text:span text:style-name="T49">(N rabbit))))</text:span></text:p>
                    </table:table-cell>
                  </table:table-row>
                </table:table>
                <text:p text:style-name="P32"/>
              </table:table-cell>
            </table:table-row>
          </table:table>
          <text:p text:style-name="P5">Although we will focus on syntactic trees, trees can be used to encode <text:span text:style-name="T48">any</text:span> homogeneous hierarchical structure that spans a sequence of linguistic forms (e.g. morphological structure, discourse structure). In the general case, leaves and node values do not have to be strings.</text:p>
          <text:p text:style-name="P5">In NLTK, we create a tree by giving a node label and a list of children:</text:p>
          <table:table table:name="Table67" table:style-name="Table67">
            <table:table-column table:style-name="Table67.A"/>
            <table:table-row>
              <table:table-cell table:style-name="Table67.A1" office:value-type="string">
                <table:table table:name="Table68" table:style-name="Table68">
                  <table:table-column table:style-name="Table68.A"/>
                  <table:table-column table:style-name="Table68.B"/>
                  <table:table-row>
                    <table:table-cell table:style-name="Table68.A1" office:value-type="string">
                      <text:p text:style-name="P37"> </text:p>
                    </table:table-cell>
                    <table:table-cell table:style-name="Table68.B1" office:value-type="string">
                      <text:p text:style-name="P47"><text:span text:style-name="T50">&gt;&gt;&gt; </text:span>tree1 = nltk.Tree(<text:span text:style-name="T53">'NP'</text:span>, [<text:span text:style-name="T53">'Alice'</text:span>])</text:p>
                      <text:p text:style-name="P54"><text:span text:style-name="T50">&gt;&gt;&gt; </text:span><text:span text:style-name="T51">print</text:span> tree1</text:p>
                      <text:p text:style-name="P53">(NP Alice)</text:p>
                      <text:p text:style-name="P54"><text:span text:style-name="T50">&gt;&gt;&gt; </text:span>tree2 = nltk.Tree(<text:span text:style-name="T53">'NP'</text:span>, [<text:span text:style-name="T53">'the'</text:span>, <text:span text:style-name="T53">'rabbit'</text:span>])</text:p>
                      <text:p text:style-name="P54"><text:span text:style-name="T50">&gt;&gt;&gt; </text:span><text:span text:style-name="T51">print</text:span> tree2</text:p>
                      <text:p text:style-name="P53">(NP the rabbit)</text:p>
                    </table:table-cell>
                  </table:table-row>
                </table:table>
                <text:p text:style-name="P32"/>
              </table:table-cell>
            </table:table-row>
          </table:table>
          <text:p text:style-name="P5">We can incorporate these into successively larger trees as follows:</text:p>
          <table:table table:name="Table69" table:style-name="Table69">
            <table:table-column table:style-name="Table69.A"/>
            <table:table-row>
              <table:table-cell table:style-name="Table69.A1" office:value-type="string">
                <table:table table:name="Table70" table:style-name="Table70">
                  <table:table-column table:style-name="Table70.A"/>
                  <table:table-column table:style-name="Table70.B"/>
                  <table:table-row>
                    <table:table-cell table:style-name="Table70.A1" office:value-type="string">
                      <text:p text:style-name="P37"> </text:p>
                    </table:table-cell>
                    <table:table-cell table:style-name="Table70.B1" office:value-type="string">
                      <text:p text:style-name="P47"><text:span text:style-name="T50">&gt;&gt;&gt; </text:span>tree3 = nltk.Tree(<text:span text:style-name="T53">'VP'</text:span>, [<text:span text:style-name="T53">'chased'</text:span>, tree2])</text:p>
                      <text:p text:style-name="P54"><text:span text:style-name="T50">&gt;&gt;&gt; </text:span>tree4 = nltk.Tree(<text:span text:style-name="T53">'S'</text:span>, [tree1, tree3])</text:p>
                      <text:p text:style-name="P54"><text:span text:style-name="T50">&gt;&gt;&gt; </text:span><text:span text:style-name="T51">print</text:span> tree4</text:p>
                      <text:p text:style-name="P53">(S (NP Alice) (VP chased (NP the rabbit)))</text:p>
                    </table:table-cell>
                  </table:table-row>
                </table:table>
                <text:p text:style-name="P32"/>
              </table:table-cell>
            </table:table-row>
          </table:table>
          <text:p text:style-name="P5">Here are some of the methods available for tree objects:</text:p>
          <table:table table:name="Table71" table:style-name="Table71">
            <table:table-column table:style-name="Table71.A"/>
            <table:table-row>
              <table:table-cell table:style-name="Table71.A1" office:value-type="string">
                <table:table table:name="Table72" table:style-name="Table72">
                  <table:table-column table:style-name="Table72.A"/>
                  <table:table-column table:style-name="Table72.B"/>
                  <table:table-row>
                    <table:table-cell table:style-name="Table72.A1" office:value-type="string">
                      <text:p text:style-name="P37"> </text:p>
                    </table:table-cell>
                    <table:table-cell table:style-name="Table72.B1" office:value-type="string">
                      <text:p text:style-name="P47"><text:span text:style-name="T50">&gt;&gt;&gt; </text:span><text:span text:style-name="T51">print</text:span> tree4[1]</text:p>
                      <text:p text:style-name="P53">(VP chased (NP the rabbit))</text:p>
                      <text:p text:style-name="P54"><text:span text:style-name="T50">&gt;&gt;&gt; </text:span>tree4[1].node</text:p>
                      <text:p text:style-name="P53">'VP'</text:p>
                      <text:p text:style-name="P54"><text:span text:style-name="T50">&gt;&gt;&gt; </text:span>tree4.leaves()</text:p>
                      <text:p text:style-name="P53">['Alice', 'chased', 'the', 'rabbit']</text:p>
                      <text:p text:style-name="P54"><text:span text:style-name="T50">&gt;&gt;&gt; </text:span>tree4[1][1][1]</text:p>
                      <text:p text:style-name="P53">'rabbit'</text:p>
                    </table:table-cell>
                  </table:table-row>
                </table:table>
                <text:p text:style-name="P32"/>
              </table:table-cell>
            </table:table-row>
          </table:table>
          <text:p text:style-name="P10"><text:span text:style-name="T2">The bracketed representation for complex trees can be difficult to read. In these cases, the </text:span><text:span text:style-name="Teletype"><text:span text:style-name="T2">draw</text:span></text:span><text:span text:style-name="T2"> method can be very useful. It opens a new window, containing a graphical representation of the tree. The tree display window allows you to zoom in and out, to collapse and expand subtrees, and to print the graphical representation to a postscript file (for inclusion in a document).</text:span></text:p>
          <table:table table:name="Table73" table:style-name="Table73">
            <table:table-column table:style-name="Table73.A"/>
            <table:table-row>
              <table:table-cell table:style-name="Table73.A1" office:value-type="string">
                <table:table table:name="Table74" table:style-name="Table74">
                  <table:table-column table:style-name="Table74.A"/>
                  <table:table-column table:style-name="Table74.B"/>
                  <table:table-row>
                    <table:table-cell table:style-name="Table74.A1" office:value-type="string">
                      <text:p text:style-name="P37"> </text:p>
                    </table:table-cell>
                    <table:table-cell table:style-name="Table74.B1" office:value-type="string">
                      <text:p text:style-name="P47"><text:span text:style-name="T50">&gt;&gt;&gt; </text:span>tree3.draw() <text:s text:c="26"/></text:p>
                    </table:table-cell>
                  </table:table-row>
                </table:table>
                <text:p text:style-name="P32"/>
              </table:table-cell>
            </table:table-row>
          </table:table>
          <text:p text:style-name="P8"><text:soft-page-break/><draw:frame draw:style-name="fr1" draw:name="graphics52" text:anchor-type="as-char" svg:width="4.043cm" svg:height="3.725cm" draw:z-index="29"><draw:image xlink:href="http://nltk.org/images/parse_draw.png" xlink:type="simple" xlink:show="embed" xlink:actuate="onLoad"/><svg:title>../images/parse_draw.png</svg:title></draw:frame></text:p>
        </text:section>
        <text:section text:style-name="Sect1" text:name="tree-traversal">
          <text:h text:style-name="P41" text:outline-level="3"><text:bookmark text:name="siblings_index_term2"/>Tree Traversal</text:h>
          <text:p text:style-name="P10"><text:bookmark text:name="siblings_index_term3"/><text:span text:style-name="T2">It is standard to use a recursive function to traverse a tree. The listing in </text:span><text:a xlink:type="simple" xlink:href="http://nltk.org/book/ch07.html#code-traverse">7.11</text:a><text:span text:style-name="T2"> demonstrates this.</text:span></text:p>
          <text:p text:style-name="P3"><text:bookmark text:name="code-traverse"/></text:p>
          <table:table table:name="Table75" table:style-name="Table75">
            <table:table-column table:style-name="Table75.A"/>
            <table:table-row>
              <table:table-cell table:style-name="Table75.A1" office:value-type="string">
                <table:table table:name="Table76" table:style-name="Table76">
                  <table:table-column table:style-name="Table76.A"/>
                  <table:table-column table:style-name="Table76.B"/>
                  <table:table-row>
                    <table:table-cell table:style-name="Table76.A1" office:value-type="string">
                      <text:p text:style-name="P37"> </text:p>
                    </table:table-cell>
                    <table:table-cell table:style-name="Table76.B1" office:value-type="string">
                      <text:p text:style-name="P47"><text:span text:style-name="T51">def</text:span> <text:span text:style-name="T55">traverse</text:span>(t):</text:p>
                      <text:p text:style-name="P51"><text:s text:c="4"/><text:span text:style-name="T49">try:</text:span></text:p>
                      <text:p text:style-name="P51"><text:s text:c="8"/><text:span text:style-name="T49">t.node</text:span></text:p>
                      <text:p text:style-name="P51"><text:s text:c="4"/><text:span text:style-name="T52">except</text:span><text:span text:style-name="T49"> AttributeError:</text:span></text:p>
                      <text:p text:style-name="P51"><text:s text:c="8"/><text:span text:style-name="T52">print</text:span><text:span text:style-name="T49"> t,</text:span></text:p>
                      <text:p text:style-name="P51"><text:s text:c="4"/><text:span text:style-name="T52">else</text:span><text:span text:style-name="T49">:</text:span></text:p>
                      <text:p text:style-name="P51"><text:s text:c="8"/><text:span text:style-name="T58"># Now we know that t.node is defined</text:span></text:p>
                      <text:p text:style-name="P51"><text:s text:c="8"/><text:span text:style-name="T52">print</text:span><text:span text:style-name="T49"> </text:span><text:span text:style-name="T54">'('</text:span><text:span text:style-name="T49">, t.node,</text:span></text:p>
                      <text:p text:style-name="P51"><text:s text:c="8"/><text:span text:style-name="T52">for</text:span><text:span text:style-name="T49"> child </text:span><text:span text:style-name="T52">in</text:span><text:span text:style-name="T49"> t:</text:span></text:p>
                      <text:p text:style-name="P51"><text:s text:c="12"/><text:span text:style-name="T49">traverse(child)</text:span></text:p>
                      <text:p text:style-name="P51"><text:s text:c="8"/><text:span text:style-name="T52">print</text:span><text:span text:style-name="T49"> </text:span><text:span text:style-name="T54">')'</text:span><text:span text:style-name="T49">,</text:span></text:p>
                    </table:table-cell>
                  </table:table-row>
                </table:table>
                <table:table table:name="Table77" table:style-name="Table77">
                  <table:table-column table:style-name="Table77.A"/>
                  <table:table-column table:style-name="Table77.B"/>
                  <table:table-row>
                    <table:table-cell table:style-name="Table77.A1" office:value-type="string">
                      <text:p text:style-name="P37"> </text:p>
                    </table:table-cell>
                    <table:table-cell table:style-name="Table77.B1" office:value-type="string">
                      <text:p text:style-name="P47"><text:span text:style-name="T50">&gt;&gt;&gt; </text:span>t = nltk.Tree(<text:span text:style-name="T53">'(S (NP Alice) (VP chased (NP the rabbit)))'</text:span>)</text:p>
                      <text:p text:style-name="P54"><text:span text:style-name="T50">&gt;&gt;&gt; </text:span>traverse(t)</text:p>
                      <text:p text:style-name="P53">( S ( NP Alice ) ( VP chased ( NP the rabbit ) ) )</text:p>
                    </table:table-cell>
                  </table:table-row>
                </table:table>
                <text:p text:style-name="Table_20_Contents"/>
              </table:table-cell>
            </table:table-row>
            <table:table-row>
              <table:table-cell table:style-name="Table75.A2" office:value-type="string">
                <text:p text:style-name="P35"/>
              </table:table-cell>
            </table:table-row>
            <table:table-row>
              <table:table-cell table:style-name="Table75.A3" office:value-type="string">
                <text:p text:style-name="P39"><text:a xlink:type="simple" xlink:href="http://nltk.org/book/pylisting/code_traverse.py"><text:span text:style-name="T44">Example 7.11 (code_traverse.py)</text:span></text:a><text:span text:style-name="T43">: </text:span><text:span text:style-name="T44">Figure 7.11</text:span><text:span text:style-name="T43">: A Recursive Function to Traverse a Tree</text:span></text:p>
              </table:table-cell>
            </table:table-row>
          </table:table>
          <text:p text:style-name="P27">Note</text:p>
          <text:p text:style-name="P29"><text:span text:style-name="T6">We have used a technique called </text:span><text:bookmark text:name="duck_typing_index_term"/><text:span text:style-name="T7">duck typing</text:span><text:span text:style-name="T6"> to detect that </text:span><text:span text:style-name="Teletype"><text:span text:style-name="T6">t</text:span></text:span><text:span text:style-name="T6"> is a tree (i.e. </text:span><text:span text:style-name="Teletype"><text:span text:style-name="T6">t.node</text:span></text:span><text:span text:style-name="T6"> is defined).</text:span><text:bookmark text:name="duck_typing_index_term2"/><text:bookmark text:name="duck_typing_index_term1"/><text:bookmark text:name="duck_typing_index_term3"/></text:p>
        </text:section>
      </text:section>
      <text:section text:style-name="Sect1" text:name="named-entity-recognition">
        <text:h text:style-name="P43" text:outline-level="2"><text:bookmark text:name="duck_typing_index_term4"/><text:bookmark text:name="sec-ner"/>7.5   Named Entity Recognition</text:h>
        <text:p text:style-name="P10"><text:bookmark text:name="duck_typing_index_term5"/><text:span text:style-name="T2">At the start of this chapter, we briefly introduced named entities (NEs). Named entities are definite noun phrases that refer to specific types of individuals, such as organizations, persons, dates, and so on. </text:span><text:a xlink:type="simple" xlink:href="http://nltk.org/book/ch07.html#tab-ne-types">7.4</text:a><text:span text:style-name="T2"> lists some of the more commonly used types of NEs. These should be self-explanatory, except for "Facility": human-made artifacts in the domains of architecture and civil engineering; and "GPE": geo-political entities such as city, state/province, and country.</text:span></text:p>
        <text:p text:style-name="P16"><text:bookmark text:name="tab-ne-types"/><text:span text:style-name="T49">Table 7.4</text:span>:</text:p>
        <text:p text:style-name="P5">Commonly Used Types of Named Entity</text:p>
        <text:p text:style-name="P4"><text:bookmark text:name="tab-ne-types1"/></text:p>
        <table:table table:name="Table78" table:style-name="Table78">
          <table:table-column table:style-name="Table78.A"/>
          <table:table-column table:style-name="Table78.B"/>
          <table:table-header-rows>
            <table:table-row>
              <table:table-cell table:style-name="Table78.A1" office:value-type="string">
                <text:p text:style-name="P31">NE Type</text:p>
              </table:table-cell>
              <table:table-cell table:style-name="Table78.B1" office:value-type="string">
                <text:p text:style-name="P31">Examples</text:p>
              </table:table-cell>
            </table:table-row>
          </table:table-header-rows>
          <table:table-row>
            <table:table-cell table:style-name="Table78.A2" office:value-type="string">
              <text:p text:style-name="P34">ORGANIZATION</text:p>
            </table:table-cell>
            <table:table-cell table:style-name="Table78.B2" office:value-type="string">
              <text:p text:style-name="P34"><text:span text:style-name="T48">Georgia-Pacific Corp.</text:span>, <text:span text:style-name="T48">WHO</text:span></text:p>
            </table:table-cell>
          </table:table-row>
          <table:table-row>
            <table:table-cell table:style-name="Table78.A2" office:value-type="string">
              <text:p text:style-name="P34">PERSON</text:p>
            </table:table-cell>
            <table:table-cell table:style-name="Table78.B2" office:value-type="string">
              <text:p text:style-name="P34"><text:span text:style-name="T48">Eddy Bonte</text:span>, <text:span text:style-name="T48">President Obama</text:span></text:p>
            </table:table-cell>
          </table:table-row>
          <table:table-row>
            <table:table-cell table:style-name="Table78.A2" office:value-type="string">
              <text:p text:style-name="P34">LOCATION</text:p>
            </table:table-cell>
            <table:table-cell table:style-name="Table78.B2" office:value-type="string">
              <text:p text:style-name="P34"><text:span text:style-name="T48">Murray River</text:span>, <text:span text:style-name="T48">Mount Everest</text:span></text:p>
            </table:table-cell>
          </table:table-row>
          <table:table-row>
            <table:table-cell table:style-name="Table78.A2" office:value-type="string">
              <text:p text:style-name="P34">DATE</text:p>
            </table:table-cell>
            <table:table-cell table:style-name="Table78.B2" office:value-type="string">
              <text:p text:style-name="P34"><text:span text:style-name="T48">June</text:span>, <text:span text:style-name="T48">2008-06-29</text:span></text:p>
            </table:table-cell>
          </table:table-row>
          <text:soft-page-break/>
          <table:table-row>
            <table:table-cell table:style-name="Table78.A2" office:value-type="string">
              <text:p text:style-name="P34">TIME</text:p>
            </table:table-cell>
            <table:table-cell table:style-name="Table78.B2" office:value-type="string">
              <text:p text:style-name="P34"><text:span text:style-name="T48">two fifty a m</text:span>, <text:span text:style-name="T48">1:30 p.m.</text:span></text:p>
            </table:table-cell>
          </table:table-row>
          <table:table-row>
            <table:table-cell table:style-name="Table78.A2" office:value-type="string">
              <text:p text:style-name="P34">MONEY</text:p>
            </table:table-cell>
            <table:table-cell table:style-name="Table78.B2" office:value-type="string">
              <text:p text:style-name="P34"><text:span text:style-name="T48">175 million Canadian Dollars</text:span>, <text:span text:style-name="T48">GBP 10.40</text:span></text:p>
            </table:table-cell>
          </table:table-row>
          <table:table-row>
            <table:table-cell table:style-name="Table78.A2" office:value-type="string">
              <text:p text:style-name="P34">PERCENT</text:p>
            </table:table-cell>
            <table:table-cell table:style-name="Table78.B2" office:value-type="string">
              <text:p text:style-name="P34"><text:span text:style-name="T48">twenty pct</text:span>, <text:span text:style-name="T48">18.75 %</text:span></text:p>
            </table:table-cell>
          </table:table-row>
          <table:table-row>
            <table:table-cell table:style-name="Table78.A2" office:value-type="string">
              <text:p text:style-name="P34">FACILITY</text:p>
            </table:table-cell>
            <table:table-cell table:style-name="Table78.B2" office:value-type="string">
              <text:p text:style-name="P34"><text:span text:style-name="T48">Washington Monument</text:span>, <text:span text:style-name="T48">Stonehenge</text:span></text:p>
            </table:table-cell>
          </table:table-row>
          <table:table-row>
            <table:table-cell table:style-name="Table78.A2" office:value-type="string">
              <text:p text:style-name="P34">GPE</text:p>
            </table:table-cell>
            <table:table-cell table:style-name="Table78.B2" office:value-type="string">
              <text:p text:style-name="P34"><text:span text:style-name="T48">South East Asia</text:span>, <text:span text:style-name="T48">Midlothian</text:span></text:p>
            </table:table-cell>
          </table:table-row>
        </table:table>
        <text:p text:style-name="P5">The goal of a <text:bookmark text:name="named_entity_recognition_index_term"/><text:span text:style-name="T49">named entity recognition</text:span> (NER) system is to identify all textual mentions of the named entities. This can be broken down into two sub-tasks: identifying the boundaries of the NE, and identifying its type. While named entity recognition is frequently a prelude to identifying relations in Information Extraction, it can also contribute to other tasks. For example, in Question Answering (QA), we try to improve the precision of Information Retrieval by recovering not whole pages, but just those parts which contain an answer to the user's question. Most QA systems take the documents returned by standard Information Retrieval, and then attempt to isolate the minimal text snippet in the document containing the answer. Now suppose the question was <text:span text:style-name="T48">Who was the first President of the US?</text:span>, and one of the documents that was retrieved contained the following passage:</text:p>
        <text:p text:style-name="P4"><text:bookmark text:name="named_entity_recognition_index_term1"/></text:p>
        <table:table table:name="Table79" table:style-name="Table79">
          <table:table-column table:style-name="Table79.A"/>
          <table:table-column table:style-name="Table79.B"/>
          <table:table-column table:style-name="Table79.C"/>
          <table:table-row>
            <table:table-cell office:value-type="string">
              <text:p text:style-name="P33">(5)</text:p>
            </table:table-cell>
            <table:table-cell office:value-type="string">
              <text:p text:style-name="P32"/>
            </table:table-cell>
            <table:table-cell office:value-type="string">
              <text:p text:style-name="Table_20_Contents">The Washington Monument is the most prominent structure in Washington, D.C. and one of the city's early attractions. It was built in honor of George Washington, who led the country to independence and then became its first President.</text:p>
            </table:table-cell>
          </table:table-row>
        </table:table>
        <text:p text:style-name="P10"><text:span text:style-name="T2">Analysis of the question leads us to expect that an answer should be of the form </text:span><text:span text:style-name="T5">X was the first President of the US</text:span><text:span text:style-name="T2">, where </text:span><text:span text:style-name="Citation"><text:span text:style-name="T2">X</text:span></text:span><text:span text:style-name="T2"> is not only a noun phrase, but also refers to a named entity of type </text:span><text:span text:style-name="Teletype"><text:span text:style-name="T2">PER</text:span></text:span><text:span text:style-name="T2">. This should allow us to ignore the first sentence in the passage. While it contains two occurrences of </text:span><text:span text:style-name="T5">Washington</text:span><text:span text:style-name="T2">, named entity recognition should tell us that neither of them has the correct type.</text:span></text:p>
        <text:p text:style-name="P10"><text:bookmark text:name="named_entity_recognition_index_term2"/><text:span text:style-name="T2">How do we go about identifying named entities? One option would be to look up each word in an appropriate list of names. For example, in the case of locations, we could use a </text:span><text:bookmark text:name="gazetteer_index_term"/><text:span text:style-name="T4">gazetteer</text:span><text:span text:style-name="T2">, or geographical dictionary, such as the Alexandria Gazetteer or the Getty Gazetteer. However, doing this blindly runs into problems, as shown in </text:span><text:a xlink:type="simple" xlink:href="http://nltk.org/book/ch07.html#fig-locations">7.12</text:a><text:span text:style-name="T2">.</text:span></text:p>
        <text:section text:style-name="Sect1" text:name="fig-locations">
          <text:p text:style-name="P11"><draw:frame draw:style-name="fr1" draw:name="graphics53" text:anchor-type="as-char" svg:width="10.541cm" svg:height="5.588cm" draw:z-index="30"><draw:image xlink:href="http://nltk.org/images/locations.png" xlink:type="simple" xlink:show="embed" xlink:actuate="onLoad"/><svg:title>../images/locations.png</svg:title></draw:frame></text:p>
          <text:p text:style-name="P20"><text:soft-page-break/><text:span text:style-name="T49">Figure 7.12</text:span>: Location Detection by Simple Lookup for a News Story: Looking up every word in a gazetteer is error-prone; case distinctions may help, but these are not always present.</text:p>
        </text:section>
        <text:p text:style-name="P7">Observe that the gazetteer has good coverage of locations in many countries, and incorrectly finds locations like Sanchez in the Dominican Republic and On in Vietnam. Of course we could omit such locations from the gazetteer, but then we won't be able to identify them when they do appear in a document.</text:p>
        <text:p text:style-name="P5">It gets even harder in the case of names for people or organizations. Any list of such names will probably have poor coverage. New organizations come into existence every day, so if we are trying to deal with contemporary newswire or blog entries, it is unlikely that we will be able to recognize many of the entities using gazetteer lookup.</text:p>
        <text:p text:style-name="P5">Another major source of difficulty is caused by the fact that many named entity terms are ambiguous. Thus <text:span text:style-name="T48">May</text:span> and <text:span text:style-name="T48">North</text:span> are likely to be parts of named entities for DATE and LOCATION, respectively, but could both be part of a PERSON; conversely <text:span text:style-name="T48">Christian Dior</text:span> looks like a PERSON but is more likely to be of type ORGANIZATION. A term like <text:span text:style-name="T48">Yankee</text:span> will be ordinary modifier in some contexts, but will be marked as an entity of type ORGANIZATION in the phrase <text:span text:style-name="T48">Yankee infielders</text:span>.</text:p>
        <text:p text:style-name="P5">Further challenges are posed by multi-word names like <text:span text:style-name="T48">Stanford University</text:span>, and by names that contain other names such as <text:span text:style-name="T48">Cecil H. Green Library</text:span> and <text:span text:style-name="T48">Escondido Village Conference Service Center</text:span>. In named entity recognition, therefore, we need to be able to identify the beginning and end of multi-token sequences.</text:p>
        <text:p text:style-name="P10"><text:span text:style-name="T2">Named entity recognition is a task that is well-suited to the type of classifier-based approach that we saw for noun phrase chunking. In particular, we can build a tagger that labels each word in a sentence using the IOB format, where chunks are labeled by their appropriate type. Here is part of the CONLL 2002 (</text:span><text:span text:style-name="Teletype"><text:span text:style-name="T2">conll2002</text:span></text:span><text:span text:style-name="T2">) Dutch training data:</text:span></text:p>
        <text:p text:style-name="P46">Eddy N B-PER</text:p>
        <text:p text:style-name="P46">Bonte N I-PER</text:p>
        <text:p text:style-name="P46">is V O</text:p>
        <text:p text:style-name="P46">woordvoerder N O</text:p>
        <text:p text:style-name="P46">van Prep O</text:p>
        <text:p text:style-name="P46">diezelfde Pron O</text:p>
        <text:p text:style-name="P46">Hogeschool N B-ORG</text:p>
        <text:p text:style-name="P50">. Punc O</text:p>
        <text:p text:style-name="P10"><text:span text:style-name="T2">In this representation, there is one token per line, each with its part-of-speech tag and its named entity tag. Based on this training corpus, we can construct a tagger that can be used to label new sentences; and use the </text:span><text:span text:style-name="Teletype"><text:span text:style-name="T2">nltk.chunk.conlltags2tree()</text:span></text:span><text:span text:style-name="T2"> function to convert the tag sequences into a chunk tree.</text:span></text:p>
        <text:p text:style-name="P10"><text:soft-page-break/><text:span text:style-name="T2">NLTK provides a classifier that has already been trained to recognize named entities, accessed with the function </text:span><text:span text:style-name="Teletype"><text:span text:style-name="T2">nltk.ne_chunk()</text:span></text:span><text:span text:style-name="T2">. If we set the parameter </text:span><text:span text:style-name="Teletype"><text:span text:style-name="T2">binary=True</text:span></text:span><text:span text:style-name="T2"> </text:span><text:bookmark text:name="ref-binary-ne"/><text:span text:style-name="T2"><draw:a xlink:type="simple" xlink:href="http://nltk.org/book/ch07.html#binary-ne"><draw:frame draw:style-name="fr1" draw:name="graphics54" text:anchor-type="as-char" svg:width="0.318cm" svg:height="0.318cm" draw:z-index="31"><draw:image xlink:href="http://nltk.org/book/callouts/callout1.gif" xlink:type="simple" xlink:show="embed" xlink:actuate="onLoad"/><svg:title>[1]</svg:title></draw:frame></draw:a></text:span><text:span text:style-name="T2">, then named entities are just tagged as </text:span><text:span text:style-name="Teletype"><text:span text:style-name="T2">NE</text:span></text:span><text:span text:style-name="T2">; otherwise, the classifier adds category labels such as PERSON, ORGANIZATION, and GPE.</text:span></text:p>
        <table:table table:name="Table80" table:style-name="Table80">
          <table:table-column table:style-name="Table80.A"/>
          <table:table-row>
            <table:table-cell table:style-name="Table80.A1" office:value-type="string">
              <table:table table:name="Table81" table:style-name="Table81">
                <table:table-column table:style-name="Table81.A"/>
                <table:table-column table:style-name="Table81.B"/>
                <table:table-row>
                  <table:table-cell table:style-name="Table81.A1" office:value-type="string">
                    <text:p text:style-name="P37"> </text:p>
                  </table:table-cell>
                  <table:table-cell table:style-name="Table81.B1" office:value-type="string">
                    <text:p text:style-name="P47"><text:span text:style-name="T50">&gt;&gt;&gt; </text:span>sent = nltk.corpus.treebank.tagged_sents()[22]</text:p>
                    <text:p text:style-name="P54"><text:span text:style-name="T50">&gt;&gt;&gt; </text:span><text:span text:style-name="T51">print</text:span> nltk.ne_chunk(sent, binary=True) <text:bookmark text:name="binary-ne"/><draw:a xlink:type="simple" xlink:href="http://nltk.org/book/ch07.html#ref-binary-ne"><draw:frame draw:style-name="fr1" draw:name="graphics55" text:anchor-type="as-char" svg:width="0.318cm" svg:height="0.318cm" draw:z-index="43"><draw:image xlink:href="http://nltk.org/book/callouts/callout1.gif" xlink:type="simple" xlink:show="embed" xlink:actuate="onLoad"/></draw:frame></draw:a></text:p>
                    <text:p text:style-name="P53">(S</text:p>
                    <text:p text:style-name="P52"><text:s text:c="2"/><text:span text:style-name="T49">The/DT</text:span></text:p>
                    <text:p text:style-name="P52"><text:s text:c="2"/><text:span text:style-name="T49">(NE U.S./NNP)</text:span></text:p>
                    <text:p text:style-name="P52"><text:s text:c="2"/><text:span text:style-name="T49">is/VBZ</text:span></text:p>
                    <text:p text:style-name="P52"><text:s text:c="2"/><text:span text:style-name="T49">one/CD</text:span></text:p>
                    <text:p text:style-name="P52"><text:s text:c="2"/><text:span text:style-name="T49">...</text:span></text:p>
                    <text:p text:style-name="P52"><text:s text:c="2"/><text:span text:style-name="T49">according/VBG</text:span></text:p>
                    <text:p text:style-name="P52"><text:s text:c="2"/><text:span text:style-name="T49">to/TO</text:span></text:p>
                    <text:p text:style-name="P52"><text:s text:c="2"/><text:span text:style-name="T49">(NE Brooke/NNP T./NNP Mossman/NNP)</text:span></text:p>
                    <text:p text:style-name="P52"><text:s text:c="2"/><text:span text:style-name="T49">...)</text:span></text:p>
                  </table:table-cell>
                </table:table-row>
              </table:table>
              <text:p text:style-name="P32"/>
            </table:table-cell>
          </table:table-row>
        </table:table>
        <table:table table:name="Table82" table:style-name="Table82">
          <table:table-column table:style-name="Table82.A"/>
          <table:table-row>
            <table:table-cell table:style-name="Table82.A1" office:value-type="string">
              <table:table table:name="Table83" table:style-name="Table83">
                <table:table-column table:style-name="Table83.A"/>
                <table:table-column table:style-name="Table83.B"/>
                <table:table-row>
                  <table:table-cell table:style-name="Table83.A1" office:value-type="string">
                    <text:p text:style-name="P37"> </text:p>
                  </table:table-cell>
                  <table:table-cell table:style-name="Table83.B1" office:value-type="string">
                    <text:p text:style-name="P47"><text:span text:style-name="T50">&gt;&gt;&gt; </text:span><text:span text:style-name="T51">print</text:span> nltk.ne_chunk(sent) </text:p>
                    <text:p text:style-name="P53">(S</text:p>
                    <text:p text:style-name="P52"><text:s text:c="2"/><text:span text:style-name="T49">The/DT</text:span></text:p>
                    <text:p text:style-name="P52"><text:s text:c="2"/><text:span text:style-name="T49">(GPE U.S./NNP)</text:span></text:p>
                    <text:p text:style-name="P52"><text:s text:c="2"/><text:span text:style-name="T49">is/VBZ</text:span></text:p>
                    <text:p text:style-name="P52"><text:s text:c="2"/><text:span text:style-name="T49">one/CD</text:span></text:p>
                    <text:p text:style-name="P52"><text:s text:c="2"/><text:span text:style-name="T49">...</text:span></text:p>
                    <text:p text:style-name="P52"><text:s text:c="2"/><text:span text:style-name="T49">according/VBG</text:span></text:p>
                    <text:p text:style-name="P52"><text:s text:c="2"/><text:span text:style-name="T49">to/TO</text:span></text:p>
                    <text:p text:style-name="P52"><text:s text:c="2"/><text:span text:style-name="T49">(PERSON Brooke/NNP T./NNP Mossman/NNP)</text:span></text:p>
                    <text:p text:style-name="P52"><text:s text:c="2"/><text:span text:style-name="T49">...)</text:span></text:p>
                  </table:table-cell>
                </table:table-row>
              </table:table>
              <text:p text:style-name="P32"/>
            </table:table-cell>
          </table:table-row>
        </table:table>
      </text:section>
      <text:section text:style-name="Sect1" text:name="relation-extraction">
        <text:h text:style-name="P45" text:outline-level="2"><text:bookmark text:name="sec-relextract"/>7.6   Relation Extraction</text:h>
        <text:p text:style-name="P13"><text:span text:style-name="T21">Once named entities have been identified in a text, we then want to extract the relations that exist between them. As indicated earlier, we will typically be looking for relations between specified types of named entity. One way of approaching this task is to initially look for all triples of the form (</text:span><text:span text:style-name="Emphasis"><text:span text:style-name="T21">X</text:span></text:span><text:span text:style-name="T21">, α, </text:span><text:span text:style-name="Emphasis"><text:span text:style-name="T21">Y</text:span></text:span><text:span text:style-name="T21">), where </text:span><text:span text:style-name="Emphasis"><text:span text:style-name="T21">X</text:span></text:span><text:span text:style-name="T21"> and </text:span><text:span text:style-name="Emphasis"><text:span text:style-name="T21">Y</text:span></text:span><text:span text:style-name="T21"> are named entities of the required types, and α is the string of words that intervenes between </text:span><text:span text:style-name="Emphasis"><text:span text:style-name="T21">X</text:span></text:span><text:span text:style-name="T21"> and </text:span><text:span text:style-name="Emphasis"><text:span text:style-name="T21">Y</text:span></text:span><text:span text:style-name="T21">. We can then use regular expressions to pull out just those instances of α that express the relation that we are looking for. The following example searches for strings that contain the word </text:span><text:span text:style-name="T23">in</text:span><text:span text:style-name="T21">. The special regular expression </text:span><text:span text:style-name="Teletype"><text:span text:style-name="T21">(?!\b.+ing\b)</text:span></text:span><text:span text:style-name="T21"> is a negative lookahead assertion that allows us to disregard strings such as </text:span><text:span text:style-name="T23">success in supervising the transition of</text:span><text:span text:style-name="T21">, where </text:span><text:span text:style-name="T23">in</text:span><text:span text:style-name="T21"> is followed by a gerund.</text:span></text:p>
        <table:table table:name="Table84" table:style-name="Table84">
          <table:table-column table:style-name="Table84.A"/>
          <table:table-row>
            <table:table-cell table:style-name="Table84.A1" office:value-type="string">
              <table:table table:name="Table85" table:style-name="Table85">
                <table:table-column table:style-name="Table85.A"/>
                <table:table-column table:style-name="Table85.B"/>
                <table:table-row>
                  <table:table-cell table:style-name="Table85.A1" office:value-type="string">
                    <text:p text:style-name="P38"> </text:p>
                  </table:table-cell>
                  <table:table-cell table:style-name="Table85.B1" office:value-type="string">
                    <text:p text:style-name="P48"><text:span text:style-name="T50">&gt;&gt;&gt; </text:span>IN = re.compile(r<text:span text:style-name="T53">'.*\bin\b(?!\b.+ing)'</text:span>)</text:p>
                    <text:p text:style-name="P48"><text:span text:style-name="T50">&gt;&gt;&gt; </text:span><text:span text:style-name="T51">for</text:span> doc <text:span text:style-name="T51">in</text:span> nltk.corpus.ieer.parsed_docs(<text:span text:style-name="T53">'NYT_19980315'</text:span>):</text:p>
                    <text:p text:style-name="P48"><text:span text:style-name="T57">... </text:span><text:s text:c="4"/><text:span text:style-name="T51">for</text:span> rel <text:span text:style-name="T51">in</text:span> nltk.sem.extract_rels(<text:span text:style-name="T53">'ORG'</text:span>, <text:span text:style-name="T53">'LOC'</text:span>, doc,</text:p>
                    <text:p text:style-name="P48"><text:span text:style-name="T57">... </text:span><text:s text:c="37"/>corpus=<text:span text:style-name="T53">'ieer'</text:span>, pattern = IN):</text:p>
                    <text:p text:style-name="P48"><text:span text:style-name="T57">... </text:span><text:s text:c="8"/><text:span text:style-name="T51">print</text:span> nltk.sem.show_raw_rtuple(rel)</text:p>
                    <text:p text:style-name="P49">[ORG: 'WHYY'] 'in' [LOC: 'Philadelphia']</text:p>
                    <text:p text:style-name="P49">[ORG: 'McGlashan &amp;AMP; Sarrail'] 'firm in' [LOC: 'San Mateo']</text:p>
                    <text:p text:style-name="P49">[ORG: 'Freedom Forum'] 'in' [LOC: 'Arlington']</text:p>
                    <text:p text:style-name="P49">[ORG: 'Brookings Institution'] ', the research group in' [LOC: 'Washington']</text:p>
                    <text:p text:style-name="P49">[ORG: 'Idealab'] ', a self-described business incubator based in' [LOC: 'Los Angeles']</text:p>
                    <text:p text:style-name="P49">[ORG: 'Open Text'] ', based in' [LOC: 'Waterloo']</text:p>
                    <text:p text:style-name="P49">[ORG: 'WGBH'] 'in' [LOC: 'Boston']</text:p>
                    <text:p text:style-name="P49">[ORG: 'Bastille Opera'] 'in' [LOC: 'Paris']</text:p>
                    <text:p text:style-name="P49">[ORG: 'Omnicom'] 'in' [LOC: 'New York']</text:p>
                    <text:p text:style-name="P49">[ORG: 'DDB Needham'] 'in' [LOC: 'New York']</text:p>
                    <text:p text:style-name="P49">[ORG: 'Kaplan Thaler Group'] 'in' [LOC: 'New York']</text:p>
                    <text:p text:style-name="P49">[ORG: 'BBDO South'] 'in' [LOC: 'Atlanta']</text:p>
                    <text:p text:style-name="P49">[ORG: 'Georgia-Pacific'] 'in' [LOC: 'Atlanta']</text:p>
                  </table:table-cell>
                </table:table-row>
              </table:table>
              <text:p text:style-name="P36"/>
            </table:table-cell>
          </table:table-row>
        </table:table>
        <text:p text:style-name="P13"><text:soft-page-break/><text:span text:style-name="T21">Searching for the keyword </text:span><text:span text:style-name="T23">in</text:span><text:span text:style-name="T21"> works reasonably well, though it will also retrieve false positives such as </text:span><text:span text:style-name="Teletype"><text:span text:style-name="T21">[ORG: House Transportation Committee] , secured the most money </text:span></text:span><text:span text:style-name="Teletype"><text:span text:style-name="T41">in</text:span></text:span><text:span text:style-name="Teletype"><text:span text:style-name="T21"> the [LOC: New York]</text:span></text:span><text:span text:style-name="T21">; there is unlikely to be simple string-based method of excluding filler strings such as this.</text:span></text:p>
        <text:p text:style-name="P13"><text:span text:style-name="T21">As shown above, the </text:span><text:span text:style-name="Teletype"><text:span text:style-name="T21">conll2002</text:span></text:span><text:span text:style-name="T21"> Dutch corpus contains not just named entity annotation but also part-of-speech tags. This allows us to devise patterns that are sensitive to these tags, as shown in the next example. The method </text:span><text:span text:style-name="Teletype"><text:span text:style-name="T21">show_clause()</text:span></text:span><text:span text:style-name="T21"> prints out the relations in a clausal form, where the binary relation symbol is specified as the value of parameter </text:span><text:span text:style-name="Teletype"><text:span text:style-name="T21">relsym</text:span></text:span><text:span text:style-name="T21"> </text:span><text:bookmark text:name="ref-relsym"/><text:span text:style-name="T21"><draw:a xlink:type="simple" xlink:href="http://nltk.org/book/ch07.html#relsym"><draw:frame draw:style-name="fr1" draw:name="graphics56" text:anchor-type="as-char" svg:width="0.318cm" svg:height="0.318cm" draw:z-index="55"><draw:image xlink:href="http://nltk.org/book/callouts/callout1.gif" xlink:type="simple" xlink:show="embed" xlink:actuate="onLoad"/></draw:frame></draw:a></text:span><text:span text:style-name="T21">.</text:span></text:p>
        <table:table table:name="Table86" table:style-name="Table86">
          <table:table-column table:style-name="Table86.A"/>
          <table:table-row>
            <table:table-cell table:style-name="Table86.A1" office:value-type="string">
              <table:table table:name="Table87" table:style-name="Table87">
                <table:table-column table:style-name="Table87.A"/>
                <table:table-column table:style-name="Table87.B"/>
                <table:table-row>
                  <table:table-cell table:style-name="Table87.A1" office:value-type="string">
                    <text:p text:style-name="P38"> </text:p>
                  </table:table-cell>
                  <table:table-cell table:style-name="Table87.B1" office:value-type="string">
                    <text:p text:style-name="P48"><text:span text:style-name="T50">&gt;&gt;&gt; </text:span><text:span text:style-name="T51">from</text:span> nltk.corpus <text:span text:style-name="T51">import</text:span> conll2002</text:p>
                    <text:p text:style-name="P48"><text:span text:style-name="T50">&gt;&gt;&gt; </text:span>vnv = <text:span text:style-name="T53">"""</text:span></text:p>
                    <text:p text:style-name="P48"><text:span text:style-name="T57">... </text:span><text:span text:style-name="T53">(</text:span></text:p>
                    <text:p text:style-name="P48"><text:span text:style-name="T57">... </text:span><text:span text:style-name="T53">is/V| <text:s text:c="3"/># 3rd sing present and</text:span></text:p>
                    <text:p text:style-name="P48"><text:span text:style-name="T57">... </text:span><text:span text:style-name="T53">was/V| <text:s text:c="2"/># past forms of the verb zijn ('be')</text:span></text:p>
                    <text:p text:style-name="P48"><text:span text:style-name="T57">... </text:span><text:span text:style-name="T53">werd/V| <text:s/># and also present</text:span></text:p>
                    <text:p text:style-name="P48"><text:span text:style-name="T57">... </text:span><text:span text:style-name="T53">wordt/V <text:s/># past of worden ('become)</text:span></text:p>
                    <text:p text:style-name="P48"><text:span text:style-name="T57">... </text:span><text:span text:style-name="T53">)</text:span></text:p>
                    <text:p text:style-name="P48"><text:span text:style-name="T57">... </text:span><text:span text:style-name="T53">.* <text:s text:c="6"/># followed by anything</text:span></text:p>
                    <text:p text:style-name="P48"><text:span text:style-name="T57">... </text:span><text:span text:style-name="T53">van/Prep # followed by van ('of')</text:span></text:p>
                    <text:p text:style-name="P48"><text:span text:style-name="T57">... </text:span><text:span text:style-name="T53">"""</text:span></text:p>
                    <text:p text:style-name="P48"><text:span text:style-name="T50">&gt;&gt;&gt; </text:span>VAN = re.compile(vnv, re.VERBOSE)</text:p>
                    <text:p text:style-name="P48"><text:span text:style-name="T50">&gt;&gt;&gt; </text:span><text:span text:style-name="T51">for</text:span> doc <text:span text:style-name="T51">in</text:span> conll2002.chunked_sents(<text:span text:style-name="T53">'ned.train'</text:span>):</text:p>
                    <text:p text:style-name="P48"><text:span text:style-name="T57">... </text:span><text:s text:c="4"/><text:span text:style-name="T51">for</text:span> r <text:span text:style-name="T51">in</text:span> nltk.sem.extract_rels(<text:span text:style-name="T53">'PER'</text:span>, <text:span text:style-name="T53">'ORG'</text:span>, doc,</text:p>
                    <text:p text:style-name="P48"><text:span text:style-name="T57">... </text:span><text:s text:c="35"/>corpus=<text:span text:style-name="T53">'conll2002'</text:span>, pattern=VAN):</text:p>
                    <text:p text:style-name="P48"><text:span text:style-name="T57">... </text:span><text:s text:c="8"/><text:span text:style-name="T51">print</text:span> <text:s/>nltk.sem.show_clause(r, relsym=<text:span text:style-name="T53">"VAN"</text:span>) <text:bookmark text:name="relsym"/><draw:a xlink:type="simple" xlink:href="http://nltk.org/book/ch07.html#ref-relsym"><draw:frame draw:style-name="fr1" draw:name="graphics57" text:anchor-type="as-char" svg:width="0.318cm" svg:height="0.318cm" draw:z-index="56"><draw:image xlink:href="http://nltk.org/book/callouts/callout1.gif" xlink:type="simple" xlink:show="embed" xlink:actuate="onLoad"/></draw:frame></draw:a></text:p>
                    <text:p text:style-name="P49">VAN("cornet_d'elzius", 'buitenlandse_handel')</text:p>
                    <text:p text:style-name="P49">VAN('johan_rottiers', 'kardinaal_van_roey_instituut')</text:p>
                    <text:p text:style-name="P49">VAN('annie_lennox', 'eurythmics')</text:p>
                  </table:table-cell>
                </table:table-row>
              </table:table>
              <text:p text:style-name="P36"/>
            </table:table-cell>
          </table:table-row>
        </table:table>
        <text:p text:style-name="P14">Note</text:p>
        <text:p text:style-name="P15"><text:span text:style-name="Strong_20_Emphasis"><text:span text:style-name="T22">Your Turn:</text:span></text:span><text:span text:style-name="T22"> Replace the last line </text:span><text:span text:style-name="T22"><draw:a xlink:type="simple" xlink:href="http://nltk.org/book/ch07.html#relsym"><draw:frame draw:style-name="fr1" draw:name="graphics58" text:anchor-type="as-char" svg:width="0.318cm" svg:height="0.318cm" draw:z-index="57"><draw:image xlink:href="http://nltk.org/book/callouts/callout1.gif" xlink:type="simple" xlink:show="embed" xlink:actuate="onLoad"/></draw:frame></draw:a></text:span><text:span text:style-name="T22">, by </text:span><text:span text:style-name="Teletype"><text:span text:style-name="T42">print</text:span></text:span><text:span text:style-name="Teletype"><text:span text:style-name="T22"> show_raw_rtuple(rel, lcon=True, rcon=True)</text:span></text:span><text:span text:style-name="T22">. This will show you the actual words that intervene between the two NEs and also their left and right context, within a default 10-word window. With the help of a Dutch dictionary, you might be able to figure out why the result </text:span><text:span text:style-name="Teletype"><text:span text:style-name="T22">VAN(</text:span></text:span><text:span text:style-name="Teletype"><text:span text:style-name="T30">'annie_lennox'</text:span></text:span><text:span text:style-name="Teletype"><text:span text:style-name="T22">,</text:span></text:span><text:span text:style-name="Teletype"><text:span text:style-name="T30">'eurythmics'</text:span></text:span><text:span text:style-name="Teletype"><text:span text:style-name="T22">)</text:span></text:span><text:span text:style-name="T22"> is a false hi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mic Sans MS" svg:font-family="'Comic Sans MS'"/>
    <style:font-face style:name="Mangal1" svg:font-family="Mangal"/>
    <style:font-face style:name="OpenSymbol" svg:font-family="OpenSymbol"/>
    <style:font-face style:name="verdana" svg:font-family="verdana,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1T12:14:10.31</meta:creation-date>
    <dc:date>2012-10-21T13:31:30.99</dc:date>
    <meta:editing-duration>PT16M7S</meta:editing-duration>
    <meta:editing-cycles>2</meta:editing-cycles>
    <meta:generator>OpenOffice.org/3.4.1$Win32 OpenOffice.org_project/341m1$Build-9593</meta:generator>
    <meta:document-statistic meta:table-count="87" meta:image-count="58" meta:object-count="0" meta:page-count="22" meta:paragraph-count="690" meta:word-count="7113" meta:character-count="46908"/>
  </office:meta>
</office:document-meta>
</file>